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5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09"/>
    <style:style style:name="ce3" style:family="table-cell" style:parent-style-name="Default" style:data-style-name="N1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t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Grado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PR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Com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ctor M. Pucciarelli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0.112058737005581" calcext:value-type="float">
            <text:p>0,112059</text:p>
          </table:table-cell>
          <table:table-cell office:value-type="float" office:value="0.00721002119039184" calcext:value-type="float">
            <text:p>0,007210</text:p>
          </table:table-cell>
          <table:table-cell table:formula="of:=VLOOKUP([.J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se E. Dipierri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0.0467183720858963" calcext:value-type="float">
            <text:p>0,046718</text:p>
          </table:table-cell>
          <table:table-cell office:value-type="float" office:value="0.00915243028915874" calcext:value-type="float">
            <text:p>0,009152</text:p>
          </table:table-cell>
          <table:table-cell table:formula="of:=VLOOKUP([.J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lia E. Oyhenart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0.0158780130775151" calcext:value-type="float">
            <text:p>0,015878</text:p>
          </table:table-cell>
          <table:table-cell office:value-type="float" office:value="0.00787317013320081" calcext:value-type="float">
            <text:p>0,007873</text:p>
          </table:table-cell>
          <table:table-cell table:formula="of:=VLOOKUP([.J4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ma L. Alfaro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0.0396397430604511" calcext:value-type="float">
            <text:p>0,039640</text:p>
          </table:table-cell>
          <table:table-cell office:value-type="float" office:value="0.00803500609879173" calcext:value-type="float">
            <text:p>0,008035</text:p>
          </table:table-cell>
          <table:table-cell table:formula="of:=VLOOKUP([.J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nia E. Colantonio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0.0257845996541873" calcext:value-type="float">
            <text:p>0,025785</text:p>
          </table:table-cell>
          <table:table-cell office:value-type="float" office:value="0.006050762693503" calcext:value-type="float">
            <text:p>0,006051</text:p>
          </table:table-cell>
          <table:table-cell table:formula="of:=VLOOKUP([.J6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cisco R. Carnese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0.0613161747153502" calcext:value-type="float">
            <text:p>0,061316</text:p>
          </table:table-cell>
          <table:table-cell office:value-type="float" office:value="0.00921337926715299" calcext:value-type="float">
            <text:p>0,009213</text:p>
          </table:table-cell>
          <table:table-cell table:formula="of:=VLOOKUP([.J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a F. Cesani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.0223041278865704" calcext:value-type="float">
            <text:p>0,022304</text:p>
          </table:table-cell>
          <table:table-cell office:value-type="float" office:value="0.00701265226393908" calcext:value-type="float">
            <text:p>0,007013</text:p>
          </table:table-cell>
          <table:table-cell table:formula="of:=VLOOKUP([.J8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cardo A. Guichon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0.0342027810042732" calcext:value-type="float">
            <text:p>0,034203</text:p>
          </table:table-cell>
          <table:table-cell office:value-type="float" office:value="0.00819211777912274" calcext:value-type="float">
            <text:p>0,008192</text:p>
          </table:table-cell>
          <table:table-cell table:formula="of:=VLOOKUP([.J9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ia Fernanda Torres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0164628599647083" calcext:value-type="float">
            <text:p>0,016463</text:p>
          </table:table-cell>
          <table:table-cell office:value-type="float" office:value="0.0058175370608362" calcext:value-type="float">
            <text:p>0,005818</text:p>
          </table:table-cell>
          <table:table-cell table:formula="of:=VLOOKUP([.J10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ia A. Luis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00884599896601561" calcext:value-type="float">
            <text:p>0,008846</text:p>
          </table:table-cell>
          <table:table-cell office:value-type="float" office:value="0.00610667419227617" calcext:value-type="float">
            <text:p>0,006107</text:p>
          </table:table-cell>
          <table:table-cell table:formula="of:=VLOOKUP([.J11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ina L. Sardi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0191335349348965" calcext:value-type="float">
            <text:p>0,019134</text:p>
          </table:table-cell>
          <table:table-cell office:value-type="float" office:value="0.00420794639909208" calcext:value-type="float">
            <text:p>0,004208</text:p>
          </table:table-cell>
          <table:table-cell table:formula="of:=VLOOKUP([.J1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rio A. Demarchi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.0166612847157379" calcext:value-type="float">
            <text:p>0,016661</text:p>
          </table:table-cell>
          <table:table-cell office:value-type="float" office:value="0.00498256530079154" calcext:value-type="float">
            <text:p>0,004983</text:p>
          </table:table-cell>
          <table:table-cell table:formula="of:=VLOOKUP([.J13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emi Acreche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.0000515039142974866" calcext:value-type="float">
            <text:p>0,000052</text:p>
          </table:table-cell>
          <table:table-cell office:value-type="float" office:value="0.00360696871817947" calcext:value-type="float">
            <text:p>0,003607</text:p>
          </table:table-cell>
          <table:table-cell table:formula="of:=VLOOKUP([.J14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istina B. Dejean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0.0209851307310044" calcext:value-type="float">
            <text:p>0,020985</text:p>
          </table:table-cell>
          <table:table-cell office:value-type="float" office:value="0.00739501404748856" calcext:value-type="float">
            <text:p>0,007395</text:p>
          </table:table-cell>
          <table:table-cell table:formula="of:=VLOOKUP([.J1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gnacio F. Bejarano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0.00625200874907595" calcext:value-type="float">
            <text:p>0,006252</text:p>
          </table:table-cell>
          <table:table-cell office:value-type="float" office:value="0.0055681223111749" calcext:value-type="float">
            <text:p>0,005568</text:p>
          </table:table-cell>
          <table:table-cell table:formula="of:=VLOOKUP([.J16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bian A. Quintero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.00151528356235047" calcext:value-type="float">
            <text:p>0,001515</text:p>
          </table:table-cell>
          <table:table-cell office:value-type="float" office:value="0.00543971444852099" calcext:value-type="float">
            <text:p>0,005440</text:p>
          </table:table-cell>
          <table:table-cell table:formula="of:=VLOOKUP([.J17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licia B. Orden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00840038918561383" calcext:value-type="float">
            <text:p>0,008400</text:p>
          </table:table-cell>
          <table:table-cell office:value-type="float" office:value="0.0045614622476149" calcext:value-type="float">
            <text:p>0,004561</text:p>
          </table:table-cell>
          <table:table-cell table:formula="of:=VLOOKUP([.J18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ia V. Albez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.0000515039142974866" calcext:value-type="float">
            <text:p>0,000052</text:p>
          </table:table-cell>
          <table:table-cell office:value-type="float" office:value="0.00360696871817947" calcext:value-type="float">
            <text:p>0,003607</text:p>
          </table:table-cell>
          <table:table-cell table:formula="of:=VLOOKUP([.J19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elia Lomaglio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0.0140016437978235" calcext:value-type="float">
            <text:p>0,014002</text:p>
          </table:table-cell>
          <table:table-cell office:value-type="float" office:value="0.00478613344790593" calcext:value-type="float">
            <text:p>0,004786</text:p>
          </table:table-cell>
          <table:table-cell table:formula="of:=VLOOKUP([.J20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aleria Berna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0358807299841714" calcext:value-type="float">
            <text:p>0,035881</text:p>
          </table:table-cell>
          <table:table-cell office:value-type="float" office:value="0.0052414359125192" calcext:value-type="float">
            <text:p>0,005241</text:p>
          </table:table-cell>
          <table:table-cell table:formula="of:=VLOOKUP([.J2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ose A. Cocilov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70041757693381" calcext:value-type="float">
            <text:p>0,007004</text:p>
          </table:table-cell>
          <table:table-cell office:value-type="float" office:value="0.00283136117321823" calcext:value-type="float">
            <text:p>0,002831</text:p>
          </table:table-cell>
          <table:table-cell table:formula="of:=VLOOKUP([.J22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lando Gonzalez Jos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0459330506164566" calcext:value-type="float">
            <text:p>0,045933</text:p>
          </table:table-cell>
          <table:table-cell office:value-type="float" office:value="0.00469791164189421" calcext:value-type="float">
            <text:p>0,004698</text:p>
          </table:table-cell>
          <table:table-cell table:formula="of:=VLOOKUP([.J23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onica Sans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0561603566098481" calcext:value-type="float">
            <text:p>0,056160</text:p>
          </table:table-cell>
          <table:table-cell office:value-type="float" office:value="0.00400361086530987" calcext:value-type="float">
            <text:p>0,004004</text:p>
          </table:table-cell>
          <table:table-cell table:formula="of:=VLOOKUP([.J24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andro Luna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0899260315036462" calcext:value-type="float">
            <text:p>0,008993</text:p>
          </table:table-cell>
          <table:table-cell office:value-type="float" office:value="0.00386870828307642" calcext:value-type="float">
            <text:p>0,003869</text:p>
          </table:table-cell>
          <table:table-cell table:formula="of:=VLOOKUP([.J25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orge A. Suby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0313572717255003" calcext:value-type="float">
            <text:p>0,031357</text:p>
          </table:table-cell>
          <table:table-cell office:value-type="float" office:value="0.00347854237030696" calcext:value-type="float">
            <text:p>0,003479</text:p>
          </table:table-cell>
          <table:table-cell table:formula="of:=VLOOKUP([.J2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ia A. Bordac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0000295765052401408" calcext:value-type="float">
            <text:p>0,000030</text:p>
          </table:table-cell>
          <table:table-cell office:value-type="float" office:value="0.0030341881566179" calcext:value-type="float">
            <text:p>0,003034</text:p>
          </table:table-cell>
          <table:table-cell table:formula="of:=VLOOKUP([.J27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rgio Avena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0133144013582862" calcext:value-type="float">
            <text:p>0,013314</text:p>
          </table:table-cell>
          <table:table-cell office:value-type="float" office:value="0.00528422094524244" calcext:value-type="float">
            <text:p>0,005284</text:p>
          </table:table-cell>
          <table:table-cell table:formula="of:=VLOOKUP([.J2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ula N. Gonzalez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00279981151487347" calcext:value-type="float">
            <text:p>0,002800</text:p>
          </table:table-cell>
          <table:table-cell office:value-type="float" office:value="0.0038247688204256" calcext:value-type="float">
            <text:p>0,003825</text:p>
          </table:table-cell>
          <table:table-cell table:formula="of:=VLOOKUP([.J29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tin H. Fugass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0123435480133219" calcext:value-type="float">
            <text:p>0,012344</text:p>
          </table:table-cell>
          <table:table-cell office:value-type="float" office:value="0.00332821755811536" calcext:value-type="float">
            <text:p>0,003328</text:p>
          </table:table-cell>
          <table:table-cell table:formula="of:=VLOOKUP([.J30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via L. Dahinten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0571503293896267" calcext:value-type="float">
            <text:p>0,057150</text:p>
          </table:table-cell>
          <table:table-cell office:value-type="float" office:value="0.00410191275126297" calcext:value-type="float">
            <text:p>0,004102</text:p>
          </table:table-cell>
          <table:table-cell table:formula="of:=VLOOKUP([.J31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aciela Bailliet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020177923063724" calcext:value-type="float">
            <text:p>0,020178</text:p>
          </table:table-cell>
          <table:table-cell office:value-type="float" office:value="0.00329804324450913" calcext:value-type="float">
            <text:p>0,003298</text:p>
          </table:table-cell>
          <table:table-cell table:formula="of:=VLOOKUP([.J3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riano C. Del Papa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5239655923353" calcext:value-type="float">
            <text:p>0,015240</text:p>
          </table:table-cell>
          <table:table-cell office:value-type="float" office:value="0.00314403201320537" calcext:value-type="float">
            <text:p>0,003144</text:p>
          </table:table-cell>
          <table:table-cell table:formula="of:=VLOOKUP([.J33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mela Garcia Laborde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0.0130021288508244" calcext:value-type="float">
            <text:p>0,013002</text:p>
          </table:table-cell>
          <table:table-cell office:value-type="float" office:value="0.00494770669750384" calcext:value-type="float">
            <text:p>0,004948</text:p>
          </table:table-cell>
          <table:table-cell table:formula="of:=VLOOKUP([.J34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ria Dolores Marrodan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00205124710460778" calcext:value-type="float">
            <text:p>0,002051</text:p>
          </table:table-cell>
          <table:table-cell office:value-type="float" office:value="0.00356622813684866" calcext:value-type="float">
            <text:p>0,003566</text:p>
          </table:table-cell>
          <table:table-cell table:formula="of:=VLOOKUP([.J3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Alicia S. Goicoechea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00205625887536581" calcext:value-type="float">
            <text:p>0,002056</text:p>
          </table:table-cell>
          <table:table-cell office:value-type="float" office:value="0.00414623649210025" calcext:value-type="float">
            <text:p>0,004146</text:p>
          </table:table-cell>
          <table:table-cell table:formula="of:=VLOOKUP([.J3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audia Aranda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0143354878733316" calcext:value-type="float">
            <text:p>0,014335</text:p>
          </table:table-cell>
          <table:table-cell office:value-type="float" office:value="0.00373452340607444" calcext:value-type="float">
            <text:p>0,003735</text:p>
          </table:table-cell>
          <table:table-cell table:formula="of:=VLOOKUP([.J37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riana Fabra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0176944906978133" calcext:value-type="float">
            <text:p>0,017694</text:p>
          </table:table-cell>
          <table:table-cell office:value-type="float" office:value="0.00398245099370867" calcext:value-type="float">
            <text:p>0,003982</text:p>
          </table:table-cell>
          <table:table-cell table:formula="of:=VLOOKUP([.J38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ustavo Barriento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181688535804863" calcext:value-type="float">
            <text:p>0,018169</text:p>
          </table:table-cell>
          <table:table-cell office:value-type="float" office:value="0.00270454160919424" calcext:value-type="float">
            <text:p>0,002705</text:p>
          </table:table-cell>
          <table:table-cell table:formula="of:=VLOOKUP([.J39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rcos Plischuk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.0101085958669411" calcext:value-type="float">
            <text:p>0,010109</text:p>
          </table:table-cell>
          <table:table-cell office:value-type="float" office:value="0.00394291181628428" calcext:value-type="float">
            <text:p>0,003943</text:p>
          </table:table-cell>
          <table:table-cell table:formula="of:=VLOOKUP([.J40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ia C. Barboz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00203975898207868" calcext:value-type="float">
            <text:p>0,000002</text:p>
          </table:table-cell>
          <table:table-cell office:value-type="float" office:value="0.00212973153454395" calcext:value-type="float">
            <text:p>0,002130</text:p>
          </table:table-cell>
          <table:table-cell table:formula="of:=VLOOKUP([.J41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svaldo J. Mendonc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3538073754357" calcext:value-type="float">
            <text:p>0,002035</text:p>
          </table:table-cell>
          <table:table-cell table:formula="of:=VLOOKUP([.J42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nuel Domingo D'Angelo del Campo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00912835049977823" calcext:value-type="float">
            <text:p>0,009128</text:p>
          </table:table-cell>
          <table:table-cell office:value-type="float" office:value="0.00464309499698231" calcext:value-type="float">
            <text:p>0,004643</text:p>
          </table:table-cell>
          <table:table-cell table:formula="of:=VLOOKUP([.J4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ria Eugenia Luna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00122065926052917" calcext:value-type="float">
            <text:p>0,001221</text:p>
          </table:table-cell>
          <table:table-cell office:value-type="float" office:value="0.00370704218243539" calcext:value-type="float">
            <text:p>0,003707</text:p>
          </table:table-cell>
          <table:table-cell table:formula="of:=VLOOKUP([.J44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iela Garraza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.000399692522384492" calcext:value-type="float">
            <text:p>0,000400</text:p>
          </table:table-cell>
          <table:table-cell office:value-type="float" office:value="0.00292174758384744" calcext:value-type="float">
            <text:p>0,002922</text:p>
          </table:table-cell>
          <table:table-cell table:formula="of:=VLOOKUP([.J45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ctor H. Varel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00380955103962429" calcext:value-type="float">
            <text:p>0,003810</text:p>
          </table:table-cell>
          <table:table-cell office:value-type="float" office:value="0.00223845063716548" calcext:value-type="float">
            <text:p>0,002238</text:p>
          </table:table-cell>
          <table:table-cell table:formula="of:=VLOOKUP([.J4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arbara Desantol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184794071222265" calcext:value-type="float">
            <text:p>0,018479</text:p>
          </table:table-cell>
          <table:table-cell office:value-type="float" office:value="0.00313880406050862" calcext:value-type="float">
            <text:p>0,003139</text:p>
          </table:table-cell>
          <table:table-cell table:formula="of:=VLOOKUP([.J47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elina Garci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0179214060431328" calcext:value-type="float">
            <text:p>0,017921</text:p>
          </table:table-cell>
          <table:table-cell office:value-type="float" office:value="0.002516497075315" calcext:value-type="float">
            <text:p>0,002516</text:p>
          </table:table-cell>
          <table:table-cell table:formula="of:=VLOOKUP([.J48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rio A. Arrie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0000724114438637931" calcext:value-type="float">
            <text:p>0,000072</text:p>
          </table:table-cell>
          <table:table-cell office:value-type="float" office:value="0.00209949066783706" calcext:value-type="float">
            <text:p>0,002099</text:p>
          </table:table-cell>
          <table:table-cell table:formula="of:=VLOOKUP([.J49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berto J. Marcellin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0249973209434237" calcext:value-type="float">
            <text:p>0,002500</text:p>
          </table:table-cell>
          <table:table-cell office:value-type="float" office:value="0.00157628162642647" calcext:value-type="float">
            <text:p>0,001576</text:p>
          </table:table-cell>
          <table:table-cell table:formula="of:=VLOOKUP([.J50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laudio M. Bravi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405369306177493" calcext:value-type="float">
            <text:p>0,040537</text:p>
          </table:table-cell>
          <table:table-cell office:value-type="float" office:value="0.00331179192568149" calcext:value-type="float">
            <text:p>0,003312</text:p>
          </table:table-cell>
          <table:table-cell table:formula="of:=VLOOKUP([.J51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raciela E. Cabrera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00223827963349853" calcext:value-type="float">
            <text:p>0,002238</text:p>
          </table:table-cell>
          <table:table-cell office:value-type="float" office:value="0.0029598970613973" calcext:value-type="float">
            <text:p>0,002960</text:p>
          </table:table-cell>
          <table:table-cell table:formula="of:=VLOOKUP([.J5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uis M. Forte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000706853615656241" calcext:value-type="float">
            <text:p>0,000707</text:p>
          </table:table-cell>
          <table:table-cell office:value-type="float" office:value="0.00337493577742907" calcext:value-type="float">
            <text:p>0,003375</text:p>
          </table:table-cell>
          <table:table-cell table:formula="of:=VLOOKUP([.J53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dro C. Hidalgo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015768152835061" calcext:value-type="float">
            <text:p>0,015768</text:p>
          </table:table-cell>
          <table:table-cell office:value-type="float" office:value="0.00368718799569903" calcext:value-type="float">
            <text:p>0,003687</text:p>
          </table:table-cell>
          <table:table-cell table:formula="of:=VLOOKUP([.J54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uis M. Guimarey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0183404757407636" calcext:value-type="float">
            <text:p>0,001834</text:p>
          </table:table-cell>
          <table:table-cell office:value-type="float" office:value="0.00155407562283965" calcext:value-type="float">
            <text:p>0,001554</text:p>
          </table:table-cell>
          <table:table-cell table:formula="of:=VLOOKUP([.J55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rien Begueli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61435531284444" calcext:value-type="float">
            <text:p>0,006144</text:p>
          </table:table-cell>
          <table:table-cell office:value-type="float" office:value="0.00198435202650568" calcext:value-type="float">
            <text:p>0,001984</text:p>
          </table:table-cell>
          <table:table-cell table:formula="of:=VLOOKUP([.J56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Jimena Barbeito Andre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0590271311603146" calcext:value-type="float">
            <text:p>0,005903</text:p>
          </table:table-cell>
          <table:table-cell office:value-type="float" office:value="0.00247333530386399" calcext:value-type="float">
            <text:p>0,002473</text:p>
          </table:table-cell>
          <table:table-cell table:formula="of:=VLOOKUP([.J57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lvira I. Baff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00610296897412708" calcext:value-type="float">
            <text:p>0,006103</text:p>
          </table:table-cell>
          <table:table-cell office:value-type="float" office:value="0.00142619462252745" calcext:value-type="float">
            <text:p>0,001426</text:p>
          </table:table-cell>
          <table:table-cell table:formula="of:=VLOOKUP([.J5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. Ivan Perez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0950017745903144" calcext:value-type="float">
            <text:p>0,009500</text:p>
          </table:table-cell>
          <table:table-cell office:value-type="float" office:value="0.00207970467069128" calcext:value-type="float">
            <text:p>0,002080</text:p>
          </table:table-cell>
          <table:table-cell table:formula="of:=VLOOKUP([.J59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isel Padul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000469144565878096" calcext:value-type="float">
            <text:p>0,000047</text:p>
          </table:table-cell>
          <table:table-cell office:value-type="float" office:value="0.0030368214810732" calcext:value-type="float">
            <text:p>0,003037</text:p>
          </table:table-cell>
          <table:table-cell table:formula="of:=VLOOKUP([.J60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ocio Garcia Mancuso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00160019092144072" calcext:value-type="float">
            <text:p>0,001600</text:p>
          </table:table-cell>
          <table:table-cell office:value-type="float" office:value="0.00267300483818029" calcext:value-type="float">
            <text:p>0,002673</text:p>
          </table:table-cell>
          <table:table-cell table:formula="of:=VLOOKUP([.J61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laudio F. Kuff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000407951796415736" calcext:value-type="float">
            <text:p>0,000004</text:p>
          </table:table-cell>
          <table:table-cell office:value-type="float" office:value="0.00143692888495425" calcext:value-type="float">
            <text:p>0,001437</text:p>
          </table:table-cell>
          <table:table-cell table:formula="of:=VLOOKUP([.J62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raciela Caruso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0000101987949103934" calcext:value-type="float">
            <text:p>0,000001</text:p>
          </table:table-cell>
          <table:table-cell office:value-type="float" office:value="0.00167556665931756" calcext:value-type="float">
            <text:p>0,001676</text:p>
          </table:table-cell>
          <table:table-cell table:formula="of:=VLOOKUP([.J63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Virginia Ramallo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14573435690567" calcext:value-type="float">
            <text:p>0,021457</text:p>
          </table:table-cell>
          <table:table-cell office:value-type="float" office:value="0.00344677743570139" calcext:value-type="float">
            <text:p>0,003447</text:p>
          </table:table-cell>
          <table:table-cell table:formula="of:=VLOOKUP([.J64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Jose A. Alba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.00254664752925645" calcext:value-type="float">
            <text:p>0,002547</text:p>
          </table:table-cell>
          <table:table-cell office:value-type="float" office:value="0.0024438932497202" calcext:value-type="float">
            <text:p>0,002444</text:p>
          </table:table-cell>
          <table:table-cell table:formula="of:=VLOOKUP([.J6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onzalo Figueir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000303210172685996" calcext:value-type="float">
            <text:p>0,000303</text:p>
          </table:table-cell>
          <table:table-cell office:value-type="float" office:value="0.00319784563566583" calcext:value-type="float">
            <text:p>0,003198</text:p>
          </table:table-cell>
          <table:table-cell table:formula="of:=VLOOKUP([.J66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raciela T. Navon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000116560936384171" calcext:value-type="float">
            <text:p>0,000117</text:p>
          </table:table-cell>
          <table:table-cell office:value-type="float" office:value="0.00168292179910357" calcext:value-type="float">
            <text:p>0,001683</text:p>
          </table:table-cell>
          <table:table-cell table:formula="of:=VLOOKUP([.J67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arbara Navazo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0000838327220220653" calcext:value-type="float">
            <text:p>0,000084</text:p>
          </table:table-cell>
          <table:table-cell office:value-type="float" office:value="0.0021611146745023" calcext:value-type="float">
            <text:p>0,002161</text:p>
          </table:table-cell>
          <table:table-cell table:formula="of:=VLOOKUP([.J68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arolina Paschetta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00199441022364856" calcext:value-type="float">
            <text:p>0,001994</text:p>
          </table:table-cell>
          <table:table-cell office:value-type="float" office:value="0.00167103633122585" calcext:value-type="float">
            <text:p>0,001671</text:p>
          </table:table-cell>
          <table:table-cell table:formula="of:=VLOOKUP([.J69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ria C. Mun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0010140080692294" calcext:value-type="float">
            <text:p>0,001014</text:p>
          </table:table-cell>
          <table:table-cell office:value-type="float" office:value="0.00181490478391173" calcext:value-type="float">
            <text:p>0,001815</text:p>
          </table:table-cell>
          <table:table-cell table:formula="of:=VLOOKUP([.J70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isol Anzelm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000477205310144882" calcext:value-type="float">
            <text:p>0,000477</text:p>
          </table:table-cell>
          <table:table-cell office:value-type="float" office:value="0.00196998150961697" calcext:value-type="float">
            <text:p>0,001970</text:p>
          </table:table-cell>
          <table:table-cell table:formula="of:=VLOOKUP([.J7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ustavo Flensbor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0197347569454386" calcext:value-type="float">
            <text:p>0,001973</text:p>
          </table:table-cell>
          <table:table-cell office:value-type="float" office:value="0.00170592636934762" calcext:value-type="float">
            <text:p>0,001706</text:p>
          </table:table-cell>
          <table:table-cell table:formula="of:=VLOOKUP([.J72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alia Seoa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00101987949103934" calcext:value-type="float">
            <text:p>0,000010</text:p>
          </table:table-cell>
          <table:table-cell office:value-type="float" office:value="0.00252905513931657" calcext:value-type="float">
            <text:p>0,002529</text:p>
          </table:table-cell>
          <table:table-cell table:formula="of:=VLOOKUP([.J73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Vicente Fust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000407951796415736" calcext:value-type="float">
            <text:p>0,000004</text:p>
          </table:table-cell>
          <table:table-cell office:value-type="float" office:value="0.0014096065147539" calcext:value-type="float">
            <text:p>0,001410</text:p>
          </table:table-cell>
          <table:table-cell table:formula="of:=VLOOKUP([.J74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lorencia Gordon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0106026678674014" calcext:value-type="float">
            <text:p>0,010603</text:p>
          </table:table-cell>
          <table:table-cell office:value-type="float" office:value="0.00254698427413757" calcext:value-type="float">
            <text:p>0,002547</text:p>
          </table:table-cell>
          <table:table-cell table:formula="of:=VLOOKUP([.J75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mando Gonzalez Martin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.00104925659224666" calcext:value-type="float">
            <text:p>0,001049</text:p>
          </table:table-cell>
          <table:table-cell office:value-type="float" office:value="0.00240149709117159" calcext:value-type="float">
            <text:p>0,002401</text:p>
          </table:table-cell>
          <table:table-cell table:formula="of:=VLOOKUP([.J7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eronica Selde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117083680381055" calcext:value-type="float">
            <text:p>0,011708</text:p>
          </table:table-cell>
          <table:table-cell office:value-type="float" office:value="0.002077299674337" calcext:value-type="float">
            <text:p>0,002077</text:p>
          </table:table-cell>
          <table:table-cell table:formula="of:=VLOOKUP([.J77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ula Novellino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144695473519523" calcext:value-type="float">
            <text:p>0,014470</text:p>
          </table:table-cell>
          <table:table-cell office:value-type="float" office:value="0.0013824719950681" calcext:value-type="float">
            <text:p>0,001382</text:p>
          </table:table-cell>
          <table:table-cell table:formula="of:=VLOOKUP([.J78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ola V. Ponc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00476385710264475" calcext:value-type="float">
            <text:p>0,004764</text:p>
          </table:table-cell>
          <table:table-cell office:value-type="float" office:value="0.00143852306719987" calcext:value-type="float">
            <text:p>0,001439</text:p>
          </table:table-cell>
          <table:table-cell table:formula="of:=VLOOKUP([.J79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svaldo Mendoc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0152981923655901" calcext:value-type="float">
            <text:p>0,000015</text:p>
          </table:table-cell>
          <table:table-cell office:value-type="float" office:value="0.00126495670094796" calcext:value-type="float">
            <text:p>0,001265</text:p>
          </table:table-cell>
          <table:table-cell table:formula="of:=VLOOKUP([.J80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tilio Nasti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131658423823" calcext:value-type="float">
            <text:p>0,001101</text:p>
          </table:table-cell>
          <table:table-cell table:formula="of:=VLOOKUP([.J81];[$'com-autores'.F$2:$'com-autores'.G$114];2)"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uan A. Veron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00102984420882804" calcext:value-type="float">
            <text:p>0,001030</text:p>
          </table:table-cell>
          <table:table-cell office:value-type="float" office:value="0.00176175237327677" calcext:value-type="float">
            <text:p>0,001762</text:p>
          </table:table-cell>
          <table:table-cell table:formula="of:=VLOOKUP([.J8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ria S. Mesa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00553512329073759" calcext:value-type="float">
            <text:p>0,000554</text:p>
          </table:table-cell>
          <table:table-cell office:value-type="float" office:value="0.00190633072163515" calcext:value-type="float">
            <text:p>0,001906</text:p>
          </table:table-cell>
          <table:table-cell table:formula="of:=VLOOKUP([.J8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omina Casali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00209371719374706" calcext:value-type="float">
            <text:p>0,002094</text:p>
          </table:table-cell>
          <table:table-cell office:value-type="float" office:value="0.00238517675418484" calcext:value-type="float">
            <text:p>0,002385</text:p>
          </table:table-cell>
          <table:table-cell table:formula="of:=VLOOKUP([.J84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ria I. Gambo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0000497319402909567" calcext:value-type="float">
            <text:p>0,000050</text:p>
          </table:table-cell>
          <table:table-cell office:value-type="float" office:value="0.0014978409365528" calcext:value-type="float">
            <text:p>0,001498</text:p>
          </table:table-cell>
          <table:table-cell table:formula="of:=VLOOKUP([.J85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ria L. Paroli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00423721333184691" calcext:value-type="float">
            <text:p>0,000424</text:p>
          </table:table-cell>
          <table:table-cell office:value-type="float" office:value="0.00178435690115021" calcext:value-type="float">
            <text:p>0,001784</text:p>
          </table:table-cell>
          <table:table-cell table:formula="of:=VLOOKUP([.J8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ahi Ruderma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00790916545301007" calcext:value-type="float">
            <text:p>0,007909</text:p>
          </table:table-cell>
          <table:table-cell office:value-type="float" office:value="0.00202632941194926" calcext:value-type="float">
            <text:p>0,002026</text:p>
          </table:table-cell>
          <table:table-cell table:formula="of:=VLOOKUP([.J87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Jean M. Dugouj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00041186133446472" calcext:value-type="float">
            <text:p>0,000041</text:p>
          </table:table-cell>
          <table:table-cell office:value-type="float" office:value="0.00191543572315483" calcext:value-type="float">
            <text:p>0,001915</text:p>
          </table:table-cell>
          <table:table-cell table:formula="of:=VLOOKUP([.J8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olana Garcia Guraieb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0469288333860937" calcext:value-type="float">
            <text:p>0,004693</text:p>
          </table:table-cell>
          <table:table-cell office:value-type="float" office:value="0.00194940338380911" calcext:value-type="float">
            <text:p>0,001949</text:p>
          </table:table-cell>
          <table:table-cell table:formula="of:=VLOOKUP([.J89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aria C. Fucini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000251520478803739" calcext:value-type="float">
            <text:p>0,000252</text:p>
          </table:table-cell>
          <table:table-cell office:value-type="float" office:value="0.00128676339288594" calcext:value-type="float">
            <text:p>0,001287</text:p>
          </table:table-cell>
          <table:table-cell table:formula="of:=VLOOKUP([.J90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gio I. Perez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00535551934473396" calcext:value-type="float">
            <text:p>0,000536</text:p>
          </table:table-cell>
          <table:table-cell office:value-type="float" office:value="0.00221150351091449" calcext:value-type="float">
            <text:p>0,002212</text:p>
          </table:table-cell>
          <table:table-cell table:formula="of:=VLOOKUP([.J9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aria Laura Bergel Sanchi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000188908845269567" calcext:value-type="float">
            <text:p>0,000019</text:p>
          </table:table-cell>
          <table:table-cell office:value-type="float" office:value="0.00139458322195797" calcext:value-type="float">
            <text:p>0,001395</text:p>
          </table:table-cell>
          <table:table-cell table:formula="of:=VLOOKUP([.J92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onica L. Martinez Marignac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0582092262990453" calcext:value-type="float">
            <text:p>0,005821</text:p>
          </table:table-cell>
          <table:table-cell office:value-type="float" office:value="0.00121743656951782" calcext:value-type="float">
            <text:p>0,001217</text:p>
          </table:table-cell>
          <table:table-cell table:formula="of:=VLOOKUP([.J9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mile Crogni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00273182006528394" calcext:value-type="float">
            <text:p>0,000027</text:p>
          </table:table-cell>
          <table:table-cell office:value-type="float" office:value="0.00160946658245686" calcext:value-type="float">
            <text:p>0,001609</text:p>
          </table:table-cell>
          <table:table-cell table:formula="of:=VLOOKUP([.J9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stor O. Bianch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651976177873524" calcext:value-type="float">
            <text:p>0,006520</text:p>
          </table:table-cell>
          <table:table-cell office:value-type="float" office:value="0.00107911441406071" calcext:value-type="float">
            <text:p>0,001079</text:p>
          </table:table-cell>
          <table:table-cell table:formula="of:=VLOOKUP([.J9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icia Liliana Caratin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580858998718002" calcext:value-type="float">
            <text:p>0,000581</text:p>
          </table:table-cell>
          <table:table-cell office:value-type="float" office:value="0.00120618124774694" calcext:value-type="float">
            <text:p>0,001206</text:p>
          </table:table-cell>
          <table:table-cell table:formula="of:=VLOOKUP([.J9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urdes Marquez Morfi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520138540430063" calcext:value-type="float">
            <text:p>0,000052</text:p>
          </table:table-cell>
          <table:table-cell office:value-type="float" office:value="0.00247002787086766" calcext:value-type="float">
            <text:p>0,002470</text:p>
          </table:table-cell>
          <table:table-cell table:formula="of:=VLOOKUP([.J97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nessa Vazquez Sanchez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183578308387081" calcext:value-type="float">
            <text:p>0,000018</text:p>
          </table:table-cell>
          <table:table-cell office:value-type="float" office:value="0.00215758561050442" calcext:value-type="float">
            <text:p>0,002158</text:p>
          </table:table-cell>
          <table:table-cell table:formula="of:=VLOOKUP([.J98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rmando Rangel River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0183578308387081" calcext:value-type="float">
            <text:p>0,000018</text:p>
          </table:table-cell>
          <table:table-cell office:value-type="float" office:value="0.00215758561050442" calcext:value-type="float">
            <text:p>0,002158</text:p>
          </table:table-cell>
          <table:table-cell table:formula="of:=VLOOKUP([.J99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ugusto Tesso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950017745903144" calcext:value-type="float">
            <text:p>0,009500</text:p>
          </table:table-cell>
          <table:table-cell office:value-type="float" office:value="0.00236494115580557" calcext:value-type="float">
            <text:p>0,002365</text:p>
          </table:table-cell>
          <table:table-cell table:formula="of:=VLOOKUP([.J100];[$'com-autores'.F$2:$'com-autores'.G$114];2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niel Cora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520138540430063" calcext:value-type="float">
            <text:p>0,000052</text:p>
          </table:table-cell>
          <table:table-cell office:value-type="float" office:value="0.00246937286237094" calcext:value-type="float">
            <text:p>0,002469</text:p>
          </table:table-cell>
          <table:table-cell table:formula="of:=VLOOKUP([.J101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laudia Valeggi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00152981923655901" calcext:value-type="float">
            <text:p>0,000015</text:p>
          </table:table-cell>
          <table:table-cell office:value-type="float" office:value="0.00185740338466154" calcext:value-type="float">
            <text:p>0,001857</text:p>
          </table:table-cell>
          <table:table-cell table:formula="of:=VLOOKUP([.J102];[$'com-autores'.F$2:$'com-autores'.G$114];2)" office:value-type="float" office:value="22" calcext:value-type="float">
            <text:p>22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ector B. Lahit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00476385710264475" calcext:value-type="float">
            <text:p>0,004764</text:p>
          </table:table-cell>
          <table:table-cell office:value-type="float" office:value="0.00116820148458457" calcext:value-type="float">
            <text:p>0,001168</text:p>
          </table:table-cell>
          <table:table-cell table:formula="of:=VLOOKUP([.J103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laudia R. Valegg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0917891541935405" calcext:value-type="float">
            <text:p>0,000009</text:p>
          </table:table-cell>
          <table:table-cell office:value-type="float" office:value="0.00183831150624134" calcext:value-type="float">
            <text:p>0,001838</text:p>
          </table:table-cell>
          <table:table-cell table:formula="of:=VLOOKUP([.J104];[$'com-autores'.F$2:$'com-autores'.G$114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drigo No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245012089331565" calcext:value-type="float">
            <text:p>0,000245</text:p>
          </table:table-cell>
          <table:table-cell office:value-type="float" office:value="0.00118523701411195" calcext:value-type="float">
            <text:p>0,001185</text:p>
          </table:table-cell>
          <table:table-cell table:formula="of:=VLOOKUP([.J105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lara Scabuzz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0122385538924721" calcext:value-type="float">
            <text:p>0,000012</text:p>
          </table:table-cell>
          <table:table-cell office:value-type="float" office:value="0.00206638781784905" calcext:value-type="float">
            <text:p>0,002066</text:p>
          </table:table-cell>
          <table:table-cell table:formula="of:=VLOOKUP([.J106];[$'com-autores'.F$2:$'com-autores'.G$114];2)" office:value-type="float" office:value="29" calcext:value-type="float">
            <text:p>29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ugo Varel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160948077725723" calcext:value-type="float">
            <text:p>0,001609</text:p>
          </table:table-cell>
          <table:table-cell office:value-type="float" office:value="0.000894268308758909" calcext:value-type="float">
            <text:p>0,000894</text:p>
          </table:table-cell>
          <table:table-cell table:formula="of:=VLOOKUP([.J10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blo Sebastian Giannott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152981923655901" calcext:value-type="float">
            <text:p>0,000002</text:p>
          </table:table-cell>
          <table:table-cell office:value-type="float" office:value="0.00168035932440472" calcext:value-type="float">
            <text:p>0,001680</text:p>
          </table:table-cell>
          <table:table-cell table:formula="of:=VLOOKUP([.J108];[$'com-autores'.F$2:$'com-autores'.G$114];2)" office:value-type="float" office:value="38" calcext:value-type="float">
            <text:p>38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umila Paula Menende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34596018031885" calcext:value-type="float">
            <text:p>0,013460</text:p>
          </table:table-cell>
          <table:table-cell office:value-type="float" office:value="0.000722237703029492" calcext:value-type="float">
            <text:p>0,000722</text:p>
          </table:table-cell>
          <table:table-cell table:formula="of:=VLOOKUP([.J109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talia Brachetta Apor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1869756765031" calcext:value-type="float">
            <text:p>0,000832</text:p>
          </table:table-cell>
          <table:table-cell table:formula="of:=VLOOKUP([.J110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ocio Celeste Gambar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8174963844797" calcext:value-type="float">
            <text:p>0,001382</text:p>
          </table:table-cell>
          <table:table-cell table:formula="of:=VLOOKUP([.J111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icente Dressi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2720247836309" calcext:value-type="float">
            <text:p>0,000273</text:p>
          </table:table-cell>
          <table:table-cell table:formula="of:=VLOOKUP([.J11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ancisco Rothhammer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00997747957779836" calcext:value-type="float">
            <text:p>0,000998</text:p>
          </table:table-cell>
          <table:table-cell office:value-type="float" office:value="0.00155143972746163" calcext:value-type="float">
            <text:p>0,001551</text:p>
          </table:table-cell>
          <table:table-cell table:formula="of:=VLOOKUP([.J113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ria L. Sicre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.000326589417656622" calcext:value-type="float">
            <text:p>0,000327</text:p>
          </table:table-cell>
          <table:table-cell office:value-type="float" office:value="0.00173982706313038" calcext:value-type="float">
            <text:p>0,001740</text:p>
          </table:table-cell>
          <table:table-cell table:formula="of:=VLOOKUP([.J114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Josefina M. B. Motti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.0278720722680751" calcext:value-type="float">
            <text:p>0,027872</text:p>
          </table:table-cell>
          <table:table-cell office:value-type="float" office:value="0.00195816093685124" calcext:value-type="float">
            <text:p>0,001958</text:p>
          </table:table-cell>
          <table:table-cell table:formula="of:=VLOOKUP([.J115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ilina Martucci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000684027006881304" calcext:value-type="float">
            <text:p>0,000684</text:p>
          </table:table-cell>
          <table:table-cell office:value-type="float" office:value="0.00224464275523367" calcext:value-type="float">
            <text:p>0,002245</text:p>
          </table:table-cell>
          <table:table-cell table:formula="of:=VLOOKUP([.J11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mila Tamburrini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00557701329941126" calcext:value-type="float">
            <text:p>0,005577</text:p>
          </table:table-cell>
          <table:table-cell office:value-type="float" office:value="0.00182108958654952" calcext:value-type="float">
            <text:p>0,001821</text:p>
          </table:table-cell>
          <table:table-cell table:formula="of:=VLOOKUP([.J117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Jose Luis Lanata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0043493634760794" calcext:value-type="float">
            <text:p>0,004349</text:p>
          </table:table-cell>
          <table:table-cell office:value-type="float" office:value="0.00173825482117524" calcext:value-type="float">
            <text:p>0,001738</text:p>
          </table:table-cell>
          <table:table-cell table:formula="of:=VLOOKUP([.J118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ara Flores Gutierrez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0790916545301007" calcext:value-type="float">
            <text:p>0,007909</text:p>
          </table:table-cell>
          <table:table-cell office:value-type="float" office:value="0.00209622455625285" calcext:value-type="float">
            <text:p>0,002096</text:p>
          </table:table-cell>
          <table:table-cell table:formula="of:=VLOOKUP([.J119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uis Castr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0000709629193692734" calcext:value-type="float">
            <text:p>0,000007</text:p>
          </table:table-cell>
          <table:table-cell office:value-type="float" office:value="0.00112268625744275" calcext:value-type="float">
            <text:p>0,001123</text:p>
          </table:table-cell>
          <table:table-cell table:formula="of:=VLOOKUP([.J120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ria L. Zont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0000534086299477478" calcext:value-type="float">
            <text:p>0,000005</text:p>
          </table:table-cell>
          <table:table-cell office:value-type="float" office:value="0.00127948370934949" calcext:value-type="float">
            <text:p>0,001279</text:p>
          </table:table-cell>
          <table:table-cell table:formula="of:=VLOOKUP([.J121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lizabeth Ackerman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00029372529341933" calcext:value-type="float">
            <text:p>0,000029</text:p>
          </table:table-cell>
          <table:table-cell office:value-type="float" office:value="0.00212386438501329" calcext:value-type="float">
            <text:p>0,002124</text:p>
          </table:table-cell>
          <table:table-cell table:formula="of:=VLOOKUP([.J122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tricia Mut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000029372529341933" calcext:value-type="float">
            <text:p>0,000029</text:p>
          </table:table-cell>
          <table:table-cell office:value-type="float" office:value="0.00212386438501329" calcext:value-type="float">
            <text:p>0,002124</text:p>
          </table:table-cell>
          <table:table-cell table:formula="of:=VLOOKUP([.J123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uciano O. Valenzuel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6868894385773" calcext:value-type="float">
            <text:p>0,001687</text:p>
          </table:table-cell>
          <table:table-cell table:formula="of:=VLOOKUP([.J124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orge Morale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000790406605555488" calcext:value-type="float">
            <text:p>0,000008</text:p>
          </table:table-cell>
          <table:table-cell office:value-type="float" office:value="0.00124577260622681" calcext:value-type="float">
            <text:p>0,001246</text:p>
          </table:table-cell>
          <table:table-cell table:formula="of:=VLOOKUP([.J12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ic Crubez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472714144096734" calcext:value-type="float">
            <text:p>0,004727</text:p>
          </table:table-cell>
          <table:table-cell office:value-type="float" office:value="0.0017279807458755" calcext:value-type="float">
            <text:p>0,001728</text:p>
          </table:table-cell>
          <table:table-cell table:formula="of:=VLOOKUP([.J12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ean Michel Dugoujo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472714144096734" calcext:value-type="float">
            <text:p>0,004727</text:p>
          </table:table-cell>
          <table:table-cell office:value-type="float" office:value="0.0017279807458755" calcext:value-type="float">
            <text:p>0,001728</text:p>
          </table:table-cell>
          <table:table-cell table:formula="of:=VLOOKUP([.J12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oledad de Azevedo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.00307005558089708" calcext:value-type="float">
            <text:p>0,003070</text:p>
          </table:table-cell>
          <table:table-cell office:value-type="float" office:value="0.00135884137442642" calcext:value-type="float">
            <text:p>0,001359</text:p>
          </table:table-cell>
          <table:table-cell table:formula="of:=VLOOKUP([.J128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ertrand Lude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00616745634841156" calcext:value-type="float">
            <text:p>0,000617</text:p>
          </table:table-cell>
          <table:table-cell office:value-type="float" office:value="0.001531137824977" calcext:value-type="float">
            <text:p>0,001531</text:p>
          </table:table-cell>
          <table:table-cell table:formula="of:=VLOOKUP([.J129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Jose Luis Pachec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00265516148524761" calcext:value-type="float">
            <text:p>0,000266</text:p>
          </table:table-cell>
          <table:table-cell office:value-type="float" office:value="0.00117606005488716" calcext:value-type="float">
            <text:p>0,001176</text:p>
          </table:table-cell>
          <table:table-cell table:formula="of:=VLOOKUP([.J130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arina Muzzi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0235550161488191" calcext:value-type="float">
            <text:p>0,002356</text:p>
          </table:table-cell>
          <table:table-cell office:value-type="float" office:value="0.00131914967478642" calcext:value-type="float">
            <text:p>0,001319</text:p>
          </table:table-cell>
          <table:table-cell table:formula="of:=VLOOKUP([.J131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mila Sal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0105394239027624" calcext:value-type="float">
            <text:p>0,001054</text:p>
          </table:table-cell>
          <table:table-cell office:value-type="float" office:value="0.00145030500509136" calcext:value-type="float">
            <text:p>0,001450</text:p>
          </table:table-cell>
          <table:table-cell table:formula="of:=VLOOKUP([.J13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ura Smeldy Jurado Medin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0105394239027624" calcext:value-type="float">
            <text:p>0,001054</text:p>
          </table:table-cell>
          <table:table-cell office:value-type="float" office:value="0.00145030500509136" calcext:value-type="float">
            <text:p>0,001450</text:p>
          </table:table-cell>
          <table:table-cell table:formula="of:=VLOOKUP([.J13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aria G. Russ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0868101437726789" calcext:value-type="float">
            <text:p>0,000868</text:p>
          </table:table-cell>
          <table:table-cell office:value-type="float" office:value="0.00140633943043034" calcext:value-type="float">
            <text:p>0,001406</text:p>
          </table:table-cell>
          <table:table-cell table:formula="of:=VLOOKUP([.J13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ebe Campan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633957091630053" calcext:value-type="float">
            <text:p>0,006340</text:p>
          </table:table-cell>
          <table:table-cell office:value-type="float" office:value="0.00151298996371522" calcext:value-type="float">
            <text:p>0,001513</text:p>
          </table:table-cell>
          <table:table-cell table:formula="of:=VLOOKUP([.J13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uis A. Borrer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00100379480225482" calcext:value-type="float">
            <text:p>0,001004</text:p>
          </table:table-cell>
          <table:table-cell office:value-type="float" office:value="0.00144607000069982" calcext:value-type="float">
            <text:p>0,001446</text:p>
          </table:table-cell>
          <table:table-cell table:formula="of:=VLOOKUP([.J13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ristian Marcelo Cresp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688361357969917" calcext:value-type="float">
            <text:p>0,000688</text:p>
          </table:table-cell>
          <table:table-cell office:value-type="float" office:value="0.00122173738365246" calcext:value-type="float">
            <text:p>0,001222</text:p>
          </table:table-cell>
          <table:table-cell table:formula="of:=VLOOKUP([.J13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dauto Arauj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358943087097831" calcext:value-type="float">
            <text:p>0,000359</text:p>
          </table:table-cell>
          <table:table-cell office:value-type="float" office:value="0.00149042360978727" calcext:value-type="float">
            <text:p>0,001490</text:p>
          </table:table-cell>
          <table:table-cell table:formula="of:=VLOOKUP([.J138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ernardo Berton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0000260069270215031" calcext:value-type="float">
            <text:p>0,000026</text:p>
          </table:table-cell>
          <table:table-cell office:value-type="float" office:value="0.00126726300347304" calcext:value-type="float">
            <text:p>0,001267</text:p>
          </table:table-cell>
          <table:table-cell table:formula="of:=VLOOKUP([.J139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Jorge A. Re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00686803847257408" calcext:value-type="float">
            <text:p>0,000069</text:p>
          </table:table-cell>
          <table:table-cell office:value-type="float" office:value="0.00108088307978141" calcext:value-type="float">
            <text:p>0,001081</text:p>
          </table:table-cell>
          <table:table-cell table:formula="of:=VLOOKUP([.J140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alter A. Nev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318202401204274" calcext:value-type="float">
            <text:p>0,003182</text:p>
          </table:table-cell>
          <table:table-cell office:value-type="float" office:value="0.00117473375601039" calcext:value-type="float">
            <text:p>0,001175</text:p>
          </table:table-cell>
          <table:table-cell table:formula="of:=VLOOKUP([.J14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drea Cabrer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5177334556236" calcext:value-type="float">
            <text:p>0,001352</text:p>
          </table:table-cell>
          <table:table-cell table:formula="of:=VLOOKUP([.J142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guel Bartomiol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5177334556236" calcext:value-type="float">
            <text:p>0,001352</text:p>
          </table:table-cell>
          <table:table-cell table:formula="of:=VLOOKUP([.J143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anesa Fernandez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5177334556236" calcext:value-type="float">
            <text:p>0,001352</text:p>
          </table:table-cell>
          <table:table-cell table:formula="of:=VLOOKUP([.J14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orma H. Sardell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654761606226416" calcext:value-type="float">
            <text:p>0,000655</text:p>
          </table:table-cell>
          <table:table-cell office:value-type="float" office:value="0.00132191027010899" calcext:value-type="float">
            <text:p>0,001322</text:p>
          </table:table-cell>
          <table:table-cell table:formula="of:=VLOOKUP([.J145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a Solar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917891541935405" calcext:value-type="float">
            <text:p>0,000009</text:p>
          </table:table-cell>
          <table:table-cell office:value-type="float" office:value="0.00190263314569407" calcext:value-type="float">
            <text:p>0,001903</text:p>
          </table:table-cell>
          <table:table-cell table:formula="of:=VLOOKUP([.J146];[$'com-autores'.F$2:$'com-autores'.G$114];2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ne Marie Pessi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917891541935405" calcext:value-type="float">
            <text:p>0,000009</text:p>
          </table:table-cell>
          <table:table-cell office:value-type="float" office:value="0.00190263314569407" calcext:value-type="float">
            <text:p>0,001903</text:p>
          </table:table-cell>
          <table:table-cell table:formula="of:=VLOOKUP([.J147];[$'com-autores'.F$2:$'com-autores'.G$114];2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irginia A. Cobo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571421286225405" calcext:value-type="float">
            <text:p>0,000571</text:p>
          </table:table-cell>
          <table:table-cell office:value-type="float" office:value="0.00105644812123506" calcext:value-type="float">
            <text:p>0,001056</text:p>
          </table:table-cell>
          <table:table-cell table:formula="of:=VLOOKUP([.J148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tonia Picornel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152981923655901" calcext:value-type="float">
            <text:p>0,000002</text:p>
          </table:table-cell>
          <table:table-cell office:value-type="float" office:value="0.00117848470889199" calcext:value-type="float">
            <text:p>0,001178</text:p>
          </table:table-cell>
          <table:table-cell table:formula="of:=VLOOKUP([.J149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Maria M. Ram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0152981923655901" calcext:value-type="float">
            <text:p>0,000002</text:p>
          </table:table-cell>
          <table:table-cell office:value-type="float" office:value="0.00117848470889199" calcext:value-type="float">
            <text:p>0,001178</text:p>
          </table:table-cell>
          <table:table-cell table:formula="of:=VLOOKUP([.J150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aula Miranda de Zel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790916545301007" calcext:value-type="float">
            <text:p>0,007909</text:p>
          </table:table-cell>
          <table:table-cell office:value-type="float" office:value="0.00146628466123484" calcext:value-type="float">
            <text:p>0,001466</text:p>
          </table:table-cell>
          <table:table-cell table:formula="of:=VLOOKUP([.J151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na L. Lusti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5500795658781" calcext:value-type="float">
            <text:p>0,001055</text:p>
          </table:table-cell>
          <table:table-cell table:formula="of:=VLOOKUP([.J15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Jose L. Ferrett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4682385099683" calcext:value-type="float">
            <text:p>0,001047</text:p>
          </table:table-cell>
          <table:table-cell table:formula="of:=VLOOKUP([.J15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ynthia Daniela Pandian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0983290762415462" calcext:value-type="float">
            <text:p>0,000098</text:p>
          </table:table-cell>
          <table:table-cell office:value-type="float" office:value="0.000957208381655794" calcext:value-type="float">
            <text:p>0,000957</text:p>
          </table:table-cell>
          <table:table-cell table:formula="of:=VLOOKUP([.J154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s Martinez Abadi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591656613331092" calcext:value-type="float">
            <text:p>0,000592</text:p>
          </table:table-cell>
          <table:table-cell office:value-type="float" office:value="0.000847865061023922" calcext:value-type="float">
            <text:p>0,000848</text:p>
          </table:table-cell>
          <table:table-cell table:formula="of:=VLOOKUP([.J155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arta G. Mendez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476385710264475" calcext:value-type="float">
            <text:p>0,004764</text:p>
          </table:table-cell>
          <table:table-cell office:value-type="float" office:value="0.00136464654173459" calcext:value-type="float">
            <text:p>0,001365</text:p>
          </table:table-cell>
          <table:table-cell table:formula="of:=VLOOKUP([.J156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aria M. Rec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476385710264475" calcext:value-type="float">
            <text:p>0,004764</text:p>
          </table:table-cell>
          <table:table-cell office:value-type="float" office:value="0.00111467665280751" calcext:value-type="float">
            <text:p>0,001115</text:p>
          </table:table-cell>
          <table:table-cell table:formula="of:=VLOOKUP([.J157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Juan Manuel Baj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159407164449449" calcext:value-type="float">
            <text:p>0,001594</text:p>
          </table:table-cell>
          <table:table-cell office:value-type="float" office:value="0.00116368576841735" calcext:value-type="float">
            <text:p>0,001164</text:p>
          </table:table-cell>
          <table:table-cell table:formula="of:=VLOOKUP([.J158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ariel Zucch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3124328165343" calcext:value-type="float">
            <text:p>0,000793</text:p>
          </table:table-cell>
          <table:table-cell table:formula="of:=VLOOKUP([.J159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ernando Ramirez Rozz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2283196528792" calcext:value-type="float">
            <text:p>0,000722</text:p>
          </table:table-cell>
          <table:table-cell table:formula="of:=VLOOKUP([.J160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Julieta Gomez Oter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6052870930233" calcext:value-type="float">
            <text:p>0,000686</text:p>
          </table:table-cell>
          <table:table-cell table:formula="of:=VLOOKUP([.J161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usana Salce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5165485366543" calcext:value-type="float">
            <text:p>0,001352</text:p>
          </table:table-cell>
          <table:table-cell table:formula="of:=VLOOKUP([.J162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abriel E. Zuni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367156616774162" calcext:value-type="float">
            <text:p>0,000037</text:p>
          </table:table-cell>
          <table:table-cell office:value-type="float" office:value="0.00166391571300822" calcext:value-type="float">
            <text:p>0,001664</text:p>
          </table:table-cell>
          <table:table-cell table:formula="of:=VLOOKUP([.J163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guel E. Mari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305963847311802" calcext:value-type="float">
            <text:p>0,000003</text:p>
          </table:table-cell>
          <table:table-cell office:value-type="float" office:value="0.00175766593092489" calcext:value-type="float">
            <text:p>0,001758</text:p>
          </table:table-cell>
          <table:table-cell table:formula="of:=VLOOKUP([.J164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van A. Diaz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122385538924721" calcext:value-type="float">
            <text:p>0,000012</text:p>
          </table:table-cell>
          <table:table-cell office:value-type="float" office:value="0.00206638781784905" calcext:value-type="float">
            <text:p>0,002066</text:p>
          </table:table-cell>
          <table:table-cell table:formula="of:=VLOOKUP([.J165];[$'com-autores'.F$2:$'com-autores'.G$114];2)"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elisa Mantel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101987949103934" calcext:value-type="float">
            <text:p>0,000001</text:p>
          </table:table-cell>
          <table:table-cell office:value-type="float" office:value="0.00123710448924261" calcext:value-type="float">
            <text:p>0,001237</text:p>
          </table:table-cell>
          <table:table-cell table:formula="of:=VLOOKUP([.J166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arlos Ascher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318202401204274" calcext:value-type="float">
            <text:p>0,003182</text:p>
          </table:table-cell>
          <table:table-cell office:value-type="float" office:value="0.00126879371181182" calcext:value-type="float">
            <text:p>0,001269</text:p>
          </table:table-cell>
          <table:table-cell table:formula="of:=VLOOKUP([.J167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onzalo Garizoa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159407164449449" calcext:value-type="float">
            <text:p>0,001594</text:p>
          </table:table-cell>
          <table:table-cell office:value-type="float" office:value="0.00124782333757321" calcext:value-type="float">
            <text:p>0,001248</text:p>
          </table:table-cell>
          <table:table-cell table:formula="of:=VLOOKUP([.J168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Victoria C. Ramenzon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3142779790791" calcext:value-type="float">
            <text:p>0,000893</text:p>
          </table:table-cell>
          <table:table-cell table:formula="of:=VLOOKUP([.J169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Fernando V. Ramirez Ross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7988531692631" calcext:value-type="float">
            <text:p>0,000578</text:p>
          </table:table-cell>
          <table:table-cell table:formula="of:=VLOOKUP([.J170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orena Zont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0762863371707" calcext:value-type="float">
            <text:p>0,000491</text:p>
          </table:table-cell>
          <table:table-cell table:formula="of:=VLOOKUP([.J171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Diana Valdes Mass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4062540384742" calcext:value-type="float">
            <text:p>0,001241</text:p>
          </table:table-cell>
          <table:table-cell table:formula="of:=VLOOKUP([.J172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nthea Boyls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795506003010684" calcext:value-type="float">
            <text:p>0,000796</text:p>
          </table:table-cell>
          <table:table-cell office:value-type="float" office:value="0.000959893569597049" calcext:value-type="float">
            <text:p>0,000960</text:p>
          </table:table-cell>
          <table:table-cell table:formula="of:=VLOOKUP([.J173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raia Arabaolo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795506003010684" calcext:value-type="float">
            <text:p>0,000796</text:p>
          </table:table-cell>
          <table:table-cell office:value-type="float" office:value="0.000959893569597049" calcext:value-type="float">
            <text:p>0,000960</text:p>
          </table:table-cell>
          <table:table-cell table:formula="of:=VLOOKUP([.J174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Gabriel A. Bollin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611927694623603" calcext:value-type="float">
            <text:p>0,000006</text:p>
          </table:table-cell>
          <table:table-cell office:value-type="float" office:value="0.000902219680865385" calcext:value-type="float">
            <text:p>0,000902</text:p>
          </table:table-cell>
          <table:table-cell table:formula="of:=VLOOKUP([.J175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irna Isalia Zarate Zunig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611927694623603" calcext:value-type="float">
            <text:p>0,000006</text:p>
          </table:table-cell>
          <table:table-cell office:value-type="float" office:value="0.00189871015541317" calcext:value-type="float">
            <text:p>0,001899</text:p>
          </table:table-cell>
          <table:table-cell table:formula="of:=VLOOKUP([.J176];[$'com-autores'.F$2:$'com-autores'.G$114];2)" office:value-type="float" office:value="36" calcext:value-type="float">
            <text:p>3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Juan P. Atenci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52981923655901" calcext:value-type="float">
            <text:p>0,000002</text:p>
          </table:table-cell>
          <table:table-cell office:value-type="float" office:value="0.000895735792846676" calcext:value-type="float">
            <text:p>0,000896</text:p>
          </table:table-cell>
          <table:table-cell table:formula="of:=VLOOKUP([.J177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aniela Alit Mansegos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52981923655901" calcext:value-type="float">
            <text:p>0,000002</text:p>
          </table:table-cell>
          <table:table-cell office:value-type="float" office:value="0.00168035932440472" calcext:value-type="float">
            <text:p>0,001680</text:p>
          </table:table-cell>
          <table:table-cell table:formula="of:=VLOOKUP([.J178];[$'com-autores'.F$2:$'com-autores'.G$114];2)" office:value-type="float" office:value="38" calcext:value-type="float">
            <text:p>38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ustavo Martin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134658014304587" calcext:value-type="float">
            <text:p>0,000135</text:p>
          </table:table-cell>
          <table:table-cell office:value-type="float" office:value="0.000784639543283613" calcext:value-type="float">
            <text:p>0,000785</text:p>
          </table:table-cell>
          <table:table-cell table:formula="of:=VLOOKUP([.J179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ora E. Celt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01987949103934" calcext:value-type="float">
            <text:p>0,000001</text:p>
          </table:table-cell>
          <table:table-cell office:value-type="float" office:value="0.000802603493600405" calcext:value-type="float">
            <text:p>0,000803</text:p>
          </table:table-cell>
          <table:table-cell table:formula="of:=VLOOKUP([.J180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ria del Carmen Ferreyr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01987949103934" calcext:value-type="float">
            <text:p>0,000001</text:p>
          </table:table-cell>
          <table:table-cell office:value-type="float" office:value="0.000800209264475492" calcext:value-type="float">
            <text:p>0,000800</text:p>
          </table:table-cell>
          <table:table-cell table:formula="of:=VLOOKUP([.J181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Juan M. Baj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61615305938341" calcext:value-type="float">
            <text:p>0,000962</text:p>
          </table:table-cell>
          <table:table-cell table:formula="of:=VLOOKUP([.J182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Viviana Brogl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67287605673285" calcext:value-type="float">
            <text:p>0,000767</text:p>
          </table:table-cell>
          <table:table-cell table:formula="of:=VLOOKUP([.J183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ilvia G. Valda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3424543059526" calcext:value-type="float">
            <text:p>0,000723</text:p>
          </table:table-cell>
          <table:table-cell table:formula="of:=VLOOKUP([.J18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lia F. Ca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2338828311956" calcext:value-type="float">
            <text:p>0,000672</text:p>
          </table:table-cell>
          <table:table-cell table:formula="of:=VLOOKUP([.J185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licia L. Caratin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64945491184" calcext:value-type="float">
            <text:p>0,000642</text:p>
          </table:table-cell>
          <table:table-cell table:formula="of:=VLOOKUP([.J18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quel Hernand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6259957566387" calcext:value-type="float">
            <text:p>0,000536</text:p>
          </table:table-cell>
          <table:table-cell table:formula="of:=VLOOKUP([.J187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Jose L. Lana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5277354172596" calcext:value-type="float">
            <text:p>0,000425</text:p>
          </table:table-cell>
          <table:table-cell table:formula="of:=VLOOKUP([.J188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ank L'Engle William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305963847311802" calcext:value-type="float">
            <text:p>0,000003</text:p>
          </table:table-cell>
          <table:table-cell office:value-type="float" office:value="0.00188821512372053" calcext:value-type="float">
            <text:p>0,001888</text:p>
          </table:table-cell>
          <table:table-cell table:formula="of:=VLOOKUP([.J189];[$'com-autores'.F$2:$'com-autores'.G$114];2)"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eticia I. Cort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305963847311802" calcext:value-type="float">
            <text:p>0,000003</text:p>
          </table:table-cell>
          <table:table-cell office:value-type="float" office:value="0.00188821512372053" calcext:value-type="float">
            <text:p>0,001888</text:p>
          </table:table-cell>
          <table:table-cell table:formula="of:=VLOOKUP([.J190];[$'com-autores'.F$2:$'com-autores'.G$114];2)" office:value-type="float" office:value="49" calcext:value-type="float">
            <text:p>49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usana B. Ocamp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305963847311802" calcext:value-type="float">
            <text:p>0,000003</text:p>
          </table:table-cell>
          <table:table-cell office:value-type="float" office:value="0.00188821512372053" calcext:value-type="float">
            <text:p>0,001888</text:p>
          </table:table-cell>
          <table:table-cell table:formula="of:=VLOOKUP([.J191];[$'com-autores'.F$2:$'com-autores'.G$114];2)" office:value-type="float" office:value="40" calcext:value-type="float">
            <text:p>4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dres Laguen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2225909931187" calcext:value-type="float">
            <text:p>0,000802</text:p>
          </table:table-cell>
          <table:table-cell table:formula="of:=VLOOKUP([.J192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atricia O. Hernandez Espinoz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4069714651845" calcext:value-type="float">
            <text:p>0,000794</text:p>
          </table:table-cell>
          <table:table-cell table:formula="of:=VLOOKUP([.J193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ngrid Boas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1022221220938" calcext:value-type="float">
            <text:p>0,000781</text:p>
          </table:table-cell>
          <table:table-cell table:formula="of:=VLOOKUP([.J194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ila Bernard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1022221220938" calcext:value-type="float">
            <text:p>0,000781</text:p>
          </table:table-cell>
          <table:table-cell table:formula="of:=VLOOKUP([.J195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arbara Arias Toled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9654674248463" calcext:value-type="float">
            <text:p>0,000630</text:p>
          </table:table-cell>
          <table:table-cell table:formula="of:=VLOOKUP([.J196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odrigo Zuniga Thay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716979921909" calcext:value-type="float">
            <text:p>0,000537</text:p>
          </table:table-cell>
          <table:table-cell table:formula="of:=VLOOKUP([.J197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Juliana Eichenberg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0139783345918" calcext:value-type="float">
            <text:p>0,000460</text:p>
          </table:table-cell>
          <table:table-cell table:formula="of:=VLOOKUP([.J198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onia B. Quinta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7388684580324" calcext:value-type="float">
            <text:p>0,000997</text:p>
          </table:table-cell>
          <table:table-cell table:formula="of:=VLOOKUP([.J199];[$'com-autores'.F$2:$'com-autores'.G$114];2)" office:value-type="float" office:value="40" calcext:value-type="float">
            <text:p>4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orberto Lanz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5233303776658" calcext:value-type="float">
            <text:p>0,000645</text:p>
          </table:table-cell>
          <table:table-cell table:formula="of:=VLOOKUP([.J200];[$'com-autores'.F$2:$'com-autores'.G$114];2)" office:value-type="float" office:value="22" calcext:value-type="float">
            <text:p>22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ndrea M. Lope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9882643485758" calcext:value-type="float">
            <text:p>0,000480</text:p>
          </table:table-cell>
          <table:table-cell table:formula="of:=VLOOKUP([.J201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ugo H. Varel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2936331022063" calcext:value-type="float">
            <text:p>0,000413</text:p>
          </table:table-cell>
          <table:table-cell table:formula="of:=VLOOKUP([.J202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lejandro Ser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203];[$'com-autores'.F$2:$'com-autores'.G$114];2)" office:value-type="float" office:value="61" calcext:value-type="float">
            <text:p>6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ario C. Henrique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204];[$'com-autores'.F$2:$'com-autores'.G$114];2)" office:value-type="float" office:value="57" calcext:value-type="float">
            <text:p>57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Victoria Roma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205];[$'com-autores'.F$2:$'com-autores'.G$114];2)" office:value-type="float" office:value="61" calcext:value-type="float">
            <text:p>6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inzia Forna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206];[$'com-autores'.F$2:$'com-autores'.G$114];2)" office:value-type="float" office:value="81" calcext:value-type="float">
            <text:p>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ilton D. Drub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207];[$'com-autores'.F$2:$'com-autores'.G$114];2)" office:value-type="float" office:value="89" calcext:value-type="float">
            <text:p>8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sabel Barret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208];[$'com-autores'.F$2:$'com-autores'.G$114];2)" office:value-type="float" office:value="93" calcext:value-type="float">
            <text:p>9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orena Madrig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209];[$'com-autores'.F$2:$'com-autores'.G$114];2)" office:value-type="float" office:value="97" calcext:value-type="float">
            <text:p>97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dres Ruiz Linare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0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io Cesar Silva de Cerqueir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1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la Gallo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2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arla Jaramillo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3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elia Cinta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4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ncisco de Avil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5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Gabriel Bedoy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6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Giovani Poletti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7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Javier Rosique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8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Jorge Gomez Valde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19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Kaustubh Adhikari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0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vinia Schuler Faccini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1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acarena Fuente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2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ria Catira Bortolini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3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irsha Emmanuel Quinto Sanchez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4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aola Everardo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5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amuel Canizales Quintero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6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abita Hunemeier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7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Victor Acuna Alonzo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8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Williams Aria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436064964765" calcext:value-type="float">
            <text:p>0,001444</text:p>
          </table:table-cell>
          <table:table-cell table:formula="of:=VLOOKUP([.J229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aria D. Madorra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1667148783666" calcext:value-type="float">
            <text:p>0,001217</text:p>
          </table:table-cell>
          <table:table-cell table:formula="of:=VLOOKUP([.J230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Jorge R. Savatti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1667148783666" calcext:value-type="float">
            <text:p>0,001217</text:p>
          </table:table-cell>
          <table:table-cell table:formula="of:=VLOOKUP([.J231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usana Moreno Romer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1667148783666" calcext:value-type="float">
            <text:p>0,001217</text:p>
          </table:table-cell>
          <table:table-cell table:formula="of:=VLOOKUP([.J232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tonela Guevar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3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renda Bil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34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ristian G. Gallardo Pantoj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35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lorencio Huilina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3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Maria Maldon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37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elisa A. Saler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38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guel A. Suarez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39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Mirta Salamanc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40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tricia I. Palaci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202992467229" calcext:value-type="float">
            <text:p>0,001422</text:p>
          </table:table-cell>
          <table:table-cell table:formula="of:=VLOOKUP([.J241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drea del Carmen Gonzalez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42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riana Gamuli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43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laudio Gall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44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liana Aquilan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45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Irina Florencia Velazquez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46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Laura Daniela Lamuedra Gonzalez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47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Luciano Esteban Rea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48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ria Laura Paroli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49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ichelle de Saint Pierr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50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stor Guillermo Bass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51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Romina Saldutt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957680965463" calcext:value-type="float">
            <text:p>0,001300</text:p>
          </table:table-cell>
          <table:table-cell table:formula="of:=VLOOKUP([.J252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na Davalo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4965040241155" calcext:value-type="float">
            <text:p>0,001050</text:p>
          </table:table-cell>
          <table:table-cell table:formula="of:=VLOOKUP([.J25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ndrea Cazo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4965040241155" calcext:value-type="float">
            <text:p>0,001050</text:p>
          </table:table-cell>
          <table:table-cell table:formula="of:=VLOOKUP([.J254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stela M. Roma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4965040241155" calcext:value-type="float">
            <text:p>0,001050</text:p>
          </table:table-cell>
          <table:table-cell table:formula="of:=VLOOKUP([.J25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ose L. Pachec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4965040241155" calcext:value-type="float">
            <text:p>0,001050</text:p>
          </table:table-cell>
          <table:table-cell table:formula="of:=VLOOKUP([.J256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arcos Maman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4965040241155" calcext:value-type="float">
            <text:p>0,001050</text:p>
          </table:table-cell>
          <table:table-cell table:formula="of:=VLOOKUP([.J257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orma Dip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4965040241155" calcext:value-type="float">
            <text:p>0,001050</text:p>
          </table:table-cell>
          <table:table-cell table:formula="of:=VLOOKUP([.J258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afael Carrill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4965040241155" calcext:value-type="float">
            <text:p>0,001050</text:p>
          </table:table-cell>
          <table:table-cell table:formula="of:=VLOOKUP([.J259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uis E. Cast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53374481463647" calcext:value-type="float">
            <text:p>0,000753</text:p>
          </table:table-cell>
          <table:table-cell table:formula="of:=VLOOKUP([.J260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aria L. Berge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53374481463647" calcext:value-type="float">
            <text:p>0,000753</text:p>
          </table:table-cell>
          <table:table-cell table:formula="of:=VLOOKUP([.J261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Gonzalo Greif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592328288267" calcext:value-type="float">
            <text:p>0,001296</text:p>
          </table:table-cell>
          <table:table-cell table:formula="of:=VLOOKUP([.J262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Hugo Nay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592328288267" calcext:value-type="float">
            <text:p>0,001296</text:p>
          </table:table-cell>
          <table:table-cell table:formula="of:=VLOOKUP([.J263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orena Lun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592328288267" calcext:value-type="float">
            <text:p>0,001296</text:p>
          </table:table-cell>
          <table:table-cell table:formula="of:=VLOOKUP([.J264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ucas Al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592328288267" calcext:value-type="float">
            <text:p>0,001296</text:p>
          </table:table-cell>
          <table:table-cell table:formula="of:=VLOOKUP([.J265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ucia Spangenber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592328288267" calcext:value-type="float">
            <text:p>0,001296</text:p>
          </table:table-cell>
          <table:table-cell table:formula="of:=VLOOKUP([.J266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aul German Negr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592328288267" calcext:value-type="float">
            <text:p>0,001296</text:p>
          </table:table-cell>
          <table:table-cell table:formula="of:=VLOOKUP([.J267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ebora A. Rodriguez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9598228572372" calcext:value-type="float">
            <text:p>0,001096</text:p>
          </table:table-cell>
          <table:table-cell table:formula="of:=VLOOKUP([.J26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Francisco di Fabio Rocc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9598228572372" calcext:value-type="float">
            <text:p>0,001096</text:p>
          </table:table-cell>
          <table:table-cell table:formula="of:=VLOOKUP([.J269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Guillermo Maner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9598228572372" calcext:value-type="float">
            <text:p>0,001096</text:p>
          </table:table-cell>
          <table:table-cell table:formula="of:=VLOOKUP([.J270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aria B. Postillon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9598228572372" calcext:value-type="float">
            <text:p>0,001096</text:p>
          </table:table-cell>
          <table:table-cell table:formula="of:=VLOOKUP([.J271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Maria S. Vaccar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9598228572372" calcext:value-type="float">
            <text:p>0,001096</text:p>
          </table:table-cell>
          <table:table-cell table:formula="of:=VLOOKUP([.J272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riana Prete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9598228572372" calcext:value-type="float">
            <text:p>0,001096</text:p>
          </table:table-cell>
          <table:table-cell table:formula="of:=VLOOKUP([.J273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ilvina Fleisch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9598228572372" calcext:value-type="float">
            <text:p>0,001096</text:p>
          </table:table-cell>
          <table:table-cell table:formula="of:=VLOOKUP([.J27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runo Paz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813719860584" calcext:value-type="float">
            <text:p>0,001088</text:p>
          </table:table-cell>
          <table:table-cell table:formula="of:=VLOOKUP([.J275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eonardo Morale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813719860584" calcext:value-type="float">
            <text:p>0,001088</text:p>
          </table:table-cell>
          <table:table-cell table:formula="of:=VLOOKUP([.J276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uis Orlando Perez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813719860584" calcext:value-type="float">
            <text:p>0,001088</text:p>
          </table:table-cell>
          <table:table-cell table:formula="of:=VLOOKUP([.J277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agda Alexandra Trujillo Jimenez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813719860584" calcext:value-type="float">
            <text:p>0,001088</text:p>
          </table:table-cell>
          <table:table-cell table:formula="of:=VLOOKUP([.J278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ariana Usegli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813719860584" calcext:value-type="float">
            <text:p>0,001088</text:p>
          </table:table-cell>
          <table:table-cell table:formula="of:=VLOOKUP([.J279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ablo Navarr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813719860584" calcext:value-type="float">
            <text:p>0,001088</text:p>
          </table:table-cell>
          <table:table-cell table:formula="of:=VLOOKUP([.J280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amara Teodoroff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813719860584" calcext:value-type="float">
            <text:p>0,001088</text:p>
          </table:table-cell>
          <table:table-cell table:formula="of:=VLOOKUP([.J281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ugo Curt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0066868634461" calcext:value-type="float">
            <text:p>0,001001</text:p>
          </table:table-cell>
          <table:table-cell table:formula="of:=VLOOKUP([.J282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Josefina Maria Brenda Mott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0066868634461" calcext:value-type="float">
            <text:p>0,001001</text:p>
          </table:table-cell>
          <table:table-cell table:formula="of:=VLOOKUP([.J28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Luciano Oscar Valenzuel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0066868634461" calcext:value-type="float">
            <text:p>0,001001</text:p>
          </table:table-cell>
          <table:table-cell table:formula="of:=VLOOKUP([.J284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rio Gervasio Lopez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0066868634461" calcext:value-type="float">
            <text:p>0,001001</text:p>
          </table:table-cell>
          <table:table-cell table:formula="of:=VLOOKUP([.J285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Patricia Irene Palaci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0066868634461" calcext:value-type="float">
            <text:p>0,001001</text:p>
          </table:table-cell>
          <table:table-cell table:formula="of:=VLOOKUP([.J28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hristine Keyser Tracqu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08228415110324" calcext:value-type="float">
            <text:p>0,000908</text:p>
          </table:table-cell>
          <table:table-cell table:formula="of:=VLOOKUP([.J28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risca Blandi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08228415110324" calcext:value-type="float">
            <text:p>0,000908</text:p>
          </table:table-cell>
          <table:table-cell table:formula="of:=VLOOKUP([.J28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abriela Fabrykan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50551023019246" calcext:value-type="float">
            <text:p>0,000851</text:p>
          </table:table-cell>
          <table:table-cell table:formula="of:=VLOOKUP([.J289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aula Paz Sepulved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4589480108131" calcext:value-type="float">
            <text:p>0,000846</text:p>
          </table:table-cell>
          <table:table-cell table:formula="of:=VLOOKUP([.J290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Julieta Beltram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4589480108131" calcext:value-type="float">
            <text:p>0,000846</text:p>
          </table:table-cell>
          <table:table-cell table:formula="of:=VLOOKUP([.J291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Marisol Elisabet Schwa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4589480108131" calcext:value-type="float">
            <text:p>0,000846</text:p>
          </table:table-cell>
          <table:table-cell table:formula="of:=VLOOKUP([.J29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na Maria Lopez Parr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5759099648659" calcext:value-type="float">
            <text:p>0,000746</text:p>
          </table:table-cell>
          <table:table-cell table:formula="of:=VLOOKUP([.J29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rma Torrej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5759099648659" calcext:value-type="float">
            <text:p>0,000746</text:p>
          </table:table-cell>
          <table:table-cell table:formula="of:=VLOOKUP([.J294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aria Soledad Mes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5759099648659" calcext:value-type="float">
            <text:p>0,000746</text:p>
          </table:table-cell>
          <table:table-cell table:formula="of:=VLOOKUP([.J29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uis Edurado Castr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4112316499433" calcext:value-type="float">
            <text:p>0,000574</text:p>
          </table:table-cell>
          <table:table-cell table:formula="of:=VLOOKUP([.J296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aria Laura Berge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4112316499433" calcext:value-type="float">
            <text:p>0,000574</text:p>
          </table:table-cell>
          <table:table-cell table:formula="of:=VLOOKUP([.J297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laude Monni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298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oanne Campbe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299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aria Luisa Feli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00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rtine Vercautere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01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hieu Roelant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02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icardo Hidalg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03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oland Hauspi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04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ilmer Alexander Tarup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05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Yvan Lepag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06];[$'com-autores'.F$2:$'com-autores'.G$114];2)" office:value-type="float" office:value="18" calcext:value-type="float">
            <text:p>18</text:p>
          </table:table-cell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ria Nelida Denton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070582218197" calcext:value-type="float">
            <text:p>0,001207</text:p>
          </table:table-cell>
          <table:table-cell table:formula="of:=VLOOKUP([.J307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ablo Rodriguez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070582218197" calcext:value-type="float">
            <text:p>0,001207</text:p>
          </table:table-cell>
          <table:table-cell table:formula="of:=VLOOKUP([.J308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aquel Vivian Gallar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070582218197" calcext:value-type="float">
            <text:p>0,001207</text:p>
          </table:table-cell>
          <table:table-cell table:formula="of:=VLOOKUP([.J309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ben Hugo Po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070582218197" calcext:value-type="float">
            <text:p>0,001207</text:p>
          </table:table-cell>
          <table:table-cell table:formula="of:=VLOOKUP([.J310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Viviana Andrea Centen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070582218197" calcext:value-type="float">
            <text:p>0,001207</text:p>
          </table:table-cell>
          <table:table-cell table:formula="of:=VLOOKUP([.J311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arolina Bonill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0518072194348" calcext:value-type="float">
            <text:p>0,001005</text:p>
          </table:table-cell>
          <table:table-cell table:formula="of:=VLOOKUP([.J312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onica Cappet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0518072194348" calcext:value-type="float">
            <text:p>0,001005</text:p>
          </table:table-cell>
          <table:table-cell table:formula="of:=VLOOKUP([.J313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Nora Artagaveyti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0518072194348" calcext:value-type="float">
            <text:p>0,001005</text:p>
          </table:table-cell>
          <table:table-cell table:formula="of:=VLOOKUP([.J314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ndre Sev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2698535821103" calcext:value-type="float">
            <text:p>0,000993</text:p>
          </table:table-cell>
          <table:table-cell table:formula="of:=VLOOKUP([.J31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Evelyne Guit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2698535821103" calcext:value-type="float">
            <text:p>0,000993</text:p>
          </table:table-cell>
          <table:table-cell table:formula="of:=VLOOKUP([.J31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rancisco M. Salzan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2698535821103" calcext:value-type="float">
            <text:p>0,000993</text:p>
          </table:table-cell>
          <table:table-cell table:formula="of:=VLOOKUP([.J31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Georges Larrou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2698535821103" calcext:value-type="float">
            <text:p>0,000993</text:p>
          </table:table-cell>
          <table:table-cell table:formula="of:=VLOOKUP([.J31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icole Jol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2698535821103" calcext:value-type="float">
            <text:p>0,000993</text:p>
          </table:table-cell>
          <table:table-cell table:formula="of:=VLOOKUP([.J319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ephane Mazie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2698535821103" calcext:value-type="float">
            <text:p>0,000993</text:p>
          </table:table-cell>
          <table:table-cell table:formula="of:=VLOOKUP([.J320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aniel Garcia Martine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9881397436808" calcext:value-type="float">
            <text:p>0,000810</text:p>
          </table:table-cell>
          <table:table-cell table:formula="of:=VLOOKUP([.J321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Laura Medialde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9881397436808" calcext:value-type="float">
            <text:p>0,000810</text:p>
          </table:table-cell>
          <table:table-cell table:formula="of:=VLOOKUP([.J322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rkus Basti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9881397436808" calcext:value-type="float">
            <text:p>0,000810</text:p>
          </table:table-cell>
          <table:table-cell table:formula="of:=VLOOKUP([.J32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Gabriela Fabrikan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8720397296752" calcext:value-type="float">
            <text:p>0,000779</text:p>
          </table:table-cell>
          <table:table-cell table:formula="of:=VLOOKUP([.J32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Maria C. Rios Par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8720397296752" calcext:value-type="float">
            <text:p>0,000779</text:p>
          </table:table-cell>
          <table:table-cell table:formula="of:=VLOOKUP([.J32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oris Rodenak Kladnie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4277790494165" calcext:value-type="float">
            <text:p>0,000714</text:p>
          </table:table-cell>
          <table:table-cell table:formula="of:=VLOOKUP([.J326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eatriz Basabe Tuer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27];[$'com-autores'.F$2:$'com-autores'.G$114];2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Claudia Llanio Nodar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28];[$'com-autores'.F$2:$'com-autores'.G$114];2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ianelys Dominguez Alvare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29];[$'com-autores'.F$2:$'com-autores'.G$114];2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lisa Llera Abre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30];[$'com-autores'.F$2:$'com-autores'.G$114];2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leana Puentes Marque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31];[$'com-autores'.F$2:$'com-autores'.G$114];2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aria Elena Diaz Sanche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32];[$'com-autores'.F$2:$'com-autores'.G$114];2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inerva Montero Dia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33];[$'com-autores'.F$2:$'com-autores'.G$114];2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Yeneisy Lanyau Dominguez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334];[$'com-autores'.F$2:$'com-autores'.G$114];2)" office:value-type="float" office:value="20" calcext:value-type="float">
            <text:p>20</text:p>
          </table:table-cell>
          <table:table-cell/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lfonsina Salvarred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233030784171" calcext:value-type="float">
            <text:p>0,001082</text:p>
          </table:table-cell>
          <table:table-cell table:formula="of:=VLOOKUP([.J335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Hernan Norieg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233030784171" calcext:value-type="float">
            <text:p>0,001082</text:p>
          </table:table-cell>
          <table:table-cell table:formula="of:=VLOOKUP([.J336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ula Mirand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233030784171" calcext:value-type="float">
            <text:p>0,001082</text:p>
          </table:table-cell>
          <table:table-cell table:formula="of:=VLOOKUP([.J337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oberto Pappalar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233030784171" calcext:value-type="float">
            <text:p>0,001082</text:p>
          </table:table-cell>
          <table:table-cell table:formula="of:=VLOOKUP([.J338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amara Kulloc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8233030784171" calcext:value-type="float">
            <text:p>0,001082</text:p>
          </table:table-cell>
          <table:table-cell table:formula="of:=VLOOKUP([.J339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melia Barreir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35952496107054" calcext:value-type="float">
            <text:p>0,000936</text:p>
          </table:table-cell>
          <table:table-cell table:formula="of:=VLOOKUP([.J340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arla Negr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35952496107054" calcext:value-type="float">
            <text:p>0,000936</text:p>
          </table:table-cell>
          <table:table-cell table:formula="of:=VLOOKUP([.J34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ucas Martin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35952496107054" calcext:value-type="float">
            <text:p>0,000936</text:p>
          </table:table-cell>
          <table:table-cell table:formula="of:=VLOOKUP([.J34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runo M. Magalha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2579795569951" calcext:value-type="float">
            <text:p>0,000893</text:p>
          </table:table-cell>
          <table:table-cell table:formula="of:=VLOOKUP([.J34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G. Lorena L'Heureux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2579795569951" calcext:value-type="float">
            <text:p>0,000893</text:p>
          </table:table-cell>
          <table:table-cell table:formula="of:=VLOOKUP([.J344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Nora V. Fran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2579795569951" calcext:value-type="float">
            <text:p>0,000893</text:p>
          </table:table-cell>
          <table:table-cell table:formula="of:=VLOOKUP([.J345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Ramiro Barbere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2579795569951" calcext:value-type="float">
            <text:p>0,000893</text:p>
          </table:table-cell>
          <table:table-cell table:formula="of:=VLOOKUP([.J34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manda Owing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212611903041" calcext:value-type="float">
            <text:p>0,000890</text:p>
          </table:table-cell>
          <table:table-cell table:formula="of:=VLOOKUP([.J347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Elizabeth K. Mallot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212611903041" calcext:value-type="float">
            <text:p>0,000890</text:p>
          </table:table-cell>
          <table:table-cell table:formula="of:=VLOOKUP([.J348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John Lin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212611903041" calcext:value-type="float">
            <text:p>0,000890</text:p>
          </table:table-cell>
          <table:table-cell table:formula="of:=VLOOKUP([.J349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eonel Cabrera Per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212611903041" calcext:value-type="float">
            <text:p>0,000890</text:p>
          </table:table-cell>
          <table:table-cell table:formula="of:=VLOOKUP([.J350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ipan S. Malh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212611903041" calcext:value-type="float">
            <text:p>0,000890</text:p>
          </table:table-cell>
          <table:table-cell table:formula="of:=VLOOKUP([.J351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artin Conrado Rodrigu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943152810594" calcext:value-type="float">
            <text:p>0,000839</text:p>
          </table:table-cell>
          <table:table-cell table:formula="of:=VLOOKUP([.J352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hristine Keys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4000257992266" calcext:value-type="float">
            <text:p>0,000794</text:p>
          </table:table-cell>
          <table:table-cell table:formula="of:=VLOOKUP([.J353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Fanny Mendis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4000257992266" calcext:value-type="float">
            <text:p>0,000794</text:p>
          </table:table-cell>
          <table:table-cell table:formula="of:=VLOOKUP([.J35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Maria Barbara Postillo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9986792070685" calcext:value-type="float">
            <text:p>0,000790</text:p>
          </table:table-cell>
          <table:table-cell table:formula="of:=VLOOKUP([.J35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aria Laura Fuch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9986792070685" calcext:value-type="float">
            <text:p>0,000790</text:p>
          </table:table-cell>
          <table:table-cell table:formula="of:=VLOOKUP([.J35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ergio Alejandro Ave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9986792070685" calcext:value-type="float">
            <text:p>0,000790</text:p>
          </table:table-cell>
          <table:table-cell table:formula="of:=VLOOKUP([.J35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Jorge Santiago Lopez Came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500025997899" calcext:value-type="float">
            <text:p>0,000775</text:p>
          </table:table-cell>
          <table:table-cell table:formula="of:=VLOOKUP([.J358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aria Rita Sant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500025997899" calcext:value-type="float">
            <text:p>0,000775</text:p>
          </table:table-cell>
          <table:table-cell table:formula="of:=VLOOKUP([.J359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Luis Moreno Estefane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57869521138102" calcext:value-type="float">
            <text:p>0,000758</text:p>
          </table:table-cell>
          <table:table-cell table:formula="of:=VLOOKUP([.J360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Manuel Campo Mart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57869521138102" calcext:value-type="float">
            <text:p>0,000758</text:p>
          </table:table-cell>
          <table:table-cell table:formula="of:=VLOOKUP([.J361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Oscar Cambra Mo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57869521138102" calcext:value-type="float">
            <text:p>0,000758</text:p>
          </table:table-cell>
          <table:table-cell table:formula="of:=VLOOKUP([.J362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aria C. Zanin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5287483251548" calcext:value-type="float">
            <text:p>0,000725</text:p>
          </table:table-cell>
          <table:table-cell table:formula="of:=VLOOKUP([.J363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Natalia Garci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447173446414" calcext:value-type="float">
            <text:p>0,000674</text:p>
          </table:table-cell>
          <table:table-cell table:formula="of:=VLOOKUP([.J364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lberto Fiorit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447173446414" calcext:value-type="float">
            <text:p>0,000674</text:p>
          </table:table-cell>
          <table:table-cell table:formula="of:=VLOOKUP([.J36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Osvaldo Kinderm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447173446414" calcext:value-type="float">
            <text:p>0,000674</text:p>
          </table:table-cell>
          <table:table-cell table:formula="of:=VLOOKUP([.J366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eresa Garci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447173446414" calcext:value-type="float">
            <text:p>0,000674</text:p>
          </table:table-cell>
          <table:table-cell table:formula="of:=VLOOKUP([.J367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dith I. Mila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0523190813368" calcext:value-type="float">
            <text:p>0,000671</text:p>
          </table:table-cell>
          <table:table-cell table:formula="of:=VLOOKUP([.J368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eandro L. Fing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0523190813368" calcext:value-type="float">
            <text:p>0,000671</text:p>
          </table:table-cell>
          <table:table-cell table:formula="of:=VLOOKUP([.J369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Leonardo Oliva Ioanid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0523190813368" calcext:value-type="float">
            <text:p>0,000671</text:p>
          </table:table-cell>
          <table:table-cell table:formula="of:=VLOOKUP([.J370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rgarita Ioanidi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70523190813368" calcext:value-type="float">
            <text:p>0,000671</text:p>
          </table:table-cell>
          <table:table-cell table:formula="of:=VLOOKUP([.J371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duardo R. Pon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3160995659821" calcext:value-type="float">
            <text:p>0,000653</text:p>
          </table:table-cell>
          <table:table-cell table:formula="of:=VLOOKUP([.J372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iriam E. Villanuev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3160995659821" calcext:value-type="float">
            <text:p>0,000653</text:p>
          </table:table-cell>
          <table:table-cell table:formula="of:=VLOOKUP([.J373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aul R. Rogrigu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3160995659821" calcext:value-type="float">
            <text:p>0,000653</text:p>
          </table:table-cell>
          <table:table-cell table:formula="of:=VLOOKUP([.J374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. Vo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2646107245732" calcext:value-type="float">
            <text:p>0,000603</text:p>
          </table:table-cell>
          <table:table-cell table:formula="of:=VLOOKUP([.J37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arisa Gonzalez Montero de Espino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2646107245732" calcext:value-type="float">
            <text:p>0,000603</text:p>
          </table:table-cell>
          <table:table-cell table:formula="of:=VLOOKUP([.J376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Veronica Pri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1072834120134" calcext:value-type="float">
            <text:p>0,000511</text:p>
          </table:table-cell>
          <table:table-cell table:formula="of:=VLOOKUP([.J377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racelis Calzadilla Nun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3620093235183" calcext:value-type="float">
            <text:p>0,001036</text:p>
          </table:table-cell>
          <table:table-cell table:formula="of:=VLOOKUP([.J378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arlos Valenzuela Yuraidim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3620093235183" calcext:value-type="float">
            <text:p>0,001036</text:p>
          </table:table-cell>
          <table:table-cell table:formula="of:=VLOOKUP([.J379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argarita Rodriguez Per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3620093235183" calcext:value-type="float">
            <text:p>0,001036</text:p>
          </table:table-cell>
          <table:table-cell table:formula="of:=VLOOKUP([.J380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Olga Gonzalez Gonzal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3620093235183" calcext:value-type="float">
            <text:p>0,001036</text:p>
          </table:table-cell>
          <table:table-cell table:formula="of:=VLOOKUP([.J381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omas Castellanos Per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3620093235183" calcext:value-type="float">
            <text:p>0,001036</text:p>
          </table:table-cell>
          <table:table-cell table:formula="of:=VLOOKUP([.J382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Victor P. Diaz Narvae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3620093235183" calcext:value-type="float">
            <text:p>0,001036</text:p>
          </table:table-cell>
          <table:table-cell table:formula="of:=VLOOKUP([.J383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Alvaro Rodrigu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54730940896739" calcext:value-type="float">
            <text:p>0,000955</text:p>
          </table:table-cell>
          <table:table-cell table:formula="of:=VLOOKUP([.J384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inorah Castro de Guer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54730940896739" calcext:value-type="float">
            <text:p>0,000955</text:p>
          </table:table-cell>
          <table:table-cell table:formula="of:=VLOOKUP([.J385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iulianna Antonell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54730940896739" calcext:value-type="float">
            <text:p>0,000955</text:p>
          </table:table-cell>
          <table:table-cell table:formula="of:=VLOOKUP([.J386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rene Paradis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54730940896739" calcext:value-type="float">
            <text:p>0,000955</text:p>
          </table:table-cell>
          <table:table-cell table:formula="of:=VLOOKUP([.J387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Liana Fernandez Gi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54730940896739" calcext:value-type="float">
            <text:p>0,000955</text:p>
          </table:table-cell>
          <table:table-cell table:formula="of:=VLOOKUP([.J388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rmando Cicchi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1757301934038" calcext:value-type="float">
            <text:p>0,000818</text:p>
          </table:table-cell>
          <table:table-cell table:formula="of:=VLOOKUP([.J389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uillermo M. Denegr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1757301934038" calcext:value-type="float">
            <text:p>0,000818</text:p>
          </table:table-cell>
          <table:table-cell table:formula="of:=VLOOKUP([.J390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na Carolina Ari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5932437718775" calcext:value-type="float">
            <text:p>0,000806</text:p>
          </table:table-cell>
          <table:table-cell table:formula="of:=VLOOKUP([.J39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riana Nahir Vallejo Az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5932437718775" calcext:value-type="float">
            <text:p>0,000806</text:p>
          </table:table-cell>
          <table:table-cell table:formula="of:=VLOOKUP([.J39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Noelia Bonfil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5932437718775" calcext:value-type="float">
            <text:p>0,000806</text:p>
          </table:table-cell>
          <table:table-cell table:formula="of:=VLOOKUP([.J393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abriela Ghidi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4709055972722" calcext:value-type="float">
            <text:p>0,000785</text:p>
          </table:table-cell>
          <table:table-cell table:formula="of:=VLOOKUP([.J394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ristian Cresp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8930586779945" calcext:value-type="float">
            <text:p>0,000779</text:p>
          </table:table-cell>
          <table:table-cell table:formula="of:=VLOOKUP([.J39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Rafael Go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8930586779945" calcext:value-type="float">
            <text:p>0,000779</text:p>
          </table:table-cell>
          <table:table-cell table:formula="of:=VLOOKUP([.J39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Valeria Arencib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78930586779945" calcext:value-type="float">
            <text:p>0,000779</text:p>
          </table:table-cell>
          <table:table-cell table:formula="of:=VLOOKUP([.J39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Romina C. Vazqu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52670732090649" calcext:value-type="float">
            <text:p>0,000753</text:p>
          </table:table-cell>
          <table:table-cell table:formula="of:=VLOOKUP([.J398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ilda Zubie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9829187932951" calcext:value-type="float">
            <text:p>0,000750</text:p>
          </table:table-cell>
          <table:table-cell table:formula="of:=VLOOKUP([.J399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Ricardo Niborsk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9829187932951" calcext:value-type="float">
            <text:p>0,000750</text:p>
          </table:table-cell>
          <table:table-cell table:formula="of:=VLOOKUP([.J400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lvia Elizon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9829187932951" calcext:value-type="float">
            <text:p>0,000750</text:p>
          </table:table-cell>
          <table:table-cell table:formula="of:=VLOOKUP([.J401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ose A. Castr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2978921725901" calcext:value-type="float">
            <text:p>0,000733</text:p>
          </table:table-cell>
          <table:table-cell table:formula="of:=VLOOKUP([.J402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. Gimen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2978921725901" calcext:value-type="float">
            <text:p>0,000733</text:p>
          </table:table-cell>
          <table:table-cell table:formula="of:=VLOOKUP([.J403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nne Marie Guihard Cos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2283196528792" calcext:value-type="float">
            <text:p>0,000722</text:p>
          </table:table-cell>
          <table:table-cell table:formula="of:=VLOOKUP([.J404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Fernando Ventr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22283196528792" calcext:value-type="float">
            <text:p>0,000722</text:p>
          </table:table-cell>
          <table:table-cell table:formula="of:=VLOOKUP([.J405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braham I. Koh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412070180093" calcext:value-type="float">
            <text:p>0,000703</text:p>
          </table:table-cell>
          <table:table-cell table:formula="of:=VLOOKUP([.J40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licia M. Arrayag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412070180093" calcext:value-type="float">
            <text:p>0,000703</text:p>
          </table:table-cell>
          <table:table-cell table:formula="of:=VLOOKUP([.J40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icardo C. Niborsk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3412070180093" calcext:value-type="float">
            <text:p>0,000703</text:p>
          </table:table-cell>
          <table:table-cell table:formula="of:=VLOOKUP([.J40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na Gabriela Mill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6052870930233" calcext:value-type="float">
            <text:p>0,000686</text:p>
          </table:table-cell>
          <table:table-cell table:formula="of:=VLOOKUP([.J409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Laura Parol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6052870930233" calcext:value-type="float">
            <text:p>0,000686</text:p>
          </table:table-cell>
          <table:table-cell table:formula="of:=VLOOKUP([.J410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abriela Beatriz Revol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39740619178" calcext:value-type="float">
            <text:p>0,000668</text:p>
          </table:table-cell>
          <table:table-cell table:formula="of:=VLOOKUP([.J411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ria Jose Bustaman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39740619178" calcext:value-type="float">
            <text:p>0,000668</text:p>
          </table:table-cell>
          <table:table-cell table:formula="of:=VLOOKUP([.J41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onia Alejandra P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39740619178" calcext:value-type="float">
            <text:p>0,000668</text:p>
          </table:table-cell>
          <table:table-cell table:formula="of:=VLOOKUP([.J41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ria Dolores Rom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7639740619178" calcext:value-type="float">
            <text:p>0,000668</text:p>
          </table:table-cell>
          <table:table-cell table:formula="of:=VLOOKUP([.J414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lberto S. Slepo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138167739555" calcext:value-type="float">
            <text:p>0,000627</text:p>
          </table:table-cell>
          <table:table-cell table:formula="of:=VLOOKUP([.J41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onica G. Slepo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138167739555" calcext:value-type="float">
            <text:p>0,000627</text:p>
          </table:table-cell>
          <table:table-cell table:formula="of:=VLOOKUP([.J41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Jose S. Lopez Came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3992800781526" calcext:value-type="float">
            <text:p>0,000604</text:p>
          </table:table-cell>
          <table:table-cell table:formula="of:=VLOOKUP([.J417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estor Bianch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3992800781526" calcext:value-type="float">
            <text:p>0,000604</text:p>
          </table:table-cell>
          <table:table-cell table:formula="of:=VLOOKUP([.J418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. Bae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0491672890862" calcext:value-type="float">
            <text:p>0,000590</text:p>
          </table:table-cell>
          <table:table-cell table:formula="of:=VLOOKUP([.J419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J. Lerm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0491672890862" calcext:value-type="float">
            <text:p>0,000590</text:p>
          </table:table-cell>
          <table:table-cell table:formula="of:=VLOOKUP([.J420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. Guzm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0491672890862" calcext:value-type="float">
            <text:p>0,000590</text:p>
          </table:table-cell>
          <table:table-cell table:formula="of:=VLOOKUP([.J421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lberto Andrad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7608608183087" calcext:value-type="float">
            <text:p>0,000588</text:p>
          </table:table-cell>
          <table:table-cell table:formula="of:=VLOOKUP([.J42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ldo Enric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7608608183087" calcext:value-type="float">
            <text:p>0,000588</text:p>
          </table:table-cell>
          <table:table-cell table:formula="of:=VLOOKUP([.J42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amela Alvar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7608608183087" calcext:value-type="float">
            <text:p>0,000588</text:p>
          </table:table-cell>
          <table:table-cell table:formula="of:=VLOOKUP([.J424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Marcelo Mina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4615442369924" calcext:value-type="float">
            <text:p>0,000535</text:p>
          </table:table-cell>
          <table:table-cell table:formula="of:=VLOOKUP([.J42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Yolanda B. Quisp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4615442369924" calcext:value-type="float">
            <text:p>0,000535</text:p>
          </table:table-cell>
          <table:table-cell table:formula="of:=VLOOKUP([.J426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Fernando Gallar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266845723779" calcext:value-type="float">
            <text:p>0,000523</text:p>
          </table:table-cell>
          <table:table-cell table:formula="of:=VLOOKUP([.J427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aria C. Dia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266845723779" calcext:value-type="float">
            <text:p>0,000523</text:p>
          </table:table-cell>
          <table:table-cell table:formula="of:=VLOOKUP([.J428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driana Zamo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684401850965" calcext:value-type="float">
            <text:p>0,001427</text:p>
          </table:table-cell>
          <table:table-cell table:formula="of:=VLOOKUP([.J429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ntinea Menendez Garmend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684401850965" calcext:value-type="float">
            <text:p>0,001427</text:p>
          </table:table-cell>
          <table:table-cell table:formula="of:=VLOOKUP([.J430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Fernando Ruiz Velaz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684401850965" calcext:value-type="float">
            <text:p>0,001427</text:p>
          </table:table-cell>
          <table:table-cell table:formula="of:=VLOOKUP([.J431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Gabriela Sanchez Mejora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684401850965" calcext:value-type="float">
            <text:p>0,001427</text:p>
          </table:table-cell>
          <table:table-cell table:formula="of:=VLOOKUP([.J432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Jorge A. Gomez Vald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42684401850965" calcext:value-type="float">
            <text:p>0,001427</text:p>
          </table:table-cell>
          <table:table-cell table:formula="of:=VLOOKUP([.J433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ugenia Lahay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1153582565691" calcext:value-type="float">
            <text:p>0,001312</text:p>
          </table:table-cell>
          <table:table-cell table:formula="of:=VLOOKUP([.J434];[$'com-autores'.F$2:$'com-autores'.G$114];2)" office:value-type="float" office:value="22" calcext:value-type="float">
            <text:p>22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Griselda Gerb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1153582565691" calcext:value-type="float">
            <text:p>0,001312</text:p>
          </table:table-cell>
          <table:table-cell table:formula="of:=VLOOKUP([.J435];[$'com-autores'.F$2:$'com-autores'.G$114];2)" office:value-type="float" office:value="22" calcext:value-type="float">
            <text:p>22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ariano Giombi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1153582565691" calcext:value-type="float">
            <text:p>0,001312</text:p>
          </table:table-cell>
          <table:table-cell table:formula="of:=VLOOKUP([.J436];[$'com-autores'.F$2:$'com-autores'.G$114];2)" office:value-type="float" office:value="22" calcext:value-type="float">
            <text:p>22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ablo Nun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1153582565691" calcext:value-type="float">
            <text:p>0,001312</text:p>
          </table:table-cell>
          <table:table-cell table:formula="of:=VLOOKUP([.J437];[$'com-autores'.F$2:$'com-autores'.G$114];2)" office:value-type="float" office:value="22" calcext:value-type="float">
            <text:p>22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nia Nauman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1153582565691" calcext:value-type="float">
            <text:p>0,001312</text:p>
          </table:table-cell>
          <table:table-cell table:formula="of:=VLOOKUP([.J438];[$'com-autores'.F$2:$'com-autores'.G$114];2)" office:value-type="float" office:value="22" calcext:value-type="float">
            <text:p>22</text:p>
          </table:table-cell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bigail Meza Penaloz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39];[$'com-autores'.F$2:$'com-autores'.G$114];2)"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Alejandra Abigail Berumen Rodrigu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0];[$'com-autores'.F$2:$'com-autores'.G$114];2)" office:value-type="float" office:value="23" calcext:value-type="float">
            <text:p>23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na Julia Aguirre Samudi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1];[$'com-autores'.F$2:$'com-autores'.G$114];2)"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lanca Zoila Gonzales Sobri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2];[$'com-autores'.F$2:$'com-autores'.G$114];2)"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renda A. Alvarez Sandov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3];[$'com-autores'.F$2:$'com-autores'.G$114];2)"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arlos Serrano Sanch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4];[$'com-autores'.F$2:$'com-autores'.G$114];2)"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velyn Van Bruss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5];[$'com-autores'.F$2:$'com-autores'.G$114];2)" office:value-type="float" office:value="23" calcext:value-type="float">
            <text:p>23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Francisco Javier Perez Vazqu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6];[$'com-autores'.F$2:$'com-autores'.G$114];2)" office:value-type="float" office:value="23" calcext:value-type="float">
            <text:p>23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Kelvin Saldana Villanuev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7];[$'com-autores'.F$2:$'com-autores'.G$114];2)" office:value-type="float" office:value="23" calcext:value-type="float">
            <text:p>23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Leonardo Ernesto Marquez Mire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8];[$'com-autores'.F$2:$'com-autores'.G$114];2)" office:value-type="float" office:value="23" calcext:value-type="float">
            <text:p>23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afael Monti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49];[$'com-autores'.F$2:$'com-autores'.G$114];2)" office:value-type="float" office:value="24" calcext:value-type="float">
            <text:p>24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Ximena Varela Vare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50];[$'com-autores'.F$2:$'com-autores'.G$114];2)" office:value-type="float" office:value="23" calcext:value-type="float">
            <text:p>23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Denise Evan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5587448791825" calcext:value-type="float">
            <text:p>0,001256</text:p>
          </table:table-cell>
          <table:table-cell table:formula="of:=VLOOKUP([.J451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Fabian Cresp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5587448791825" calcext:value-type="float">
            <text:p>0,001256</text:p>
          </table:table-cell>
          <table:table-cell table:formula="of:=VLOOKUP([.J452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icardo Martin Neme Taui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5587448791825" calcext:value-type="float">
            <text:p>0,001256</text:p>
          </table:table-cell>
          <table:table-cell table:formula="of:=VLOOKUP([.J453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ilvia More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5587448791825" calcext:value-type="float">
            <text:p>0,001256</text:p>
          </table:table-cell>
          <table:table-cell table:formula="of:=VLOOKUP([.J454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ivian Scheinsoh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5587448791825" calcext:value-type="float">
            <text:p>0,001256</text:p>
          </table:table-cell>
          <table:table-cell table:formula="of:=VLOOKUP([.J455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Dairon Antonio Ojeda Martin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7672382355142" calcext:value-type="float">
            <text:p>0,001077</text:p>
          </table:table-cell>
          <table:table-cell table:formula="of:=VLOOKUP([.J456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airys Pena Alcole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7672382355142" calcext:value-type="float">
            <text:p>0,001077</text:p>
          </table:table-cell>
          <table:table-cell table:formula="of:=VLOOKUP([.J457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Victoria Constanza Ramenzo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7672382355142" calcext:value-type="float">
            <text:p>0,001077</text:p>
          </table:table-cell>
          <table:table-cell table:formula="of:=VLOOKUP([.J458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Yoandry Alfonso Diaz Rodrigue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7672382355142" calcext:value-type="float">
            <text:p>0,001077</text:p>
          </table:table-cell>
          <table:table-cell table:formula="of:=VLOOKUP([.J459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na M. Ind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1817809112314" calcext:value-type="float">
            <text:p>0,001018</text:p>
          </table:table-cell>
          <table:table-cell table:formula="of:=VLOOKUP([.J460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Guillermo Pra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1817809112314" calcext:value-type="float">
            <text:p>0,001018</text:p>
          </table:table-cell>
          <table:table-cell table:formula="of:=VLOOKUP([.J461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aily Yanetsy Borroto Escue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3142779790791" calcext:value-type="float">
            <text:p>0,000893</text:p>
          </table:table-cell>
          <table:table-cell table:formula="of:=VLOOKUP([.J462];[$'com-autores'.F$2:$'com-autores'.G$114];2)"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Jorge S. Lopez Came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355366531887" calcext:value-type="float">
            <text:p>0,000890</text:p>
          </table:table-cell>
          <table:table-cell table:formula="of:=VLOOKUP([.J46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Maria I. Villalb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355366531887" calcext:value-type="float">
            <text:p>0,000890</text:p>
          </table:table-cell>
          <table:table-cell table:formula="of:=VLOOKUP([.J464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Mariela S. Pawlu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355366531887" calcext:value-type="float">
            <text:p>0,000890</text:p>
          </table:table-cell>
          <table:table-cell table:formula="of:=VLOOKUP([.J465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Sandra C. Sca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90355366531887" calcext:value-type="float">
            <text:p>0,000890</text:p>
          </table:table-cell>
          <table:table-cell table:formula="of:=VLOOKUP([.J466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arlos Cerut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470764151424" calcext:value-type="float">
            <text:p>0,000865</text:p>
          </table:table-cell>
          <table:table-cell table:formula="of:=VLOOKUP([.J467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Guillermo Nicolas Lamenz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6470764151424" calcext:value-type="float">
            <text:p>0,000865</text:p>
          </table:table-cell>
          <table:table-cell table:formula="of:=VLOOKUP([.J468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Arnaldo Mangeau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48109656669437" calcext:value-type="float">
            <text:p>0,000848</text:p>
          </table:table-cell>
          <table:table-cell table:formula="of:=VLOOKUP([.J469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Tamara Navar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48109656669437" calcext:value-type="float">
            <text:p>0,000848</text:p>
          </table:table-cell>
          <table:table-cell table:formula="of:=VLOOKUP([.J470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ilma Cej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48109656669437" calcext:value-type="float">
            <text:p>0,000848</text:p>
          </table:table-cell>
          <table:table-cell table:formula="of:=VLOOKUP([.J471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Elena Carret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3721883697055" calcext:value-type="float">
            <text:p>0,000834</text:p>
          </table:table-cell>
          <table:table-cell table:formula="of:=VLOOKUP([.J472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nes Alvare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3721883697055" calcext:value-type="float">
            <text:p>0,000834</text:p>
          </table:table-cell>
          <table:table-cell table:formula="of:=VLOOKUP([.J473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ilka Bengoche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3721883697055" calcext:value-type="float">
            <text:p>0,000834</text:p>
          </table:table-cell>
          <table:table-cell table:formula="of:=VLOOKUP([.J474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Roberto Tole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33721883697055" calcext:value-type="float">
            <text:p>0,000834</text:p>
          </table:table-cell>
          <table:table-cell table:formula="of:=VLOOKUP([.J475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lfredo I. Prie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5070462655379" calcext:value-type="float">
            <text:p>0,000715</text:p>
          </table:table-cell>
          <table:table-cell table:formula="of:=VLOOKUP([.J47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Pedro Carden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5070462655379" calcext:value-type="float">
            <text:p>0,000715</text:p>
          </table:table-cell>
          <table:table-cell table:formula="of:=VLOOKUP([.J477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obert Tyk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15070462655379" calcext:value-type="float">
            <text:p>0,000715</text:p>
          </table:table-cell>
          <table:table-cell table:formula="of:=VLOOKUP([.J478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licia Susana Goicoche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2368687195714" calcext:value-type="float">
            <text:p>0,000682</text:p>
          </table:table-cell>
          <table:table-cell table:formula="of:=VLOOKUP([.J479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Ana Hae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2368687195714" calcext:value-type="float">
            <text:p>0,000682</text:p>
          </table:table-cell>
          <table:table-cell table:formula="of:=VLOOKUP([.J480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Marcelo Sor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82368687195714" calcext:value-type="float">
            <text:p>0,000682</text:p>
          </table:table-cell>
          <table:table-cell table:formula="of:=VLOOKUP([.J481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Matias G. Amman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7120790904601" calcext:value-type="float">
            <text:p>0,000627</text:p>
          </table:table-cell>
          <table:table-cell table:formula="of:=VLOOKUP([.J482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aria Cremon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0452199826165" calcext:value-type="float">
            <text:p>0,000620</text:p>
          </table:table-cell>
          <table:table-cell table:formula="of:=VLOOKUP([.J483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Maria Ghegg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0452199826165" calcext:value-type="float">
            <text:p>0,000620</text:p>
          </table:table-cell>
          <table:table-cell table:formula="of:=VLOOKUP([.J48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Maria Rus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0452199826165" calcext:value-type="float">
            <text:p>0,000620</text:p>
          </table:table-cell>
          <table:table-cell table:formula="of:=VLOOKUP([.J48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Jose A. Castro Oc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8372505032498" calcext:value-type="float">
            <text:p>0,000608</text:p>
          </table:table-cell>
          <table:table-cell table:formula="of:=VLOOKUP([.J486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Adam Hajdu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5200634612811" calcext:value-type="float">
            <text:p>0,000595</text:p>
          </table:table-cell>
          <table:table-cell table:formula="of:=VLOOKUP([.J48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Maria Gabriela Russ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5200634612811" calcext:value-type="float">
            <text:p>0,000595</text:p>
          </table:table-cell>
          <table:table-cell table:formula="of:=VLOOKUP([.J48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Gimena Barbeit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7988531692631" calcext:value-type="float">
            <text:p>0,000578</text:p>
          </table:table-cell>
          <table:table-cell table:formula="of:=VLOOKUP([.J489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aria T. Salaber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334832156532" calcext:value-type="float">
            <text:p>0,000554</text:p>
          </table:table-cell>
          <table:table-cell table:formula="of:=VLOOKUP([.J490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Juan C. Agost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1201968417633" calcext:value-type="float">
            <text:p>0,000541</text:p>
          </table:table-cell>
          <table:table-cell table:formula="of:=VLOOKUP([.J491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Jorge Ivan Martine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472516173291" calcext:value-type="float">
            <text:p>0,000492</text:p>
          </table:table-cell>
          <table:table-cell table:formula="of:=VLOOKUP([.J49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Yolanda Quisp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472516173291" calcext:value-type="float">
            <text:p>0,000492</text:p>
          </table:table-cell>
          <table:table-cell table:formula="of:=VLOOKUP([.J49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Leonor Sicr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8368579146468" calcext:value-type="float">
            <text:p>0,000388</text:p>
          </table:table-cell>
          <table:table-cell table:formula="of:=VLOOKUP([.J494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Ana Eg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95];[$'com-autores'.F$2:$'com-autores'.G$114];2)"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rian Zente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96];[$'com-autores'.F$2:$'com-autores'.G$114];2)" office:value-type="float" office:value="28" calcext:value-type="float">
            <text:p>2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Cristiana Carnei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97];[$'com-autores'.F$2:$'com-autores'.G$114];2)"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ristina Echeverr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98];[$'com-autores'.F$2:$'com-autores'.G$114];2)"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gle Ve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499];[$'com-autores'.F$2:$'com-autores'.G$114];2)"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ugenia Cunh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0];[$'com-autores'.F$2:$'com-autores'.G$114];2)"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ernanda Pa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1];[$'com-autores'.F$2:$'com-autores'.G$114];2)" office:value-type="float" office:value="28" calcext:value-type="float">
            <text:p>2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Florencia Servin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2];[$'com-autores'.F$2:$'com-autores'.G$114];2)"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Francisco Cur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3];[$'com-autores'.F$2:$'com-autores'.G$114];2)"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Inmaculada Ale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4];[$'com-autores'.F$2:$'com-autores'.G$114];2)"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Ivan R. Tunkiewiec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5];[$'com-autores'.F$2:$'com-autores'.G$114];2)" office:value-type="float" office:value="31" calcext:value-type="float">
            <text:p>31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Luis Nie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6];[$'com-autores'.F$2:$'com-autores'.G$114];2)" office:value-type="float" office:value="28" calcext:value-type="float">
            <text:p>2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Maria Gabriela Orti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7];[$'com-autores'.F$2:$'com-autores'.G$114];2)" office:value-type="float" office:value="28" calcext:value-type="float">
            <text:p>2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Maria J. Barboz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8];[$'com-autores'.F$2:$'com-autores'.G$114];2)" office:value-type="float" office:value="30" calcext:value-type="float">
            <text:p>30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Maria S. Fr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09];[$'com-autores'.F$2:$'com-autores'.G$114];2)" office:value-type="float" office:value="31" calcext:value-type="float">
            <text:p>31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aria S. Sobrer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10];[$'com-autores'.F$2:$'com-autores'.G$114];2)" office:value-type="float" office:value="31" calcext:value-type="float">
            <text:p>31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Marta B. Bravo L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11];[$'com-autores'.F$2:$'com-autores'.G$114];2)" office:value-type="float" office:value="31" calcext:value-type="float">
            <text:p>31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Miguel Botel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12];[$'com-autores'.F$2:$'com-autores'.G$114];2)"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blo Fioril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13];[$'com-autores'.F$2:$'com-autores'.G$114];2)" office:value-type="float" office:value="31" calcext:value-type="float">
            <text:p>31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Soledad Zunig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14];[$'com-autores'.F$2:$'com-autores'.G$114];2)" office:value-type="float" office:value="28" calcext:value-type="float">
            <text:p>28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Fatima Barbos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4124812923934" calcext:value-type="float">
            <text:p>0,001141</text:p>
          </table:table-cell>
          <table:table-cell table:formula="of:=VLOOKUP([.J515];[$'com-autores'.F$2:$'com-autores'.G$114];2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Gabriela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4124812923934" calcext:value-type="float">
            <text:p>0,001141</text:p>
          </table:table-cell>
          <table:table-cell table:formula="of:=VLOOKUP([.J516];[$'com-autores'.F$2:$'com-autores'.G$114];2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ergio F. S. Monteiro da Sil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4124812923934" calcext:value-type="float">
            <text:p>0,001141</text:p>
          </table:table-cell>
          <table:table-cell table:formula="of:=VLOOKUP([.J517];[$'com-autores'.F$2:$'com-autores'.G$114];2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Joaquin del R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7743413467994" calcext:value-type="float">
            <text:p>0,001077</text:p>
          </table:table-cell>
          <table:table-cell table:formula="of:=VLOOKUP([.J518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icardo Lop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7743413467994" calcext:value-type="float">
            <text:p>0,001077</text:p>
          </table:table-cell>
          <table:table-cell table:formula="of:=VLOOKUP([.J519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Sergio Furtado dos Re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7743413467994" calcext:value-type="float">
            <text:p>0,001077</text:p>
          </table:table-cell>
          <table:table-cell table:formula="of:=VLOOKUP([.J520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Thais Maria Pires dos Sa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7743413467994" calcext:value-type="float">
            <text:p>0,001077</text:p>
          </table:table-cell>
          <table:table-cell table:formula="of:=VLOOKUP([.J52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Maria E. Ona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83412891185959" calcext:value-type="float">
            <text:p>0,000983</text:p>
          </table:table-cell>
          <table:table-cell table:formula="of:=VLOOKUP([.J522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Maria Fernanda P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83412891185959" calcext:value-type="float">
            <text:p>0,000983</text:p>
          </table:table-cell>
          <table:table-cell table:formula="of:=VLOOKUP([.J523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tella O. Ferrari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83412891185959" calcext:value-type="float">
            <text:p>0,000983</text:p>
          </table:table-cell>
          <table:table-cell table:formula="of:=VLOOKUP([.J524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lvaro M. Monge Callej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15652568808304" calcext:value-type="float">
            <text:p>0,000916</text:p>
          </table:table-cell>
          <table:table-cell table:formula="of:=VLOOKUP([.J525];[$'com-autores'.F$2:$'com-autores'.G$114];2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Dany Coutinho Noguei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15652568808304" calcext:value-type="float">
            <text:p>0,000916</text:p>
          </table:table-cell>
          <table:table-cell table:formula="of:=VLOOKUP([.J526];[$'com-autores'.F$2:$'com-autores'.G$114];2)"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Myriam B. Ha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85336661677714" calcext:value-type="float">
            <text:p>0,000885</text:p>
          </table:table-cell>
          <table:table-cell table:formula="of:=VLOOKUP([.J527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ilvia C. de la Cru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85336661677714" calcext:value-type="float">
            <text:p>0,000885</text:p>
          </table:table-cell>
          <table:table-cell table:formula="of:=VLOOKUP([.J528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ilvia E. Marciane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85336661677714" calcext:value-type="float">
            <text:p>0,000885</text:p>
          </table:table-cell>
          <table:table-cell table:formula="of:=VLOOKUP([.J529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Marcela Nilda Garc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74728776355113" calcext:value-type="float">
            <text:p>0,000875</text:p>
          </table:table-cell>
          <table:table-cell table:formula="of:=VLOOKUP([.J530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Susana Alicia Salce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74728776355113" calcext:value-type="float">
            <text:p>0,000875</text:p>
          </table:table-cell>
          <table:table-cell table:formula="of:=VLOOKUP([.J531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harles Jans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2995019856947" calcext:value-type="float">
            <text:p>0,000830</text:p>
          </table:table-cell>
          <table:table-cell table:formula="of:=VLOOKUP([.J532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aria A. Bacigalu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2995019856947" calcext:value-type="float">
            <text:p>0,000830</text:p>
          </table:table-cell>
          <table:table-cell table:formula="of:=VLOOKUP([.J533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Maria P. Tujag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2995019856947" calcext:value-type="float">
            <text:p>0,000830</text:p>
          </table:table-cell>
          <table:table-cell table:formula="of:=VLOOKUP([.J534];[$'com-autores'.F$2:$'com-autores'.G$114];2)"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ndrew D. Merriwe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1002696953407" calcext:value-type="float">
            <text:p>0,000810</text:p>
          </table:table-cell>
          <table:table-cell table:formula="of:=VLOOKUP([.J535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raciela S. Caba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1002696953407" calcext:value-type="float">
            <text:p>0,000810</text:p>
          </table:table-cell>
          <table:table-cell table:formula="of:=VLOOKUP([.J536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Keith L. Hunle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1002696953407" calcext:value-type="float">
            <text:p>0,000810</text:p>
          </table:table-cell>
          <table:table-cell table:formula="of:=VLOOKUP([.J537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lena Mayo Inigu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7685505115867" calcext:value-type="float">
            <text:p>0,000788</text:p>
          </table:table-cell>
          <table:table-cell table:formula="of:=VLOOKUP([.J538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Dario Alejandro Ramir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7685505115867" calcext:value-type="float">
            <text:p>0,000788</text:p>
          </table:table-cell>
          <table:table-cell table:formula="of:=VLOOKUP([.J539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Monica Vieira de Sou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87685505115867" calcext:value-type="float">
            <text:p>0,000788</text:p>
          </table:table-cell>
          <table:table-cell table:formula="of:=VLOOKUP([.J540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ocio C. Gamba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176391554731" calcext:value-type="float">
            <text:p>0,000742</text:p>
          </table:table-cell>
          <table:table-cell table:formula="of:=VLOOKUP([.J541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asha T. Manso Gonzal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4176391554731" calcext:value-type="float">
            <text:p>0,000742</text:p>
          </table:table-cell>
          <table:table-cell table:formula="of:=VLOOKUP([.J542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ocio Gamba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6853942118275" calcext:value-type="float">
            <text:p>0,000707</text:p>
          </table:table-cell>
          <table:table-cell table:formula="of:=VLOOKUP([.J543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Maria Eugenia Altu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297491628589" calcext:value-type="float">
            <text:p>0,000703</text:p>
          </table:table-cell>
          <table:table-cell table:formula="of:=VLOOKUP([.J544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Yain Garita onand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0297491628589" calcext:value-type="float">
            <text:p>0,000703</text:p>
          </table:table-cell>
          <table:table-cell table:formula="of:=VLOOKUP([.J545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Gala Schi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5190240798145" calcext:value-type="float">
            <text:p>0,000665</text:p>
          </table:table-cell>
          <table:table-cell table:formula="of:=VLOOKUP([.J54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Susana Bur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5190240798145" calcext:value-type="float">
            <text:p>0,000665</text:p>
          </table:table-cell>
          <table:table-cell table:formula="of:=VLOOKUP([.J547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Viviana Comparato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65190240798145" calcext:value-type="float">
            <text:p>0,000665</text:p>
          </table:table-cell>
          <table:table-cell table:formula="of:=VLOOKUP([.J548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M. Ornela Beltram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4861339991612" calcext:value-type="float">
            <text:p>0,000655</text:p>
          </table:table-cell>
          <table:table-cell table:formula="of:=VLOOKUP([.J549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Maria de los Angeles Gonzalez Sagrar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4861339991612" calcext:value-type="float">
            <text:p>0,000655</text:p>
          </table:table-cell>
          <table:table-cell table:formula="of:=VLOOKUP([.J550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Luciano Valenzue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229088484475" calcext:value-type="float">
            <text:p>0,000650</text:p>
          </table:table-cell>
          <table:table-cell table:formula="of:=VLOOKUP([.J551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Maria Gabriela Chapar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229088484475" calcext:value-type="float">
            <text:p>0,000650</text:p>
          </table:table-cell>
          <table:table-cell table:formula="of:=VLOOKUP([.J552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Rocio Guichon Fernand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50229088484475" calcext:value-type="float">
            <text:p>0,000650</text:p>
          </table:table-cell>
          <table:table-cell table:formula="of:=VLOOKUP([.J55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abrina M. Zurlo de Mirot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9364441707414" calcext:value-type="float">
            <text:p>0,000649</text:p>
          </table:table-cell>
          <table:table-cell table:formula="of:=VLOOKUP([.J554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na Ariovi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64945491184" calcext:value-type="float">
            <text:p>0,000642</text:p>
          </table:table-cell>
          <table:table-cell table:formula="of:=VLOOKUP([.J55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Lea Ge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42364945491184" calcext:value-type="float">
            <text:p>0,000642</text:p>
          </table:table-cell>
          <table:table-cell table:formula="of:=VLOOKUP([.J556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licia Cast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010091052823" calcext:value-type="float">
            <text:p>0,000598</text:p>
          </table:table-cell>
          <table:table-cell table:formula="of:=VLOOKUP([.J557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Leandro Zil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010091052823" calcext:value-type="float">
            <text:p>0,000598</text:p>
          </table:table-cell>
          <table:table-cell table:formula="of:=VLOOKUP([.J558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aia Pau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6592358579206" calcext:value-type="float">
            <text:p>0,000587</text:p>
          </table:table-cell>
          <table:table-cell table:formula="of:=VLOOKUP([.J559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arta Rui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1553704408653" calcext:value-type="float">
            <text:p>0,000582</text:p>
          </table:table-cell>
          <table:table-cell table:formula="of:=VLOOKUP([.J560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Noelia I. Mer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1553704408653" calcext:value-type="float">
            <text:p>0,000582</text:p>
          </table:table-cell>
          <table:table-cell table:formula="of:=VLOOKUP([.J561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ayetana Martinez M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73221508719374" calcext:value-type="float">
            <text:p>0,000573</text:p>
          </table:table-cell>
          <table:table-cell table:formula="of:=VLOOKUP([.J56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Guido Rocat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2597641026801" calcext:value-type="float">
            <text:p>0,000543</text:p>
          </table:table-cell>
          <table:table-cell table:formula="of:=VLOOKUP([.J563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Torstein Sjovol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36259957566387" calcext:value-type="float">
            <text:p>0,000536</text:p>
          </table:table-cell>
          <table:table-cell table:formula="of:=VLOOKUP([.J564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Liliana Ingol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4887244793922" calcext:value-type="float">
            <text:p>0,000495</text:p>
          </table:table-cell>
          <table:table-cell table:formula="of:=VLOOKUP([.J56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Miguel Hernand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628905252581" calcext:value-type="float">
            <text:p>0,000463</text:p>
          </table:table-cell>
          <table:table-cell table:formula="of:=VLOOKUP([.J566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Estela Maria Rom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6480426822401" calcext:value-type="float">
            <text:p>0,000456</text:p>
          </table:table-cell>
          <table:table-cell table:formula="of:=VLOOKUP([.J567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ura Rosana Aballa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6480426822401" calcext:value-type="float">
            <text:p>0,000456</text:p>
          </table:table-cell>
          <table:table-cell table:formula="of:=VLOOKUP([.J568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ariela F. Gonzal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9897774472337" calcext:value-type="float">
            <text:p>0,000450</text:p>
          </table:table-cell>
          <table:table-cell table:formula="of:=VLOOKUP([.J569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Gracian Trivi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959483296054" calcext:value-type="float">
            <text:p>0,000450</text:p>
          </table:table-cell>
          <table:table-cell table:formula="of:=VLOOKUP([.J570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Norberto Can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4959483296054" calcext:value-type="float">
            <text:p>0,000450</text:p>
          </table:table-cell>
          <table:table-cell table:formula="of:=VLOOKUP([.J571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Alvaro Rodriguez Larrald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167468465959" calcext:value-type="float">
            <text:p>0,000422</text:p>
          </table:table-cell>
          <table:table-cell table:formula="of:=VLOOKUP([.J572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uis Oque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7822522775124" calcext:value-type="float">
            <text:p>0,000388</text:p>
          </table:table-cell>
          <table:table-cell table:formula="of:=VLOOKUP([.J573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Nuria Sugra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3895224441272" calcext:value-type="float">
            <text:p>0,000334</text:p>
          </table:table-cell>
          <table:table-cell table:formula="of:=VLOOKUP([.J574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aron D. Blackwel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4951727627954" calcext:value-type="float">
            <text:p>0,001350</text:p>
          </table:table-cell>
          <table:table-cell table:formula="of:=VLOOKUP([.J575];[$'com-autores'.F$2:$'com-autores'.G$114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Margaret Corle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4951727627954" calcext:value-type="float">
            <text:p>0,001350</text:p>
          </table:table-cell>
          <table:table-cell table:formula="of:=VLOOKUP([.J576];[$'com-autores'.F$2:$'com-autores'.G$114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Melanie A. Mart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4951727627954" calcext:value-type="float">
            <text:p>0,001350</text:p>
          </table:table-cell>
          <table:table-cell table:formula="of:=VLOOKUP([.J577];[$'com-autores'.F$2:$'com-autores'.G$114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Agustin G. Martinell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78];[$'com-autores'.F$2:$'com-autores'.G$114];2)"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lejandro Perez Per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79];[$'com-autores'.F$2:$'com-autores'.G$114];2)" office:value-type="float" office:value="33" calcext:value-type="float">
            <text:p>3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lejandro Rome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0];[$'com-autores'.F$2:$'com-autores'.G$114];2)" office:value-type="float" office:value="33" calcext:value-type="float">
            <text:p>3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Ana Betina Lacun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1];[$'com-autores'.F$2:$'com-autores'.G$114];2)" office:value-type="float" office:value="37" calcext:value-type="float">
            <text:p>3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eatriz Gamar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2];[$'com-autores'.F$2:$'com-autores'.G$114];2)" office:value-type="float" office:value="33" calcext:value-type="float">
            <text:p>3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arlos M. Ramirez Garc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3];[$'com-autores'.F$2:$'com-autores'.G$114];2)" office:value-type="float" office:value="34" calcext:value-type="float">
            <text:p>3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lizabeth Mata Mene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4];[$'com-autores'.F$2:$'com-autores'.G$114];2)" office:value-type="float" office:value="35" calcext:value-type="float">
            <text:p>3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Fabricio R. San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5];[$'com-autores'.F$2:$'com-autores'.G$114];2)" office:value-type="float" office:value="39" calcext:value-type="float">
            <text:p>3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ederico L. Agnol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6];[$'com-autores'.F$2:$'com-autores'.G$114];2)"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Gerardo Bau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7];[$'com-autores'.F$2:$'com-autores'.G$114];2)" office:value-type="float" office:value="35" calcext:value-type="float">
            <text:p>3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Jordi Galban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8];[$'com-autores'.F$2:$'com-autores'.G$114];2)" office:value-type="float" office:value="33" calcext:value-type="float">
            <text:p>33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Jose R. Sandov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89];[$'com-autores'.F$2:$'com-autores'.G$114];2)" office:value-type="float" office:value="39" calcext:value-type="float">
            <text:p>3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Julieta Arechiga Viramont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0];[$'com-autores'.F$2:$'com-autores'.G$114];2)" office:value-type="float" office:value="34" calcext:value-type="float">
            <text:p>3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Leon Hamlet Betancou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1];[$'com-autores'.F$2:$'com-autores'.G$114];2)" office:value-type="float" office:value="34" calcext:value-type="float">
            <text:p>3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Marcos Esteban Rodrigu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2];[$'com-autores'.F$2:$'com-autores'.G$114];2)" office:value-type="float" office:value="37" calcext:value-type="float">
            <text:p>3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Maria E. Diaz Sanch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3];[$'com-autores'.F$2:$'com-autores'.G$114];2)" office:value-type="float" office:value="34" calcext:value-type="float">
            <text:p>3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Mary Z. Moya Sifont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4];[$'com-autores'.F$2:$'com-autores'.G$114];2)" office:value-type="float" office:value="35" calcext:value-type="float">
            <text:p>3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Miguel Cordo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5];[$'com-autores'.F$2:$'com-autores'.G$114];2)" office:value-type="float" office:value="35" calcext:value-type="float">
            <text:p>35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Noelia Natalia Fernand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6];[$'com-autores'.F$2:$'com-autores'.G$114];2)" office:value-type="float" office:value="37" calcext:value-type="float">
            <text:p>3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Pierina Dan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7];[$'com-autores'.F$2:$'com-autores'.G$114];2)" office:value-type="float" office:value="39" calcext:value-type="float">
            <text:p>3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icardo Fuji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8];[$'com-autores'.F$2:$'com-autores'.G$114];2)" office:value-type="float" office:value="39" calcext:value-type="float">
            <text:p>39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ergio Bog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599];[$'com-autores'.F$2:$'com-autores'.G$114];2)"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Sergio Luce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00];[$'com-autores'.F$2:$'com-autores'.G$114];2)"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ilvia Estela Lop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01];[$'com-autores'.F$2:$'com-autores'.G$114];2)" office:value-type="float" office:value="37" calcext:value-type="float">
            <text:p>37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ndrea Sa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623986898113" calcext:value-type="float">
            <text:p>0,001106</text:p>
          </table:table-cell>
          <table:table-cell table:formula="of:=VLOOKUP([.J602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aria C. Bobil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623986898113" calcext:value-type="float">
            <text:p>0,001106</text:p>
          </table:table-cell>
          <table:table-cell table:formula="of:=VLOOKUP([.J603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rancisco A. Zangran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2792417701699" calcext:value-type="float">
            <text:p>0,001028</text:p>
          </table:table-cell>
          <table:table-cell table:formula="of:=VLOOKUP([.J604];[$'com-autores'.F$2:$'com-autores'.G$114];2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Hector Panarel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2792417701699" calcext:value-type="float">
            <text:p>0,001028</text:p>
          </table:table-cell>
          <table:table-cell table:formula="of:=VLOOKUP([.J605];[$'com-autores'.F$2:$'com-autores'.G$114];2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Susana Valenc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2792417701699" calcext:value-type="float">
            <text:p>0,001028</text:p>
          </table:table-cell>
          <table:table-cell table:formula="of:=VLOOKUP([.J606];[$'com-autores'.F$2:$'com-autores'.G$114];2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. Francisco Sangran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2792417701699" calcext:value-type="float">
            <text:p>0,001028</text:p>
          </table:table-cell>
          <table:table-cell table:formula="of:=VLOOKUP([.J607];[$'com-autores'.F$2:$'com-autores'.G$114];2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ntonio Ceras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2792417701699" calcext:value-type="float">
            <text:p>0,001028</text:p>
          </table:table-cell>
          <table:table-cell table:formula="of:=VLOOKUP([.J608];[$'com-autores'.F$2:$'com-autores'.G$114];2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Martin Vazque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02792417701699" calcext:value-type="float">
            <text:p>0,001028</text:p>
          </table:table-cell>
          <table:table-cell table:formula="of:=VLOOKUP([.J609];[$'com-autores'.F$2:$'com-autores'.G$114];2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Martin M. Kowalews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52576926194969" calcext:value-type="float">
            <text:p>0,000953</text:p>
          </table:table-cell>
          <table:table-cell table:formula="of:=VLOOKUP([.J610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Vanina A. Fernand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52576926194969" calcext:value-type="float">
            <text:p>0,000953</text:p>
          </table:table-cell>
          <table:table-cell table:formula="of:=VLOOKUP([.J611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Horacio Chiavazz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08302337516066" calcext:value-type="float">
            <text:p>0,000908</text:p>
          </table:table-cell>
          <table:table-cell table:formula="of:=VLOOKUP([.J612];[$'com-autores'.F$2:$'com-autores'.G$114];2)" office:value-type="float" office:value="38" calcext:value-type="float">
            <text:p>38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Julian Marchior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08302337516066" calcext:value-type="float">
            <text:p>0,000908</text:p>
          </table:table-cell>
          <table:table-cell table:formula="of:=VLOOKUP([.J613];[$'com-autores'.F$2:$'com-autores'.G$114];2)" office:value-type="float" office:value="38" calcext:value-type="float">
            <text:p>38</text:p>
          </table:table-cell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Luciana I. Okland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47584137440663" calcext:value-type="float">
            <text:p>0,000848</text:p>
          </table:table-cell>
          <table:table-cell table:formula="of:=VLOOKUP([.J614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ucia Gonzalez Baro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6556146033264" calcext:value-type="float">
            <text:p>0,000807</text:p>
          </table:table-cell>
          <table:table-cell table:formula="of:=VLOOKUP([.J615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alomon Hocs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806556146033264" calcext:value-type="float">
            <text:p>0,000807</text:p>
          </table:table-cell>
          <table:table-cell table:formula="of:=VLOOKUP([.J616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Miriam A. Camacho Martin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4069714651845" calcext:value-type="float">
            <text:p>0,000794</text:p>
          </table:table-cell>
          <table:table-cell table:formula="of:=VLOOKUP([.J617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Andrea A. Sa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92805244546633" calcext:value-type="float">
            <text:p>0,000793</text:p>
          </table:table-cell>
          <table:table-cell table:formula="of:=VLOOKUP([.J618];[$'com-autores'.F$2:$'com-autores'.G$114];2)"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lejandro C. Tobis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6932478675146" calcext:value-type="float">
            <text:p>0,000637</text:p>
          </table:table-cell>
          <table:table-cell table:formula="of:=VLOOKUP([.J619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Susana A. Salce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36932478675146" calcext:value-type="float">
            <text:p>0,000637</text:p>
          </table:table-cell>
          <table:table-cell table:formula="of:=VLOOKUP([.J620];[$'com-autores'.F$2:$'com-autores'.G$114];2)"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atricia L. Sarmien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3228210061412" calcext:value-type="float">
            <text:p>0,000623</text:p>
          </table:table-cell>
          <table:table-cell table:formula="of:=VLOOKUP([.J62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aula E. Galliga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23228210061412" calcext:value-type="float">
            <text:p>0,000623</text:p>
          </table:table-cell>
          <table:table-cell table:formula="of:=VLOOKUP([.J62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M. Eugenia Altu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0452885635425" calcext:value-type="float">
            <text:p>0,000610</text:p>
          </table:table-cell>
          <table:table-cell table:formula="of:=VLOOKUP([.J623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Nidia M. Modes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10452885635425" calcext:value-type="float">
            <text:p>0,000610</text:p>
          </table:table-cell>
          <table:table-cell table:formula="of:=VLOOKUP([.J624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Rodolfo Barrie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9632897361391" calcext:value-type="float">
            <text:p>0,000610</text:p>
          </table:table-cell>
          <table:table-cell table:formula="of:=VLOOKUP([.J625];[$'com-autores'.F$2:$'com-autores'.G$114];2)" office:value-type="float" office:value="19" calcext:value-type="float">
            <text:p>19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Paola Po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602104175488306" calcext:value-type="float">
            <text:p>0,000602</text:p>
          </table:table-cell>
          <table:table-cell table:formula="of:=VLOOKUP([.J626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Maria T. Cival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8482916405965" calcext:value-type="float">
            <text:p>0,000598</text:p>
          </table:table-cell>
          <table:table-cell table:formula="of:=VLOOKUP([.J627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laudina V. Gonzal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3616039082279" calcext:value-type="float">
            <text:p>0,000594</text:p>
          </table:table-cell>
          <table:table-cell table:formula="of:=VLOOKUP([.J628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Maria S. Saleg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93616039082279" calcext:value-type="float">
            <text:p>0,000594</text:p>
          </table:table-cell>
          <table:table-cell table:formula="of:=VLOOKUP([.J629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Andre Pro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721236892372" calcext:value-type="float">
            <text:p>0,000555</text:p>
          </table:table-cell>
          <table:table-cell table:formula="of:=VLOOKUP([.J630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Silvia Corn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54721236892372" calcext:value-type="float">
            <text:p>0,000555</text:p>
          </table:table-cell>
          <table:table-cell table:formula="of:=VLOOKUP([.J63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Delfina Boni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891318886078" calcext:value-type="float">
            <text:p>0,000549</text:p>
          </table:table-cell>
          <table:table-cell table:formula="of:=VLOOKUP([.J63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Velen Aime Penni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4891318886078" calcext:value-type="float">
            <text:p>0,000549</text:p>
          </table:table-cell>
          <table:table-cell table:formula="of:=VLOOKUP([.J633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Gabriel Bolli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27361387880867" calcext:value-type="float">
            <text:p>0,000527</text:p>
          </table:table-cell>
          <table:table-cell table:formula="of:=VLOOKUP([.J634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Maria Pia Tave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1891892195332" calcext:value-type="float">
            <text:p>0,000519</text:p>
          </table:table-cell>
          <table:table-cell table:formula="of:=VLOOKUP([.J635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Gabriela A. Diaz Roussea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3797579012257" calcext:value-type="float">
            <text:p>0,000504</text:p>
          </table:table-cell>
          <table:table-cell table:formula="of:=VLOOKUP([.J636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Ricardo Basti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1302291030778" calcext:value-type="float">
            <text:p>0,000501</text:p>
          </table:table-cell>
          <table:table-cell table:formula="of:=VLOOKUP([.J637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Viviana Qu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01302291030778" calcext:value-type="float">
            <text:p>0,000501</text:p>
          </table:table-cell>
          <table:table-cell table:formula="of:=VLOOKUP([.J638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Lucia V. Arcidiaco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316250583308" calcext:value-type="float">
            <text:p>0,000493</text:p>
          </table:table-cell>
          <table:table-cell table:formula="of:=VLOOKUP([.J639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Mara Dett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316250583308" calcext:value-type="float">
            <text:p>0,000493</text:p>
          </table:table-cell>
          <table:table-cell table:formula="of:=VLOOKUP([.J640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Pablo Baya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2708461043441" calcext:value-type="float">
            <text:p>0,000493</text:p>
          </table:table-cell>
          <table:table-cell table:formula="of:=VLOOKUP([.J641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Emilio Eugen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0027323973214" calcext:value-type="float">
            <text:p>0,000490</text:p>
          </table:table-cell>
          <table:table-cell table:formula="of:=VLOOKUP([.J642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Veronica Aldazab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90027323973214" calcext:value-type="float">
            <text:p>0,000490</text:p>
          </table:table-cell>
          <table:table-cell table:formula="of:=VLOOKUP([.J64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M. Monica Ghirar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89691167889638" calcext:value-type="float">
            <text:p>0,000490</text:p>
          </table:table-cell>
          <table:table-cell table:formula="of:=VLOOKUP([.J644];[$'com-autores'.F$2:$'com-autores'.G$114];2)"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Gabriela L. L'Heureu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559835504073" calcext:value-type="float">
            <text:p>0,000476</text:p>
          </table:table-cell>
          <table:table-cell table:formula="of:=VLOOKUP([.J645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Gabriela da Pena Alda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71895681006281" calcext:value-type="float">
            <text:p>0,000472</text:p>
          </table:table-cell>
          <table:table-cell table:formula="of:=VLOOKUP([.J646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Silvia Queve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5568543088718" calcext:value-type="float">
            <text:p>0,000456</text:p>
          </table:table-cell>
          <table:table-cell table:formula="of:=VLOOKUP([.J647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Tyler G. O'Bri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5568543088718" calcext:value-type="float">
            <text:p>0,000456</text:p>
          </table:table-cell>
          <table:table-cell table:formula="of:=VLOOKUP([.J648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Alberto Alec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426017927936" calcext:value-type="float">
            <text:p>0,000454</text:p>
          </table:table-cell>
          <table:table-cell table:formula="of:=VLOOKUP([.J649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Tania V. Bott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426017927936" calcext:value-type="float">
            <text:p>0,000454</text:p>
          </table:table-cell>
          <table:table-cell table:formula="of:=VLOOKUP([.J650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laudia Della Neg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9676428493288" calcext:value-type="float">
            <text:p>0,000440</text:p>
          </table:table-cell>
          <table:table-cell table:formula="of:=VLOOKUP([.J651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Ana Luisa San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5353699369923" calcext:value-type="float">
            <text:p>0,000435</text:p>
          </table:table-cell>
          <table:table-cell table:formula="of:=VLOOKUP([.J652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Lucas A. D´Addo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31802967262861" calcext:value-type="float">
            <text:p>0,000432</text:p>
          </table:table-cell>
          <table:table-cell table:formula="of:=VLOOKUP([.J653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Alexandrina Amorim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9162396817308" calcext:value-type="float">
            <text:p>0,000429</text:p>
          </table:table-cell>
          <table:table-cell table:formula="of:=VLOOKUP([.J654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Paola S. Ramun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9162396817308" calcext:value-type="float">
            <text:p>0,000429</text:p>
          </table:table-cell>
          <table:table-cell table:formula="of:=VLOOKUP([.J655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Marcos A. May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8772123299517" calcext:value-type="float">
            <text:p>0,000429</text:p>
          </table:table-cell>
          <table:table-cell table:formula="of:=VLOOKUP([.J656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Maria C. Apeztegu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8772123299517" calcext:value-type="float">
            <text:p>0,000429</text:p>
          </table:table-cell>
          <table:table-cell table:formula="of:=VLOOKUP([.J657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Jose M. Ranier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1987740121616" calcext:value-type="float">
            <text:p>0,000422</text:p>
          </table:table-cell>
          <table:table-cell table:formula="of:=VLOOKUP([.J658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Maria A. Rodri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21987740121616" calcext:value-type="float">
            <text:p>0,000422</text:p>
          </table:table-cell>
          <table:table-cell table:formula="of:=VLOOKUP([.J659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Benedikt Hallgrims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4671033753564" calcext:value-type="float">
            <text:p>0,000415</text:p>
          </table:table-cell>
          <table:table-cell table:formula="of:=VLOOKUP([.J660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Maria I. Fuch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03684098192381" calcext:value-type="float">
            <text:p>0,000404</text:p>
          </table:table-cell>
          <table:table-cell table:formula="of:=VLOOKUP([.J661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Ranajit Chakrabor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6397325757254" calcext:value-type="float">
            <text:p>0,000396</text:p>
          </table:table-cell>
          <table:table-cell table:formula="of:=VLOOKUP([.J662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Atilio F. Zangran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3847513358173" calcext:value-type="float">
            <text:p>0,000394</text:p>
          </table:table-cell>
          <table:table-cell table:formula="of:=VLOOKUP([.J663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Daniel Yaz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5769837797343" calcext:value-type="float">
            <text:p>0,000386</text:p>
          </table:table-cell>
          <table:table-cell table:formula="of:=VLOOKUP([.J664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Selene Pilar Tor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5769837797343" calcext:value-type="float">
            <text:p>0,000386</text:p>
          </table:table-cell>
          <table:table-cell table:formula="of:=VLOOKUP([.J665];[$'com-autores'.F$2:$'com-autores'.G$114];2)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Federica More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85757429644121" calcext:value-type="float">
            <text:p>0,000386</text:p>
          </table:table-cell>
          <table:table-cell table:formula="of:=VLOOKUP([.J666];[$'com-autores'.F$2:$'com-autores'.G$114];2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Jorge R. Zavat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31256173426865" calcext:value-type="float">
            <text:p>0,000331</text:p>
          </table:table-cell>
          <table:table-cell table:formula="of:=VLOOKUP([.J667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aria E. Albe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7144703994989" calcext:value-type="float">
            <text:p>0,000327</text:p>
          </table:table-cell>
          <table:table-cell table:formula="of:=VLOOKUP([.J668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Susana Blanca Ocamp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0201557724441" calcext:value-type="float">
            <text:p>0,000320</text:p>
          </table:table-cell>
          <table:table-cell table:formula="of:=VLOOKUP([.J669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Alicia Tap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0];[$'com-autores'.F$2:$'com-autores'.G$114];2)" office:value-type="float" office:value="44" calcext:value-type="float">
            <text:p>44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Ana Liza Trop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1];[$'com-autores'.F$2:$'com-autores'.G$114];2)"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Andres del Angel Escalo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2];[$'com-autores'.F$2:$'com-autores'.G$114];2)" office:value-type="float" office:value="52" calcext:value-type="float">
            <text:p>52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Celeste Tamara Sam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3];[$'com-autores'.F$2:$'com-autores'.G$114];2)" office:value-type="float" office:value="46" calcext:value-type="float">
            <text:p>4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Claudia Amue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4];[$'com-autores'.F$2:$'com-autores'.G$114];2)" office:value-type="float" office:value="43" calcext:value-type="float">
            <text:p>43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Claudina Victoria Gonzal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5];[$'com-autores'.F$2:$'com-autores'.G$114];2)" office:value-type="float" office:value="43" calcext:value-type="float">
            <text:p>43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Dario Cardoz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6];[$'com-autores'.F$2:$'com-autores'.G$114];2)" office:value-type="float" office:value="44" calcext:value-type="float">
            <text:p>44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Eduardo R. Scara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7];[$'com-autores'.F$2:$'com-autores'.G$114];2)" office:value-type="float" office:value="47" calcext:value-type="float">
            <text:p>47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Elba N. Glovatzk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8];[$'com-autores'.F$2:$'com-autores'.G$114];2)" office:value-type="float" office:value="51" calcext:value-type="float">
            <text:p>51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Emilio Gonzalez Reim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79];[$'com-autores'.F$2:$'com-autores'.G$114];2)" office:value-type="float" office:value="53" calcext:value-type="float">
            <text:p>53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Florencia Rizz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0];[$'com-autores'.F$2:$'com-autores'.G$114];2)" office:value-type="float" office:value="44" calcext:value-type="float">
            <text:p>44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Georgina I. Garcia Lop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1];[$'com-autores'.F$2:$'com-autores'.G$114];2)" office:value-type="float" office:value="41" calcext:value-type="float">
            <text:p>4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Henrik B. Lindskou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2];[$'com-autores'.F$2:$'com-autores'.G$114];2)" office:value-type="float" office:value="43" calcext:value-type="float">
            <text:p>43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Juliana Gomez Mej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3];[$'com-autores'.F$2:$'com-autores'.G$114];2)" office:value-type="float" office:value="42" calcext:value-type="float">
            <text:p>42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Leidy Johana Pava Yep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4];[$'com-autores'.F$2:$'com-autores'.G$114];2)" office:value-type="float" office:value="42" calcext:value-type="float">
            <text:p>42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Luis Alberto Varg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5];[$'com-autores'.F$2:$'com-autores'.G$114];2)" office:value-type="float" office:value="48" calcext:value-type="float">
            <text:p>48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Magdalena Aguilar More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6];[$'com-autores'.F$2:$'com-autores'.G$114];2)" office:value-type="float" office:value="41" calcext:value-type="float">
            <text:p>4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Malena Piro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7];[$'com-autores'.F$2:$'com-autores'.G$114];2)" office:value-type="float" office:value="46" calcext:value-type="float">
            <text:p>4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Manuel Ignacio Stefani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8];[$'com-autores'.F$2:$'com-autores'.G$114];2)"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arcelo Prat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89];[$'com-autores'.F$2:$'com-autores'.G$114];2)" office:value-type="float" office:value="47" calcext:value-type="float">
            <text:p>47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Maria Elena Saenz Faulha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0];[$'com-autores'.F$2:$'com-autores'.G$114];2)" office:value-type="float" office:value="52" calcext:value-type="float">
            <text:p>52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Marta Criv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1];[$'com-autores'.F$2:$'com-autores'.G$114];2)" office:value-type="float" office:value="47" calcext:value-type="float">
            <text:p>47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Matilde Arnay De La Ro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2];[$'com-autores'.F$2:$'com-autores'.G$114];2)" office:value-type="float" office:value="53" calcext:value-type="float">
            <text:p>53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erit Nefernefer Becerril Tel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3];[$'com-autores'.F$2:$'com-autores'.G$114];2)" office:value-type="float" office:value="48" calcext:value-type="float">
            <text:p>48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Nicolas Jose Lavagni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4];[$'com-autores'.F$2:$'com-autores'.G$114];2)"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Patricia R. Pupk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5];[$'com-autores'.F$2:$'com-autores'.G$114];2)" office:value-type="float" office:value="51" calcext:value-type="float">
            <text:p>51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Rosa Icela Ojeda Martin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6];[$'com-autores'.F$2:$'com-autores'.G$114];2)" office:value-type="float" office:value="48" calcext:value-type="float">
            <text:p>48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osa Maria Ramos Rodrigu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7];[$'com-autores'.F$2:$'com-autores'.G$114];2)" office:value-type="float" office:value="52" calcext:value-type="float">
            <text:p>52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Samuel J. Cocker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8];[$'com-autores'.F$2:$'com-autores'.G$114];2)" office:value-type="float" office:value="53" calcext:value-type="float">
            <text:p>53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Ulises Aguilera Re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699];[$'com-autores'.F$2:$'com-autores'.G$114];2)" office:value-type="float" office:value="41" calcext:value-type="float">
            <text:p>41</text:p>
          </table:table-cell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Violeta A. Killian Galv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00];[$'com-autores'.F$2:$'com-autores'.G$114];2)" office:value-type="float" office:value="46" calcext:value-type="float">
            <text:p>46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irginia B. Fernandez Vare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01];[$'com-autores'.F$2:$'com-autores'.G$114];2)" office:value-type="float" office:value="51" calcext:value-type="float">
            <text:p>51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Viviana Andrea Yepes Lop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02];[$'com-autores'.F$2:$'com-autores'.G$114];2)" office:value-type="float" office:value="42" calcext:value-type="float">
            <text:p>42</text:p>
          </table:table-cell>
          <table:table-cell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atherine Marulanda Guane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732478320254" calcext:value-type="float">
            <text:p>0,001273</text:p>
          </table:table-cell>
          <table:table-cell table:formula="of:=VLOOKUP([.J703];[$'com-autores'.F$2:$'com-autores'.G$114];2)" office:value-type="float" office:value="36" calcext:value-type="float">
            <text:p>3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Sebastian Rivas Estrad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732478320254" calcext:value-type="float">
            <text:p>0,001273</text:p>
          </table:table-cell>
          <table:table-cell table:formula="of:=VLOOKUP([.J704];[$'com-autores'.F$2:$'com-autores'.G$114];2)" office:value-type="float" office:value="36" calcext:value-type="float">
            <text:p>3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Bianca di Lorenz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131658423823" calcext:value-type="float">
            <text:p>0,001101</text:p>
          </table:table-cell>
          <table:table-cell table:formula="of:=VLOOKUP([.J705];[$'com-autores'.F$2:$'com-autores'.G$114];2)" office:value-type="float" office:value="29" calcext:value-type="float">
            <text:p>29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Diego E. Riv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131658423823" calcext:value-type="float">
            <text:p>0,001101</text:p>
          </table:table-cell>
          <table:table-cell table:formula="of:=VLOOKUP([.J706];[$'com-autores'.F$2:$'com-autores'.G$114];2)"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Francisco Echand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131658423823" calcext:value-type="float">
            <text:p>0,001101</text:p>
          </table:table-cell>
          <table:table-cell table:formula="of:=VLOOKUP([.J707];[$'com-autores'.F$2:$'com-autores'.G$114];2)"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Laura Lu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131658423823" calcext:value-type="float">
            <text:p>0,001101</text:p>
          </table:table-cell>
          <table:table-cell table:formula="of:=VLOOKUP([.J708];[$'com-autores'.F$2:$'com-autores'.G$114];2)" office:value-type="float" office:value="27" calcext:value-type="float">
            <text:p>27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Maria Agustina Ramos van Raa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131658423823" calcext:value-type="float">
            <text:p>0,001101</text:p>
          </table:table-cell>
          <table:table-cell table:formula="of:=VLOOKUP([.J709];[$'com-autores'.F$2:$'com-autores'.G$114];2)" office:value-type="float" office:value="29" calcext:value-type="float">
            <text:p>29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Maria Isabel Gonzale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131658423823" calcext:value-type="float">
            <text:p>0,001101</text:p>
          </table:table-cell>
          <table:table-cell table:formula="of:=VLOOKUP([.J710];[$'com-autores'.F$2:$'com-autores'.G$114];2)" office:value-type="float" office:value="29" calcext:value-type="float">
            <text:p>29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Paula Daniela Escostegu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10131658423823" calcext:value-type="float">
            <text:p>0,001101</text:p>
          </table:table-cell>
          <table:table-cell table:formula="of:=VLOOKUP([.J711];[$'com-autores'.F$2:$'com-autores'.G$114];2)" office:value-type="float" office:value="29" calcext:value-type="float">
            <text:p>29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Breidy I. Quis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7388684580324" calcext:value-type="float">
            <text:p>0,000997</text:p>
          </table:table-cell>
          <table:table-cell table:formula="of:=VLOOKUP([.J712];[$'com-autores'.F$2:$'com-autores'.G$114];2)"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Kelsey Bagwe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7388684580324" calcext:value-type="float">
            <text:p>0,000997</text:p>
          </table:table-cell>
          <table:table-cell table:formula="of:=VLOOKUP([.J713];[$'com-autores'.F$2:$'com-autores'.G$114];2)"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Lauro N. Caz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7388684580324" calcext:value-type="float">
            <text:p>0,000997</text:p>
          </table:table-cell>
          <table:table-cell table:formula="of:=VLOOKUP([.J714];[$'com-autores'.F$2:$'com-autores'.G$114];2)" office:value-type="float" office:value="40" calcext:value-type="float">
            <text:p>4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M. Cristina Scattol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7388684580324" calcext:value-type="float">
            <text:p>0,000997</text:p>
          </table:table-cell>
          <table:table-cell table:formula="of:=VLOOKUP([.J715];[$'com-autores'.F$2:$'com-autores'.G$114];2)" office:value-type="float" office:value="49" calcext:value-type="float">
            <text:p>49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Myriam N. Tarrag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997388684580324" calcext:value-type="float">
            <text:p>0,000997</text:p>
          </table:table-cell>
          <table:table-cell table:formula="of:=VLOOKUP([.J716];[$'com-autores'.F$2:$'com-autores'.G$114];2)" office:value-type="float" office:value="49" calcext:value-type="float">
            <text:p>49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Laura Corrales Blan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732117504377593" calcext:value-type="float">
            <text:p>0,000732</text:p>
          </table:table-cell>
          <table:table-cell table:formula="of:=VLOOKUP([.J717];[$'com-autores'.F$2:$'com-autores'.G$114];2)" office:value-type="float" office:value="36" calcext:value-type="float">
            <text:p>36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Norberto A. Lanz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584790819722001" calcext:value-type="float">
            <text:p>0,000585</text:p>
          </table:table-cell>
          <table:table-cell table:formula="of:=VLOOKUP([.J718];[$'com-autores'.F$2:$'com-autores'.G$114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Virginia Cob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9313126329798" calcext:value-type="float">
            <text:p>0,000459</text:p>
          </table:table-cell>
          <table:table-cell table:formula="of:=VLOOKUP([.J719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Milena Salazar Camach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56590085923947" calcext:value-type="float">
            <text:p>0,000457</text:p>
          </table:table-cell>
          <table:table-cell table:formula="of:=VLOOKUP([.J720];[$'com-autores'.F$2:$'com-autores'.G$114];2)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Santiago Rodriguez Lop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197599235984" calcext:value-type="float">
            <text:p>0,000392</text:p>
          </table:table-cell>
          <table:table-cell table:formula="of:=VLOOKUP([.J721];[$'com-autores'.F$2:$'com-autores'.G$114];2)"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Lumila Menend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0566824099379" calcext:value-type="float">
            <text:p>0,000391</text:p>
          </table:table-cell>
          <table:table-cell table:formula="of:=VLOOKUP([.J72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Sebastian Torci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90566824099379" calcext:value-type="float">
            <text:p>0,000391</text:p>
          </table:table-cell>
          <table:table-cell table:formula="of:=VLOOKUP([.J723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Agustina Dat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61724412813788" calcext:value-type="float">
            <text:p>0,000362</text:p>
          </table:table-cell>
          <table:table-cell table:formula="of:=VLOOKUP([.J724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Lorena L´Heureu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8355040488045" calcext:value-type="float">
            <text:p>0,000358</text:p>
          </table:table-cell>
          <table:table-cell table:formula="of:=VLOOKUP([.J725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Kirsty Squi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6440233680214" calcext:value-type="float">
            <text:p>0,000356</text:p>
          </table:table-cell>
          <table:table-cell table:formula="of:=VLOOKUP([.J726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Ana Maria In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51090840791931" calcext:value-type="float">
            <text:p>0,000351</text:p>
          </table:table-cell>
          <table:table-cell table:formula="of:=VLOOKUP([.J727];[$'com-autores'.F$2:$'com-autores'.G$114];2)"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Cristian Favier Dubo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8863566030798" calcext:value-type="float">
            <text:p>0,000329</text:p>
          </table:table-cell>
          <table:table-cell table:formula="of:=VLOOKUP([.J728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Romina Petri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8863566030798" calcext:value-type="float">
            <text:p>0,000329</text:p>
          </table:table-cell>
          <table:table-cell table:formula="of:=VLOOKUP([.J729];[$'com-autores'.F$2:$'com-autores'.G$114];2)"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Gianina C. Bettera Marc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1618700910108" calcext:value-type="float">
            <text:p>0,000322</text:p>
          </table:table-cell>
          <table:table-cell table:formula="of:=VLOOKUP([.J730];[$'com-autores'.F$2:$'com-autores'.G$114];2)" office:value-type="float" office:value="13" calcext:value-type="float">
            <text:p>13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M. B. Maldonad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21611205316345" calcext:value-type="float">
            <text:p>0,000322</text:p>
          </table:table-cell>
          <table:table-cell table:formula="of:=VLOOKUP([.J731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Federico P. Lot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4559652710177" calcext:value-type="float">
            <text:p>0,000315</text:p>
          </table:table-cell>
          <table:table-cell table:formula="of:=VLOOKUP([.J732];[$'com-autores'.F$2:$'com-autores'.G$114];2)"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Violeta Anahi Killian Gal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11863857862703" calcext:value-type="float">
            <text:p>0,000312</text:p>
          </table:table-cell>
          <table:table-cell table:formula="of:=VLOOKUP([.J733];[$'com-autores'.F$2:$'com-autores'.G$114];2)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Lidia Baldi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304355595962882" calcext:value-type="float">
            <text:p>0,000304</text:p>
          </table:table-cell>
          <table:table-cell table:formula="of:=VLOOKUP([.J734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Maria C. Perosi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6110215497453" calcext:value-type="float">
            <text:p>0,000276</text:p>
          </table:table-cell>
          <table:table-cell table:formula="of:=VLOOKUP([.J735];[$'com-autores'.F$2:$'com-autores'.G$114];2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rta Susana Lizarral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74244745646487" calcext:value-type="float">
            <text:p>0,000274</text:p>
          </table:table-cell>
          <table:table-cell table:formula="of:=VLOOKUP([.J736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Andres G. Bolz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3673702893502" calcext:value-type="float">
            <text:p>0,000264</text:p>
          </table:table-cell>
          <table:table-cell table:formula="of:=VLOOKUP([.J737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aniela Pena Aguile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1770589694742" calcext:value-type="float">
            <text:p>0,000262</text:p>
          </table:table-cell>
          <table:table-cell table:formula="of:=VLOOKUP([.J738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Pablo A. Mart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61199872073754" calcext:value-type="float">
            <text:p>0,000261</text:p>
          </table:table-cell>
          <table:table-cell table:formula="of:=VLOOKUP([.J739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Elvira V. Soria de Rom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7714992339085" calcext:value-type="float">
            <text:p>0,000258</text:p>
          </table:table-cell>
          <table:table-cell table:formula="of:=VLOOKUP([.J740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Natalia Meneci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57714992339085" calcext:value-type="float">
            <text:p>0,000258</text:p>
          </table:table-cell>
          <table:table-cell table:formula="of:=VLOOKUP([.J741];[$'com-autores'.F$2:$'com-autores'.G$114];2)"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Maria Laura Cord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240717622759197" calcext:value-type="float">
            <text:p>0,000241</text:p>
          </table:table-cell>
          <table:table-cell table:formula="of:=VLOOKUP([.J742];[$'com-autores'.F$2:$'com-autores'.G$114];2)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A. Benit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43];[$'com-autores'.F$2:$'com-autores'.G$114];2)"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lejandra Londo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44];[$'com-autores'.F$2:$'com-autores'.G$114];2)"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na M. Planchuel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45];[$'com-autores'.F$2:$'com-autores'.G$114];2)" office:value-type="float" office:value="69" calcext:value-type="float">
            <text:p>6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Bastian Escobar Ramir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46];[$'com-autores'.F$2:$'com-autores'.G$114];2)" office:value-type="float" office:value="58" calcext:value-type="float">
            <text:p>5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rlos Etchevar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47];[$'com-autores'.F$2:$'com-autores'.G$114];2)" office:value-type="float" office:value="55" calcext:value-type="float">
            <text:p>55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Edwin F. Herrera P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48];[$'com-autores'.F$2:$'com-autores'.G$114];2)" office:value-type="float" office:value="66" calcext:value-type="float">
            <text:p>66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Eliana N. Luce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49];[$'com-autores'.F$2:$'com-autores'.G$114];2)" office:value-type="float" office:value="65" calcext:value-type="float">
            <text:p>6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Elsa Fuent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0];[$'com-autores'.F$2:$'com-autores'.G$114];2)" office:value-type="float" office:value="69" calcext:value-type="float">
            <text:p>6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nrique Abeya Gilard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1];[$'com-autores'.F$2:$'com-autores'.G$114];2)" office:value-type="float" office:value="67" calcext:value-type="float">
            <text:p>67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Esther Rebat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2];[$'com-autores'.F$2:$'com-autores'.G$114];2)"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Eva Peralt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3];[$'com-autores'.F$2:$'com-autores'.G$114];2)" office:value-type="float" office:value="63" calcext:value-type="float">
            <text:p>63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German Manrique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4];[$'com-autores'.F$2:$'com-autores'.G$114];2)" office:value-type="float" office:value="58" calcext:value-type="float">
            <text:p>58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mlet Betancourt Le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5];[$'com-autores'.F$2:$'com-autores'.G$114];2)" office:value-type="float" office:value="60" calcext:value-type="float">
            <text:p>60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Jaime Elias Bort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6];[$'com-autores'.F$2:$'com-autores'.G$114];2)" office:value-type="float" office:value="64" calcext:value-type="float">
            <text:p>6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Livia Kozame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7];[$'com-autores'.F$2:$'com-autores'.G$114];2)"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Maria E. Di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8];[$'com-autores'.F$2:$'com-autores'.G$114];2)" office:value-type="float" office:value="60" calcext:value-type="float">
            <text:p>60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Maria J. Munoz Cach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59];[$'com-autores'.F$2:$'com-autores'.G$114];2)" office:value-type="float" office:value="62" calcext:value-type="float">
            <text:p>62</text:p>
          </table:table-cell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Maria Jose O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0];[$'com-autores'.F$2:$'com-autores'.G$114];2)" office:value-type="float" office:value="63" calcext:value-type="float">
            <text:p>63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Martin Gustavo Farino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1];[$'com-autores'.F$2:$'com-autores'.G$114];2)" office:value-type="float" office:value="64" calcext:value-type="float">
            <text:p>64</text:p>
          </table:table-cell>
          <table:table-cell/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Miguel Ass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2];[$'com-autores'.F$2:$'com-autores'.G$114];2)"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Monica Alejandra Ber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3];[$'com-autores'.F$2:$'com-autores'.G$114];2)" office:value-type="float" office:value="65" calcext:value-type="float">
            <text:p>6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Monserrat Araned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4];[$'com-autores'.F$2:$'com-autores'.G$114];2)" office:value-type="float" office:value="68" calcext:value-type="float">
            <text:p>68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Norberto F. Bal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5];[$'com-autores'.F$2:$'com-autores'.G$114];2)" office:value-type="float" office:value="66" calcext:value-type="float">
            <text:p>66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Pablo Dur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6];[$'com-autores'.F$2:$'com-autores'.G$114];2)" office:value-type="float" office:value="67" calcext:value-type="float">
            <text:p>67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Pedro Manuel Andrad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7];[$'com-autores'.F$2:$'com-autores'.G$114];2)" office:value-type="float" office:value="68" calcext:value-type="float">
            <text:p>68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hintaro Suzuk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8];[$'com-autores'.F$2:$'com-autores'.G$114];2)" office:value-type="float" office:value="56" calcext:value-type="float">
            <text:p>56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eresa C. Mendon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69];[$'com-autores'.F$2:$'com-autores'.G$114];2)" office:value-type="float" office:value="55" calcext:value-type="float">
            <text:p>55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Vera Tiesl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70];[$'com-autores'.F$2:$'com-autores'.G$114];2)" office:value-type="float" office:value="56" calcext:value-type="float">
            <text:p>56</text:p>
          </table:table-cell>
          <table:table-cell/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Veronica A. Rey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29433083096039" calcext:value-type="float">
            <text:p>0,001294</text:p>
          </table:table-cell>
          <table:table-cell table:formula="of:=VLOOKUP([.J771];[$'com-autores'.F$2:$'com-autores'.G$114];2)" office:value-type="float" office:value="57" calcext:value-type="float">
            <text:p>57</text:p>
          </table:table-cell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lberto Lombo Montan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72];[$'com-autores'.F$2:$'com-autores'.G$114];2)" office:value-type="float" office:value="85" calcext:value-type="float">
            <text:p>8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Aldo Ivan Vassall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73];[$'com-autores'.F$2:$'com-autores'.G$114];2)" office:value-type="float" office:value="88" calcext:value-type="float">
            <text:p>88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Andrea Cuci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74];[$'com-autores'.F$2:$'com-autores'.G$114];2)" office:value-type="float" office:value="73" calcext:value-type="float">
            <text:p>7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Andres Segovia Cuel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75];[$'com-autores'.F$2:$'com-autores'.G$114];2)" office:value-type="float" office:value="74" calcext:value-type="float">
            <text:p>7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Ariel C. R. Benavid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76];[$'com-autores'.F$2:$'com-autores'.G$114];2)" office:value-type="float" office:value="75" calcext:value-type="float">
            <text:p>75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arbara Maz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77];[$'com-autores'.F$2:$'com-autores'.G$114];2)" office:value-type="float" office:value="76" calcext:value-type="float">
            <text:p>76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Barbara Pamela Maz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78];[$'com-autores'.F$2:$'com-autores'.G$114];2)" office:value-type="float" office:value="77" calcext:value-type="float">
            <text:p>7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Barry Bog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79];[$'com-autores'.F$2:$'com-autores'.G$114];2)" office:value-type="float" office:value="78" calcext:value-type="float">
            <text:p>7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Carlos D. Rodriguez Flo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0];[$'com-autores'.F$2:$'com-autores'.G$114];2)" office:value-type="float" office:value="79" calcext:value-type="float">
            <text:p>7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elso Sanchez Ramir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1];[$'com-autores'.F$2:$'com-autores'.G$114];2)" office:value-type="float" office:value="80" calcext:value-type="float">
            <text:p>8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Claudio G. Barbe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2];[$'com-autores'.F$2:$'com-autores'.G$114];2)" office:value-type="float" office:value="82" calcext:value-type="float">
            <text:p>82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Conrado Rodriguez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3];[$'com-autores'.F$2:$'com-autores'.G$114];2)" office:value-type="float" office:value="83" calcext:value-type="float">
            <text:p>83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David S. Reh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4];[$'com-autores'.F$2:$'com-autores'.G$114];2)" office:value-type="float" office:value="84" calcext:value-type="float">
            <text:p>84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Douglas Ubela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5];[$'com-autores'.F$2:$'com-autores'.G$114];2)" office:value-type="float" office:value="86" calcext:value-type="float">
            <text:p>86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Francisco Salz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6];[$'com-autores'.F$2:$'com-autores'.G$114];2)" office:value-type="float" office:value="87" calcext:value-type="float">
            <text:p>87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Hilton P. Sil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7];[$'com-autores'.F$2:$'com-autores'.G$114];2)" office:value-type="float" office:value="90" calcext:value-type="float">
            <text:p>90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Indice Octavas Jornadas Nacionales de Antropologia Biolog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8];[$'com-autores'.F$2:$'com-autores'.G$114];2)" office:value-type="float" office:value="91" calcext:value-type="float">
            <text:p>9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Indice Sextas Jornadas Nacionales de Antropologia Biolog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89];[$'com-autores'.F$2:$'com-autores'.G$114];2)" office:value-type="float" office:value="92" calcext:value-type="float">
            <text:p>92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Laura Miot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0];[$'com-autores'.F$2:$'com-autores'.G$114];2)" office:value-type="float" office:value="94" calcext:value-type="float">
            <text:p>9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Liliana Tamag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1];[$'com-autores'.F$2:$'com-autores'.G$114];2)" office:value-type="float" office:value="95" calcext:value-type="float">
            <text:p>95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Livia F. Kozame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2];[$'com-autores'.F$2:$'com-autores'.G$114];2)" office:value-type="float" office:value="96" calcext:value-type="float">
            <text:p>96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Maria G. Musauba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3];[$'com-autores'.F$2:$'com-autores'.G$114];2)" office:value-type="float" office:value="98" calcext:value-type="float">
            <text:p>98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Maria N. Gonzalez Marqu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4];[$'com-autores'.F$2:$'com-autores'.G$114];2)" office:value-type="float" office:value="99" calcext:value-type="float">
            <text:p>99</text:p>
          </table:table-cell>
          <table:table-cell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Maria S. Ghegg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5];[$'com-autores'.F$2:$'com-autores'.G$114];2)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Mario Cast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6];[$'com-autores'.F$2:$'com-autores'.G$114];2)" office:value-type="float" office:value="101" calcext:value-type="float">
            <text:p>101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ark Hubb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7];[$'com-autores'.F$2:$'com-autores'.G$114];2)" office:value-type="float" office:value="102" calcext:value-type="float">
            <text:p>102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Miguel Delgado Burb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8];[$'com-autores'.F$2:$'com-autores'.G$114];2)" office:value-type="float" office:value="103" calcext:value-type="float">
            <text:p>103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Miguel E. Delgado Burb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799];[$'com-autores'.F$2:$'com-autores'.G$114];2)" office:value-type="float" office:value="104" calcext:value-type="float">
            <text:p>104</text:p>
          </table:table-cell>
          <table:table-cell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Patricia Aguir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0];[$'com-autores'.F$2:$'com-autores'.G$114];2)" office:value-type="float" office:value="105" calcext:value-type="float">
            <text:p>105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aula C. Miran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1];[$'com-autores'.F$2:$'com-autores'.G$114];2)" office:value-type="float" office:value="106" calcext:value-type="float">
            <text:p>106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Ramiro Barran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2];[$'com-autores'.F$2:$'com-autores'.G$114];2)" office:value-type="float" office:value="107" calcext:value-type="float">
            <text:p>10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Resumenes Octavas Jornadas Nacionales de Antropologia Biolog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3];[$'com-autores'.F$2:$'com-autores'.G$114];2)" office:value-type="float" office:value="108" calcext:value-type="float">
            <text:p>108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Resumenes Quintas Jornadas Nacionales de Antropologia Biolog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4];[$'com-autores'.F$2:$'com-autores'.G$114];2)" office:value-type="float" office:value="109" calcext:value-type="float">
            <text:p>109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Resumenes Sextas Jornadas Nacionales de Antropologia Biolog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5];[$'com-autores'.F$2:$'com-autores'.G$114];2)" office:value-type="float" office:value="110" calcext:value-type="float">
            <text:p>110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Sandra Ass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6];[$'com-autores'.F$2:$'com-autores'.G$114];2)" office:value-type="float" office:value="111" calcext:value-type="float">
            <text:p>111</text:p>
          </table:table-cell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Sheila M. F. Mendonca de Souz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7];[$'com-autores'.F$2:$'com-autores'.G$114];2)" office:value-type="float" office:value="112" calcext:value-type="float">
            <text:p>112</text:p>
          </table:table-cell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Silvia J. Ametr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8];[$'com-autores'.F$2:$'com-autores'.G$114];2)" office:value-type="float" office:value="113" calcext:value-type="float">
            <text:p>113</text:p>
          </table:table-cell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Susan Hay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09];[$'com-autores'.F$2:$'com-autores'.G$114];2)" office:value-type="float" office:value="70" calcext:value-type="float">
            <text:p>7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Susana S. Marguli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10];[$'com-autores'.F$2:$'com-autores'.G$114];2)" office:value-type="float" office:value="71" calcext:value-type="float">
            <text:p>71</text:p>
          </table:table-cell>
          <table:table-cell/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Tomas Caycho Rodrigue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194149624644059" calcext:value-type="float">
            <text:p>0,000194</text:p>
          </table:table-cell>
          <table:table-cell table:formula="of:=VLOOKUP([.J811];[$'com-autores'.F$2:$'com-autores'.G$114];2)" office:value-type="float" office:value="72" calcext:value-type="float">
            <text:p>72</text:p>
          </table:table-cell>
          <table:table-cell/>
          <table:table-cell office:value-type="float" office:value="105" calcext:value-type="float">
            <text:p>105</text:p>
          </table:table-cell>
        </table:table-row>
      </table:table>
      <table:table table:name="instituicoes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Grado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PR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Or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ICET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0.243271438554457" calcext:value-type="float">
            <text:p>0,243271</text:p>
          </table:table-cell>
          <table:table-cell office:value-type="float" office:value="0.209207596383369" calcext:value-type="float">
            <text:p>0,209208</text:p>
          </table:table-cell>
          <table:table-cell table:formula="of:=VLOOKUP([.I2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LP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.107851652191275" calcext:value-type="float">
            <text:p>0,107852</text:p>
          </table:table-cell>
          <table:table-cell office:value-type="float" office:value="0.105982876412435" calcext:value-type="float">
            <text:p>0,105983</text:p>
          </table:table-cell>
          <table:table-cell table:formula="of:=VLOOKUP([.I3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BA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.0519100861868157" calcext:value-type="float">
            <text:p>0,051910</text:p>
          </table:table-cell>
          <table:table-cell office:value-type="float" office:value="0.0676282316741626" calcext:value-type="float">
            <text:p>0,067628</text:p>
          </table:table-cell>
          <table:table-cell table:formula="of:=VLOOKUP([.I4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C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.00144421150710459" calcext:value-type="float">
            <text:p>0,001444</text:p>
          </table:table-cell>
          <table:table-cell office:value-type="float" office:value="0.0320692668874918" calcext:value-type="float">
            <text:p>0,032069</text:p>
          </table:table-cell>
          <table:table-cell table:formula="of:=VLOOKUP([.I5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E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.0121027586436391" calcext:value-type="float">
            <text:p>0,012103</text:p>
          </table:table-cell>
          <table:table-cell office:value-type="float" office:value="0.047312668835647" calcext:value-type="float">
            <text:p>0,047313</text:p>
          </table:table-cell>
          <table:table-cell table:formula="of:=VLOOKUP([.I6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Ju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010482180293501" calcext:value-type="float">
            <text:p>0,010482</text:p>
          </table:table-cell>
          <table:table-cell office:value-type="float" office:value="0.0277271679371201" calcext:value-type="float">
            <text:p>0,027727</text:p>
          </table:table-cell>
          <table:table-cell table:formula="of:=VLOOKUP([.I7];[$'com-instituciones'.F$2:$'com-instituciones'.G$21];2)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RC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123553186594344" calcext:value-type="float">
            <text:p>0,012355</text:p>
          </table:table-cell>
          <table:table-cell table:formula="of:=VLOOKUP([.I8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BIC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32937339855579" calcext:value-type="float">
            <text:p>0,000233</text:p>
          </table:table-cell>
          <table:table-cell office:value-type="float" office:value="0.0181552297977696" calcext:value-type="float">
            <text:p>0,018155</text:p>
          </table:table-cell>
          <table:table-cell table:formula="of:=VLOOKUP([.I9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AM 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0060463878073941" calcext:value-type="float">
            <text:p>0,006046</text:p>
          </table:table-cell>
          <table:table-cell office:value-type="float" office:value="0.026775305594441" calcext:value-type="float">
            <text:p>0,026775</text:p>
          </table:table-cell>
          <table:table-cell table:formula="of:=VLOOKUP([.I10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DELAR U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244584206848358" calcext:value-type="float">
            <text:p>0,024458</text:p>
          </table:table-cell>
          <table:table-cell office:value-type="float" office:value="0.0118142184520532" calcext:value-type="float">
            <text:p>0,011814</text:p>
          </table:table-cell>
          <table:table-cell table:formula="of:=VLOOKUP([.I11];[$'com-instituciones'.F$2:$'com-instituciones'.G$21];2)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S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596322079679295" calcext:value-type="float">
            <text:p>0,005963</text:p>
          </table:table-cell>
          <table:table-cell table:formula="of:=VLOOKUP([.I12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CM E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00420784666067685" calcext:value-type="float">
            <text:p>0,004208</text:p>
          </table:table-cell>
          <table:table-cell office:value-type="float" office:value="0.0250949066046076" calcext:value-type="float">
            <text:p>0,025095</text:p>
          </table:table-cell>
          <table:table-cell table:formula="of:=VLOOKUP([.I13];[$'com-instituciones'.F$2:$'com-instituciones'.G$21];2)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Cuy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0010482180293501" calcext:value-type="float">
            <text:p>0,001048</text:p>
          </table:table-cell>
          <table:table-cell office:value-type="float" office:value="0.015410895576644" calcext:value-type="float">
            <text:p>0,015411</text:p>
          </table:table-cell>
          <table:table-cell table:formula="of:=VLOOKUP([.I14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C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279524807826695" calcext:value-type="float">
            <text:p>0,000280</text:p>
          </table:table-cell>
          <table:table-cell office:value-type="float" office:value="0.0143279240673603" calcext:value-type="float">
            <text:p>0,014328</text:p>
          </table:table-cell>
          <table:table-cell table:formula="of:=VLOOKUP([.I15];[$'com-instituciones'.F$2:$'com-instituciones'.G$21];2)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NMdP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110985322407915" calcext:value-type="float">
            <text:p>0,011099</text:p>
          </table:table-cell>
          <table:table-cell table:formula="of:=VLOOKUP([.I16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H MX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17];[$'com-instituciones'.F$2:$'com-instituciones'.G$21];2)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imonid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850411377292256" calcext:value-type="float">
            <text:p>0,008504</text:p>
          </table:table-cell>
          <table:table-cell table:formula="of:=VLOOKUP([.I18];[$'com-instituciones'.F$2:$'com-instituciones'.G$21];2)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44584206848358" calcext:value-type="float">
            <text:p>0,024458</text:p>
          </table:table-cell>
          <table:table-cell office:value-type="float" office:value="0.0123022039044564" calcext:value-type="float">
            <text:p>0,012302</text:p>
          </table:table-cell>
          <table:table-cell table:formula="of:=VLOOKUP([.I19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GEI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44584206848358" calcext:value-type="float">
            <text:p>0,024458</text:p>
          </table:table-cell>
          <table:table-cell office:value-type="float" office:value="0.0115913949892484" calcext:value-type="float">
            <text:p>0,011591</text:p>
          </table:table-cell>
          <table:table-cell table:formula="of:=VLOOKUP([.I20];[$'com-instituciones'.F$2:$'com-instituciones'.G$21];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H C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223214283722079" calcext:value-type="float">
            <text:p>0,022321</text:p>
          </table:table-cell>
          <table:table-cell table:formula="of:=VLOOKUP([.I21];[$'com-instituciones'.F$2:$'com-instituciones'.G$21];2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NPSJ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43655785165219" calcext:value-type="float">
            <text:p>0,014366</text:p>
          </table:table-cell>
          <table:table-cell office:value-type="float" office:value="0.013861273697565" calcext:value-type="float">
            <text:p>0,013861</text:p>
          </table:table-cell>
          <table:table-cell table:formula="of:=VLOOKUP([.I22];[$'com-instituciones'.F$2:$'com-instituciones'.G$21]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PCS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105354231140395" calcext:value-type="float">
            <text:p>0,010535</text:p>
          </table:table-cell>
          <table:table-cell office:value-type="float" office:value="0.0137008711258405" calcext:value-type="float">
            <text:p>0,013701</text:p>
          </table:table-cell>
          <table:table-cell table:formula="of:=VLOOKUP([.I23];[$'com-instituciones'.F$2:$'com-instituciones'.G$21]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NR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232937339855579" calcext:value-type="float">
            <text:p>0,000233</text:p>
          </table:table-cell>
          <table:table-cell office:value-type="float" office:value="0.0116709170896831" calcext:value-type="float">
            <text:p>0,011671</text:p>
          </table:table-cell>
          <table:table-cell table:formula="of:=VLOOKUP([.I24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L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130243171152671" calcext:value-type="float">
            <text:p>0,013024</text:p>
          </table:table-cell>
          <table:table-cell table:formula="of:=VLOOKUP([.I25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NA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101891948550327" calcext:value-type="float">
            <text:p>0,010189</text:p>
          </table:table-cell>
          <table:table-cell table:formula="of:=VLOOKUP([.I26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C P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848839457943365" calcext:value-type="float">
            <text:p>0,008488</text:p>
          </table:table-cell>
          <table:table-cell table:formula="of:=VLOOKUP([.I27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utgers 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223214283722079" calcext:value-type="float">
            <text:p>0,022321</text:p>
          </table:table-cell>
          <table:table-cell table:formula="of:=VLOOKUP([.I28];[$'com-instituciones'.F$2:$'com-instituciones'.G$21];2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NRS F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65320806467042" calcext:value-type="float">
            <text:p>0,004653</text:p>
          </table:table-cell>
          <table:table-cell table:formula="of:=VLOOKUP([.I29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SU U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30];[$'com-instituciones'.F$2:$'com-instituciones'.G$21];2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C C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31];[$'com-instituciones'.F$2:$'com-instituciones'.G$21];2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100084554657738" calcext:value-type="float">
            <text:p>0,010008</text:p>
          </table:table-cell>
          <table:table-cell table:formula="of:=VLOOKUP([.I32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DEA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882955938062367" calcext:value-type="float">
            <text:p>0,008830</text:p>
          </table:table-cell>
          <table:table-cell table:formula="of:=VLOOKUP([.I33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FRJ B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809546845369791" calcext:value-type="float">
            <text:p>0,008095</text:p>
          </table:table-cell>
          <table:table-cell table:formula="of:=VLOOKUP([.I34];[$'com-instituciones'.F$2:$'com-instituciones'.G$21];2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NICAMP B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809546845369791" calcext:value-type="float">
            <text:p>0,008095</text:p>
          </table:table-cell>
          <table:table-cell table:formula="of:=VLOOKUP([.I35];[$'com-instituciones'.F$2:$'com-instituciones'.G$21];2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I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80665885221722" calcext:value-type="float">
            <text:p>0,008067</text:p>
          </table:table-cell>
          <table:table-cell table:formula="of:=VLOOKUP([.I36];[$'com-instituciones'.F$2:$'com-instituciones'.G$21];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NLP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80665885221722" calcext:value-type="float">
            <text:p>0,008067</text:p>
          </table:table-cell>
          <table:table-cell table:formula="of:=VLOOKUP([.I37];[$'com-instituciones'.F$2:$'com-instituciones'.G$21];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725309464533096" calcext:value-type="float">
            <text:p>0,007253</text:p>
          </table:table-cell>
          <table:table-cell table:formula="of:=VLOOKUP([.I38];[$'com-instituciones'.F$2:$'com-instituciones'.G$21]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OCRUZ B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593459476182366" calcext:value-type="float">
            <text:p>0,005935</text:p>
          </table:table-cell>
          <table:table-cell table:formula="of:=VLOOKUP([.I39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ASLP M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223214283722079" calcext:value-type="float">
            <text:p>0,022321</text:p>
          </table:table-cell>
          <table:table-cell table:formula="of:=VLOOKUP([.I40];[$'com-instituciones'.F$2:$'com-instituciones'.G$21];2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C M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223214283722079" calcext:value-type="float">
            <text:p>0,022321</text:p>
          </table:table-cell>
          <table:table-cell table:formula="of:=VLOOKUP([.I41];[$'com-instituciones'.F$2:$'com-instituciones'.G$21];2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FPE B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223214283722079" calcext:value-type="float">
            <text:p>0,022321</text:p>
          </table:table-cell>
          <table:table-cell table:formula="of:=VLOOKUP([.I42];[$'com-instituciones'.F$2:$'com-instituciones'.G$21];2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IVASF B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223214283722079" calcext:value-type="float">
            <text:p>0,022321</text:p>
          </table:table-cell>
          <table:table-cell table:formula="of:=VLOOKUP([.I43];[$'com-instituciones'.F$2:$'com-instituciones'.G$21];2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SP B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670375584886358" calcext:value-type="float">
            <text:p>0,006704</text:p>
          </table:table-cell>
          <table:table-cell table:formula="of:=VLOOKUP([.I44];[$'com-instituciones'.F$2:$'com-instituciones'.G$21];2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663853105614688" calcext:value-type="float">
            <text:p>0,006639</text:p>
          </table:table-cell>
          <table:table-cell table:formula="of:=VLOOKUP([.I45];[$'com-instituciones'.F$2:$'com-instituciones'.G$21];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65430585422964" calcext:value-type="float">
            <text:p>0,004654</text:p>
          </table:table-cell>
          <table:table-cell table:formula="of:=VLOOKUP([.I46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APAS B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0463718969292178" calcext:value-type="float">
            <text:p>0,004637</text:p>
          </table:table-cell>
          <table:table-cell table:formula="of:=VLOOKUP([.I47];[$'com-instituciones'.F$2:$'com-instituciones'.G$21]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VIC 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48];[$'com-instituciones'.F$2:$'com-instituciones'.G$21];2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ADY M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49];[$'com-instituciones'.F$2:$'com-instituciones'.G$21];2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AEM M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50];[$'com-instituciones'.F$2:$'com-instituciones'.G$21];2)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FMG B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51];[$'com-instituciones'.F$2:$'com-instituciones'.G$21];2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FRGS B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52];[$'com-instituciones'.F$2:$'com-instituciones'.G$21];2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L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53];[$'com-instituciones'.F$2:$'com-instituciones'.G$21];2)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54];[$'com-instituciones'.F$2:$'com-instituciones'.G$21];2)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SFQ 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55];[$'com-instituciones'.F$2:$'com-instituciones'.G$21];2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UTE 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334821499958818" calcext:value-type="float">
            <text:p>0,003348</text:p>
          </table:table-cell>
          <table:table-cell table:formula="of:=VLOOKUP([.I56];[$'com-instituciones'.F$2:$'com-instituciones'.G$21];2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paise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Grado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PR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O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entina</text:p>
          </table:table-cell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float" office:value="0.616959064327485" calcext:value-type="float">
            <text:p>0,616959</text:p>
          </table:table-cell>
          <table:table-cell office:value-type="float" office:value="0.198024062165662" calcext:value-type="float">
            <text:p>0,1980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xico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935672514619883" calcext:value-type="float">
            <text:p>0,093567</text:p>
          </table:table-cell>
          <table:table-cell office:value-type="float" office:value="0.0440289042661377" calcext:value-type="float">
            <text:p>0,044029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a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835980154055815" calcext:value-type="float">
            <text:p>0,083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si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0964912280701754" calcext:value-type="float">
            <text:p>0,096491</text:p>
          </table:table-cell>
          <table:table-cell office:value-type="float" office:value="0.061268248063506" calcext:value-type="float">
            <text:p>0,061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935672514619883" calcext:value-type="float">
            <text:p>0,093567</text:p>
          </table:table-cell>
          <table:table-cell office:value-type="float" office:value="0.0667526387863574" calcext:value-type="float">
            <text:p>0,066753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hi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372241594062899" calcext:value-type="float">
            <text:p>0,037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16959064327485" calcext:value-type="float">
            <text:p>0,011696</text:p>
          </table:table-cell>
          <table:table-cell office:value-type="float" office:value="0.0688974135682314" calcext:value-type="float">
            <text:p>0,068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b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175438596491228" calcext:value-type="float">
            <text:p>0,175439</text:p>
          </table:table-cell>
          <table:table-cell office:value-type="float" office:value="0.066903165196353" calcext:value-type="float">
            <text:p>0,066903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rugua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84795321637427" calcext:value-type="float">
            <text:p>0,005848</text:p>
          </table:table-cell>
          <table:table-cell office:value-type="float" office:value="0.034409297906502" calcext:value-type="float">
            <text:p>0,034409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935672514619883" calcext:value-type="float">
            <text:p>0,093567</text:p>
          </table:table-cell>
          <table:table-cell office:value-type="float" office:value="0.0437739006314831" calcext:value-type="float">
            <text:p>0,0437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lomb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261986312002406" calcext:value-type="float">
            <text:p>0,026199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ino Uni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50877192982456" calcext:value-type="float">
            <text:p>0,350877</text:p>
          </table:table-cell>
          <table:table-cell office:value-type="float" office:value="0.0435623534148222" calcext:value-type="float">
            <text:p>0,043562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emani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275512428629887" calcext:value-type="float">
            <text:p>0,0275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nezue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248982321925182" calcext:value-type="float">
            <text:p>0,024898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eorg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216799137300124" calcext:value-type="float">
            <text:p>0,021680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sta Ri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5" calcext:value-type="float">
            <text:p>0,05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ndur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5" calcext:value-type="float">
            <text:p>0,050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cuad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199011868634301" calcext:value-type="float">
            <text:p>0,0199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r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161785783403254" calcext:value-type="float">
            <text:p>0,01617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iv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,000000</text:p>
          </table:table-cell>
          <table:table-cell office:value-type="float" office:value="0.0151500559995587" calcext:value-type="float">
            <text:p>0,015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alavras-chave" table:style-name="ta1"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2" table:default-cell-style-name="ce4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Pos</text:p>
          </table:table-cell>
          <table:table-cell table:style-name="Default" office:value-type="string" calcext:value-type="string">
            <text:p>Autor</text:p>
          </table:table-cell>
          <table:table-cell table:style-name="Default" office:value-type="string" calcext:value-type="string">
            <text:p>Pub</text:p>
          </table:table-cell>
          <table:table-cell table:style-name="Default" office:value-type="string" calcext:value-type="string">
            <text:p>Grado</text:p>
          </table:table-cell>
          <table:table-cell table:style-name="Default" office:value-type="string" calcext:value-type="string">
            <text:p>CI</text:p>
          </table:table-cell>
          <table:table-cell table:style-name="Default" office:value-type="string" calcext:value-type="string">
            <text:p>PR</text:p>
          </table:table-cell>
          <table:table-cell office:value-type="string" calcext:value-type="string">
            <text:p>Com</text:p>
          </table:table-cell>
          <table:table-cell table:style-name="Default" office:value-type="string" calcext:value-type="string">
            <text:p>ComOr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oarqueologia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103178515354" calcext:value-type="float">
            <text:p>0,103179</text:p>
          </table:table-cell>
          <table:table-cell office:value-type="float" office:value="0.0159271595225089" calcext:value-type="float">
            <text:p>0,015927</text:p>
          </table:table-cell>
          <table:table-cell table:formula="of:=VLOOKUP([.I2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s humanos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031943727211555" calcext:value-type="float">
            <text:p>0,031944</text:p>
          </table:table-cell>
          <table:table-cell office:value-type="float" office:value="0.0108815681919011" calcext:value-type="float">
            <text:p>0,010882</text:p>
          </table:table-cell>
          <table:table-cell table:formula="of:=VLOOKUP([.I3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oceno tardio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0490078713049466" calcext:value-type="float">
            <text:p>0,049008</text:p>
          </table:table-cell>
          <table:table-cell office:value-type="float" office:value="0.00925947205123578" calcext:value-type="float">
            <text:p>0,009259</text:p>
          </table:table-cell>
          <table:table-cell table:formula="of:=VLOOKUP([.I4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ropologia forens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0261959532416318" calcext:value-type="float">
            <text:p>0,026196</text:p>
          </table:table-cell>
          <table:table-cell office:value-type="float" office:value="0.00960137487170393" calcext:value-type="float">
            <text:p>0,009601</text:p>
          </table:table-cell>
          <table:table-cell table:formula="of:=VLOOKUP([.I5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eta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0223093334167932" calcext:value-type="float">
            <text:p>0,022309</text:p>
          </table:table-cell>
          <table:table-cell office:value-type="float" office:value="0.00922632424443133" calcext:value-type="float">
            <text:p>0,009226</text:p>
          </table:table-cell>
          <table:table-cell table:formula="of:=VLOOKUP([.I6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leopatologi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0143094481740555" calcext:value-type="float">
            <text:p>0,014309</text:p>
          </table:table-cell>
          <table:table-cell office:value-type="float" office:value="0.00864091834300794" calcext:value-type="float">
            <text:p>0,008641</text:p>
          </table:table-cell>
          <table:table-cell table:formula="of:=VLOOKUP([.I7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n mitocondria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0120495125424471" calcext:value-type="float">
            <text:p>0,001205</text:p>
          </table:table-cell>
          <table:table-cell office:value-type="float" office:value="0.00830058598611607" calcext:value-type="float">
            <text:p>0,008301</text:p>
          </table:table-cell>
          <table:table-cell table:formula="of:=VLOOKUP([.I8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zadores recolectore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297638608516032" calcext:value-type="float">
            <text:p>0,029764</text:p>
          </table:table-cell>
          <table:table-cell office:value-type="float" office:value="0.00783047437461575" calcext:value-type="float">
            <text:p>0,007830</text:p>
          </table:table-cell>
          <table:table-cell table:formula="of:=VLOOKUP([.I9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esidad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144489825725448" calcext:value-type="float">
            <text:p>0,014449</text:p>
          </table:table-cell>
          <table:table-cell office:value-type="float" office:value="0.00751051295076614" calcext:value-type="float">
            <text:p>0,007511</text:p>
          </table:table-cell>
          <table:table-cell table:formula="of:=VLOOKUP([.I10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00876328184905247" calcext:value-type="float">
            <text:p>0,000876</text:p>
          </table:table-cell>
          <table:table-cell office:value-type="float" office:value="0.00672672724675468" calcext:value-type="float">
            <text:p>0,006727</text:p>
          </table:table-cell>
          <table:table-cell table:formula="of:=VLOOKUP([.I11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brepes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0252465977079845" calcext:value-type="float">
            <text:p>0,025247</text:p>
          </table:table-cell>
          <table:table-cell office:value-type="float" office:value="0.00581066235864428" calcext:value-type="float">
            <text:p>0,005811</text:p>
          </table:table-cell>
          <table:table-cell table:formula="of:=VLOOKUP([.I12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 nutriciona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104220459133374" calcext:value-type="float">
            <text:p>0,010422</text:p>
          </table:table-cell>
          <table:table-cell office:value-type="float" office:value="0.00565142162281681" calcext:value-type="float">
            <text:p>0,005651</text:p>
          </table:table-cell>
          <table:table-cell table:formula="of:=VLOOKUP([.I13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tividad fisic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102491275839945" calcext:value-type="float">
            <text:p>0,010249</text:p>
          </table:table-cell>
          <table:table-cell office:value-type="float" office:value="0.00491157703952965" calcext:value-type="float">
            <text:p>0,004912</text:p>
          </table:table-cell>
          <table:table-cell table:formula="of:=VLOOKUP([.I14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ioantropolog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000312974351751874" calcext:value-type="float">
            <text:p>0,000313</text:p>
          </table:table-cell>
          <table:table-cell office:value-type="float" office:value="0.0060439268753351" calcext:value-type="float">
            <text:p>0,006044</text:p>
          </table:table-cell>
          <table:table-cell table:formula="of:=VLOOKUP([.I15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tesi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833033399579571" calcext:value-type="float">
            <text:p>0,008330</text:p>
          </table:table-cell>
          <table:table-cell office:value-type="float" office:value="0.0047540244793843" calcext:value-type="float">
            <text:p>0,004754</text:p>
          </table:table-cell>
          <table:table-cell table:formula="of:=VLOOKUP([.I16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steoarqueolog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832511775659985" calcext:value-type="float">
            <text:p>0,008325</text:p>
          </table:table-cell>
          <table:table-cell office:value-type="float" office:value="0.0043704874735956" calcext:value-type="float">
            <text:p>0,004370</text:p>
          </table:table-cell>
          <table:table-cell table:formula="of:=VLOOKUP([.I17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fonomi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832511775659985" calcext:value-type="float">
            <text:p>0,008325</text:p>
          </table:table-cell>
          <table:table-cell office:value-type="float" office:value="0.00434880536304142" calcext:value-type="float">
            <text:p>0,004349</text:p>
          </table:table-cell>
          <table:table-cell table:formula="of:=VLOOKUP([.I18];[$'com-palavras'.F$2:.G$52];2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lu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00438164092452624" calcext:value-type="float">
            <text:p>0,000438</text:p>
          </table:table-cell>
          <table:table-cell office:value-type="float" office:value="0.00472524202398002" calcext:value-type="float">
            <text:p>0,004725</text:p>
          </table:table-cell>
          <table:table-cell table:formula="of:=VLOOKUP([.I19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stos oseo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629078447021267" calcext:value-type="float">
            <text:p>0,006291</text:p>
          </table:table-cell>
          <table:table-cell office:value-type="float" office:value="0.00406679536806853" calcext:value-type="float">
            <text:p>0,004067</text:p>
          </table:table-cell>
          <table:table-cell table:formula="of:=VLOOKUP([.I20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ndoz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198008439875019" calcext:value-type="float">
            <text:p>0,001980</text:p>
          </table:table-cell>
          <table:table-cell office:value-type="float" office:value="0.00371614101523471" calcext:value-type="float">
            <text:p>0,003716</text:p>
          </table:table-cell>
          <table:table-cell table:formula="of:=VLOOKUP([.I21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xic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000375569222102249" calcext:value-type="float">
            <text:p>0,000376</text:p>
          </table:table-cell>
          <table:table-cell office:value-type="float" office:value="0.00441266934963073" calcext:value-type="float">
            <text:p>0,004413</text:p>
          </table:table-cell>
          <table:table-cell table:formula="of:=VLOOKUP([.I22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steobiograph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350844248313851" calcext:value-type="float">
            <text:p>0,035084</text:p>
          </table:table-cell>
          <table:table-cell office:value-type="float" office:value="0.00335034319769027" calcext:value-type="float">
            <text:p>0,003350</text:p>
          </table:table-cell>
          <table:table-cell table:formula="of:=VLOOKUP([.I23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utriti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319233838786911" calcext:value-type="float">
            <text:p>0,031923</text:p>
          </table:table-cell>
          <table:table-cell office:value-type="float" office:value="0.0033261501327303" calcext:value-type="float">
            <text:p>0,003326</text:p>
          </table:table-cell>
          <table:table-cell table:formula="of:=VLOOKUP([.I24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fometria geometric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140838458288343" calcext:value-type="float">
            <text:p>0,000141</text:p>
          </table:table-cell>
          <table:table-cell office:value-type="float" office:value="0.00464145044683329" calcext:value-type="float">
            <text:p>0,004641</text:p>
          </table:table-cell>
          <table:table-cell table:formula="of:=VLOOKUP([.I25];[$'com-palavras'.F$2:.G$52];2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sonimi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12518974070075" calcext:value-type="float">
            <text:p>0,000125</text:p>
          </table:table-cell>
          <table:table-cell office:value-type="float" office:value="0.00440706819019758" calcext:value-type="float">
            <text:p>0,004407</text:p>
          </table:table-cell>
          <table:table-cell table:formula="of:=VLOOKUP([.I26];[$'com-palavras'.F$2:.G$52];2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easuremen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12518974070075" calcext:value-type="float">
            <text:p>0,000125</text:p>
          </table:table-cell>
          <table:table-cell office:value-type="float" office:value="0.00440706819019758" calcext:value-type="float">
            <text:p>0,004407</text:p>
          </table:table-cell>
          <table:table-cell table:formula="of:=VLOOKUP([.I27];[$'com-palavras'.F$2:.G$52];2)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scola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0000208649567834583" calcext:value-type="float">
            <text:p>0,000021</text:p>
          </table:table-cell>
          <table:table-cell office:value-type="float" office:value="0.0038935834128089" calcext:value-type="float">
            <text:p>0,003894</text:p>
          </table:table-cell>
          <table:table-cell table:formula="of:=VLOOKUP([.I28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ilogeografi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782435879379685" calcext:value-type="float">
            <text:p>0,000782</text:p>
          </table:table-cell>
          <table:table-cell office:value-type="float" office:value="0.00392772659059112" calcext:value-type="float">
            <text:p>0,003928</text:p>
          </table:table-cell>
          <table:table-cell table:formula="of:=VLOOKUP([.I29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inajes materno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406866657277436" calcext:value-type="float">
            <text:p>0,000407</text:p>
          </table:table-cell>
          <table:table-cell office:value-type="float" office:value="0.00418103441297226" calcext:value-type="float">
            <text:p>0,004181</text:p>
          </table:table-cell>
          <table:table-cell table:formula="of:=VLOOKUP([.I30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stizaj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156487175875937" calcext:value-type="float">
            <text:p>0,000016</text:p>
          </table:table-cell>
          <table:table-cell office:value-type="float" office:value="0.00376751980987048" calcext:value-type="float">
            <text:p>0,003768</text:p>
          </table:table-cell>
          <table:table-cell table:formula="of:=VLOOKUP([.I31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cadores de activida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521623919586457" calcext:value-type="float">
            <text:p>0,000005</text:p>
          </table:table-cell>
          <table:table-cell office:value-type="float" office:value="0.00325046354500658" calcext:value-type="float">
            <text:p>0,003250</text:p>
          </table:table-cell>
          <table:table-cell table:formula="of:=VLOOKUP([.I32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odo coimb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00521623919586457" calcext:value-type="float">
            <text:p>0,000005</text:p>
          </table:table-cell>
          <table:table-cell office:value-type="float" office:value="0.00325046354500658" calcext:value-type="float">
            <text:p>0,003250</text:p>
          </table:table-cell>
          <table:table-cell table:formula="of:=VLOOKUP([.I33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oronavir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67996595125479" calcext:value-type="float">
            <text:p>0,002680</text:p>
          </table:table-cell>
          <table:table-cell table:formula="of:=VLOOKUP([.I34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od securit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67996595125479" calcext:value-type="float">
            <text:p>0,002680</text:p>
          </table:table-cell>
          <table:table-cell table:formula="of:=VLOOKUP([.I35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un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67996595125479" calcext:value-type="float">
            <text:p>0,002680</text:p>
          </table:table-cell>
          <table:table-cell table:formula="of:=VLOOKUP([.I36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atial distribut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67996595125479" calcext:value-type="float">
            <text:p>0,002680</text:p>
          </table:table-cell>
          <table:table-cell table:formula="of:=VLOOKUP([.I37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rrito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67996595125479" calcext:value-type="float">
            <text:p>0,002680</text:p>
          </table:table-cell>
          <table:table-cell table:formula="of:=VLOOKUP([.I38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iomedici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92532080340335" calcext:value-type="float">
            <text:p>0,002925</text:p>
          </table:table-cell>
          <table:table-cell table:formula="of:=VLOOKUP([.I39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roanatom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92532080340335" calcext:value-type="float">
            <text:p>0,002925</text:p>
          </table:table-cell>
          <table:table-cell table:formula="of:=VLOOKUP([.I40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oria evolutiv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92532080340335" calcext:value-type="float">
            <text:p>0,002925</text:p>
          </table:table-cell>
          <table:table-cell table:formula="of:=VLOOKUP([.I41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ariacion biolog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92532080340335" calcext:value-type="float">
            <text:p>0,002925</text:p>
          </table:table-cell>
          <table:table-cell table:formula="of:=VLOOKUP([.I42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pellid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87706824263502" calcext:value-type="float">
            <text:p>0,002877</text:p>
          </table:table-cell>
          <table:table-cell table:formula="of:=VLOOKUP([.I43];[$'com-palavras'.F$2:.G$52];2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iodemograf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87706824263502" calcext:value-type="float">
            <text:p>0,002877</text:p>
          </table:table-cell>
          <table:table-cell table:formula="of:=VLOOKUP([.I44];[$'com-palavras'.F$2:.G$52];2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igrac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87706824263502" calcext:value-type="float">
            <text:p>0,002877</text:p>
          </table:table-cell>
          <table:table-cell table:formula="of:=VLOOKUP([.I45];[$'com-palavras'.F$2:.G$52];2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es repetid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87706824263502" calcext:value-type="float">
            <text:p>0,002877</text:p>
          </table:table-cell>
          <table:table-cell table:formula="of:=VLOOKUP([.I46];[$'com-palavras'.F$2:.G$52];2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hysical anthrop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87706824263502" calcext:value-type="float">
            <text:p>0,002877</text:p>
          </table:table-cell>
          <table:table-cell table:formula="of:=VLOOKUP([.I47];[$'com-palavras'.F$2:.G$52];2)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87706824263502" calcext:value-type="float">
            <text:p>0,002877</text:p>
          </table:table-cell>
          <table:table-cell table:formula="of:=VLOOKUP([.I48];[$'com-palavras'.F$2:.G$52];2)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cientific instrumen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87706824263502" calcext:value-type="float">
            <text:p>0,002877</text:p>
          </table:table-cell>
          <table:table-cell table:formula="of:=VLOOKUP([.I49];[$'com-palavras'.F$2:.G$52];2)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ndardiz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87706824263502" calcext:value-type="float">
            <text:p>0,002877</text:p>
          </table:table-cell>
          <table:table-cell table:formula="of:=VLOOKUP([.I50];[$'com-palavras'.F$2:.G$52];2)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ime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1];[$'com-palavras'.F$2:.G$52];2)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sieda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2];[$'com-palavras'.F$2:.G$52];2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thropological genetic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3];[$'com-palavras'.F$2:.G$52];2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tropometr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4];[$'com-palavras'.F$2:.G$52];2)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scaroide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5];[$'com-palavras'.F$2:.G$52];2)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iopolitica epigenet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6];[$'com-palavras'.F$2:.G$52];2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ody experie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7];[$'com-palavras'.F$2:.G$52];2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one form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8];[$'com-palavras'.F$2:.G$52];2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one resorp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59];[$'com-palavras'.F$2:.G$52];2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za recolecc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0];[$'com-palavras'.F$2:.G$52];2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entral amer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1];[$'com-palavras'.F$2:.G$52];2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ntrismo del g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2];[$'com-palavras'.F$2:.G$52];2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lecciones esqueleticas identificad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3];[$'com-palavras'.F$2:.G$52];2)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mercio de restos human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4];[$'com-palavras'.F$2:.G$52];2)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posicion corpo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5];[$'com-palavras'.F$2:.G$52];2)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ndiciones de trabaj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6];[$'com-palavras'.F$2:.G$52];2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raniomandibular disord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7];[$'com-palavras'.F$2:.G$52];2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pressa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8];[$'com-palavras'.F$2:.G$52];2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igitalizacion de restos human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69];[$'com-palavras'.F$2:.G$52];2)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ualismo causal epigenoma ambien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0];[$'com-palavras'.F$2:.G$52];2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urn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1];[$'com-palavras'.F$2:.G$52];2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mbodi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2];[$'com-palavras'.F$2:.G$52];2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mple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3];[$'com-palavras'.F$2:.G$52];2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ndemic disea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4];[$'com-palavras'.F$2:.G$52];2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stado nutricional autorreferid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5];[$'com-palavras'.F$2:.G$52];2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tudantes universitari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6];[$'com-palavras'.F$2:.G$52];2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actores socioeconomic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7];[$'com-palavras'.F$2:.G$52];2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eldwor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8];[$'com-palavras'.F$2:.G$52];2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luorapat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79];[$'com-palavras'.F$2:.G$52];2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ounder effec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0];[$'com-palavras'.F$2:.G$52];2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unc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1];[$'com-palavras'.F$2:.G$52];2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unctional matri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2];[$'com-palavras'.F$2:.G$52];2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plogrou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3];[$'com-palavras'.F$2:.G$52];2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erencia epigenet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4];[$'com-palavras'.F$2:.G$52];2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eterakoide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5];[$'com-palavras'.F$2:.G$52];2)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loceno med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6];[$'com-palavras'.F$2:.G$52];2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ondur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7];[$'com-palavras'.F$2:.G$52];2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uellas human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8];[$'com-palavras'.F$2:.G$52];2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uman bone reco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89];[$'com-palavras'.F$2:.G$52];2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pocalcificatio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0];[$'com-palavras'.F$2:.G$52];2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poplasia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1];[$'com-palavras'.F$2:.G$52];2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dividual bod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2];[$'com-palavras'.F$2:.G$52];2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stalaciones de tafonomia hum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3];[$'com-palavras'.F$2:.G$52];2)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teracciones ecologic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4];[$'com-palavras'.F$2:.G$52];2)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ctancia mater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5];[$'com-palavras'.F$2:.G$52];2)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ate holoce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6];[$'com-palavras'.F$2:.G$52];2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ipp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7];[$'com-palavras'.F$2:.G$52];2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ocomocion hum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8];[$'com-palavras'.F$2:.G$52];2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es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99];[$'com-palavras'.F$2:.G$52];2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odern huma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0];[$'com-palavras'.F$2:.G$52];2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rph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1];[$'com-palavras'.F$2:.G$52];2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ortuary practic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2];[$'com-palavras'.F$2:.G$52];2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td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3];[$'com-palavras'.F$2:.G$52];2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uestreo destructiv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4];[$'com-palavras'.F$2:.G$52];2)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ormalizacion biopolit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5];[$'com-palavras'.F$2:.G$52];2)"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rth eastern argenti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6];[$'com-palavras'.F$2:.G$52];2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rbital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7];[$'com-palavras'.F$2:.G$52];2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steoarthrit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8];[$'com-palavras'.F$2:.G$52];2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leoparasitolog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09];[$'com-palavras'.F$2:.G$52];2)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nasal sinus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0];[$'com-palavras'.F$2:.G$52];2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litical bod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1];[$'com-palavras'.F$2:.G$52];2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ros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2];[$'com-palavras'.F$2:.G$52];2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qualidade da die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3];[$'com-palavras'.F$2:.G$52];2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gion pampe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4];[$'com-palavras'.F$2:.G$52];2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iesgos labora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5];[$'com-palavras'.F$2:.G$52];2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lud labo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6];[$'com-palavras'.F$2:.G$52];2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edimentos arqueologic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7];[$'com-palavras'.F$2:.G$52];2)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guridad alimentar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8];[$'com-palavras'.F$2:.G$52];2)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n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19];[$'com-palavras'.F$2:.G$52];2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cial bod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20];[$'com-palavras'.F$2:.G$52];2)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omatognathic syst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21];[$'com-palavras'.F$2:.G$52];2)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22];[$'com-palavras'.F$2:.G$52];2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raumatic injuri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23];[$'com-palavras'.F$2:.G$52];2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vertebra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24];[$'com-palavras'.F$2:.G$52];2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y chromosom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125];[$'com-palavras'.F$2:.G$52];2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ndiciones de v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3717238576306" calcext:value-type="float">
            <text:p>0,002537</text:p>
          </table:table-cell>
          <table:table-cell table:formula="of:=VLOOKUP([.I126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iperostosis porot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3717238576306" calcext:value-type="float">
            <text:p>0,002537</text:p>
          </table:table-cell>
          <table:table-cell table:formula="of:=VLOOKUP([.I127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ipoplasias de esmalte den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3717238576306" calcext:value-type="float">
            <text:p>0,002537</text:p>
          </table:table-cell>
          <table:table-cell table:formula="of:=VLOOKUP([.I128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glos xvii xviii xi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3717238576306" calcext:value-type="float">
            <text:p>0,002537</text:p>
          </table:table-cell>
          <table:table-cell table:formula="of:=VLOOKUP([.I129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gricultu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3348776619328" calcext:value-type="float">
            <text:p>0,002533</text:p>
          </table:table-cell>
          <table:table-cell table:formula="of:=VLOOKUP([.I130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strategia de subsistencia mix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3348776619328" calcext:value-type="float">
            <text:p>0,002533</text:p>
          </table:table-cell>
          <table:table-cell table:formula="of:=VLOOKUP([.I131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itio los limo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3348776619328" calcext:value-type="float">
            <text:p>0,002533</text:p>
          </table:table-cell>
          <table:table-cell table:formula="of:=VLOOKUP([.I132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estatu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13092181533" calcext:value-type="float">
            <text:p>0,002481</text:p>
          </table:table-cell>
          <table:table-cell table:formula="of:=VLOOKUP([.I133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ongitud del p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13092181533" calcext:value-type="float">
            <text:p>0,002481</text:p>
          </table:table-cell>
          <table:table-cell table:formula="of:=VLOOKUP([.I134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ethod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13092181533" calcext:value-type="float">
            <text:p>0,002481</text:p>
          </table:table-cell>
          <table:table-cell table:formula="of:=VLOOKUP([.I135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steomet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13092181533" calcext:value-type="float">
            <text:p>0,002481</text:p>
          </table:table-cell>
          <table:table-cell table:formula="of:=VLOOKUP([.I136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oblacion chile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13092181533" calcext:value-type="float">
            <text:p>0,002481</text:p>
          </table:table-cell>
          <table:table-cell table:formula="of:=VLOOKUP([.I137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stcraniu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13092181533" calcext:value-type="float">
            <text:p>0,002481</text:p>
          </table:table-cell>
          <table:table-cell table:formula="of:=VLOOKUP([.I138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exual dimorphis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13092181533" calcext:value-type="float">
            <text:p>0,002481</text:p>
          </table:table-cell>
          <table:table-cell table:formula="of:=VLOOKUP([.I139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edidas del p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13092181533" calcext:value-type="float">
            <text:p>0,002481</text:p>
          </table:table-cell>
          <table:table-cell table:formula="of:=VLOOKUP([.I140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nalise de parentesc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3539701154667" calcext:value-type="float">
            <text:p>0,002435</text:p>
          </table:table-cell>
          <table:table-cell table:formula="of:=VLOOKUP([.I141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atomia esquelet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3539701154667" calcext:value-type="float">
            <text:p>0,002435</text:p>
          </table:table-cell>
          <table:table-cell table:formula="of:=VLOOKUP([.I142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arcadores de ativida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3539701154667" calcext:value-type="float">
            <text:p>0,002435</text:p>
          </table:table-cell>
          <table:table-cell table:formula="of:=VLOOKUP([.I143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ariantes anatomic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3539701154667" calcext:value-type="float">
            <text:p>0,002435</text:p>
          </table:table-cell>
          <table:table-cell table:formula="of:=VLOOKUP([.I144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queoentomologia funerar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3226830656324" calcext:value-type="float">
            <text:p>0,002432</text:p>
          </table:table-cell>
          <table:table-cell table:formula="of:=VLOOKUP([.I145];[$'com-palavras'.F$2:.G$52];2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cnoarqueolog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3226830656324" calcext:value-type="float">
            <text:p>0,002432</text:p>
          </table:table-cell>
          <table:table-cell table:formula="of:=VLOOKUP([.I146];[$'com-palavras'.F$2:.G$52];2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sopter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3226830656324" calcext:value-type="float">
            <text:p>0,002432</text:p>
          </table:table-cell>
          <table:table-cell table:formula="of:=VLOOKUP([.I147];[$'com-palavras'.F$2:.G$52];2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gion neotropic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3226830656324" calcext:value-type="float">
            <text:p>0,002432</text:p>
          </table:table-cell>
          <table:table-cell table:formula="of:=VLOOKUP([.I148];[$'com-palavras'.F$2:.G$52];2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ampesin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618742844536" calcext:value-type="float">
            <text:p>0,002386</text:p>
          </table:table-cell>
          <table:table-cell table:formula="of:=VLOOKUP([.I149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scado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618742844536" calcext:value-type="float">
            <text:p>0,002386</text:p>
          </table:table-cell>
          <table:table-cell table:formula="of:=VLOOKUP([.I150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sta desertica de antofagas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053198387113" calcext:value-type="float">
            <text:p>0,002381</text:p>
          </table:table-cell>
          <table:table-cell table:formula="of:=VLOOKUP([.I151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ane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053198387113" calcext:value-type="float">
            <text:p>0,002381</text:p>
          </table:table-cell>
          <table:table-cell table:formula="of:=VLOOKUP([.I152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ndogam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053198387113" calcext:value-type="float">
            <text:p>0,002381</text:p>
          </table:table-cell>
          <table:table-cell table:formula="of:=VLOOKUP([.I153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nfermedad congeni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053198387113" calcext:value-type="float">
            <text:p>0,002381</text:p>
          </table:table-cell>
          <table:table-cell table:formula="of:=VLOOKUP([.I154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ractura faci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053198387113" calcext:value-type="float">
            <text:p>0,002381</text:p>
          </table:table-cell>
          <table:table-cell table:formula="of:=VLOOKUP([.I155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olpe contunden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053198387113" calcext:value-type="float">
            <text:p>0,002381</text:p>
          </table:table-cell>
          <table:table-cell table:formula="of:=VLOOKUP([.I156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mpacto late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053198387113" calcext:value-type="float">
            <text:p>0,002381</text:p>
          </table:table-cell>
          <table:table-cell table:formula="of:=VLOOKUP([.I157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acralizacion lumba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8053198387113" calcext:value-type="float">
            <text:p>0,002381</text:p>
          </table:table-cell>
          <table:table-cell table:formula="of:=VLOOKUP([.I158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ncho bicondileo humer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040123180417" calcext:value-type="float">
            <text:p>0,002370</text:p>
          </table:table-cell>
          <table:table-cell table:formula="of:=VLOOKUP([.I159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squele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040123180417" calcext:value-type="float">
            <text:p>0,002370</text:p>
          </table:table-cell>
          <table:table-cell table:formula="of:=VLOOKUP([.I160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jose imbellon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040123180417" calcext:value-type="float">
            <text:p>0,002370</text:p>
          </table:table-cell>
          <table:table-cell table:formula="of:=VLOOKUP([.I161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etodo lm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040123180417" calcext:value-type="float">
            <text:p>0,002370</text:p>
          </table:table-cell>
          <table:table-cell table:formula="of:=VLOOKUP([.I162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use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040123180417" calcext:value-type="float">
            <text:p>0,002370</text:p>
          </table:table-cell>
          <table:table-cell table:formula="of:=VLOOKUP([.I163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obustez ose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040123180417" calcext:value-type="float">
            <text:p>0,002370</text:p>
          </table:table-cell>
          <table:table-cell table:formula="of:=VLOOKUP([.I164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imi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040123180417" calcext:value-type="float">
            <text:p>0,002370</text:p>
          </table:table-cell>
          <table:table-cell table:formula="of:=VLOOKUP([.I165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al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040123180417" calcext:value-type="float">
            <text:p>0,002370</text:p>
          </table:table-cell>
          <table:table-cell table:formula="of:=VLOOKUP([.I166];[$'com-palavras'.F$2:.G$52];2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arga mecan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6153392283822" calcext:value-type="float">
            <text:p>0,002362</text:p>
          </table:table-cell>
          <table:table-cell table:formula="of:=VLOOKUP([.I167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defectos de desarrol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6153392283822" calcext:value-type="float">
            <text:p>0,002362</text:p>
          </table:table-cell>
          <table:table-cell table:formula="of:=VLOOKUP([.I168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otul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6153392283822" calcext:value-type="float">
            <text:p>0,002362</text:p>
          </table:table-cell>
          <table:table-cell table:formula="of:=VLOOKUP([.I169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raum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6153392283822" calcext:value-type="float">
            <text:p>0,002362</text:p>
          </table:table-cell>
          <table:table-cell table:formula="of:=VLOOKUP([.I170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 peptid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3110076085957" calcext:value-type="float">
            <text:p>0,002331</text:p>
          </table:table-cell>
          <table:table-cell table:formula="of:=VLOOKUP([.I171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owth veloc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3110076085957" calcext:value-type="float">
            <text:p>0,002331</text:p>
          </table:table-cell>
          <table:table-cell table:formula="of:=VLOOKUP([.I172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uber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3110076085957" calcext:value-type="float">
            <text:p>0,002331</text:p>
          </table:table-cell>
          <table:table-cell table:formula="of:=VLOOKUP([.I173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estostero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3110076085957" calcext:value-type="float">
            <text:p>0,002331</text:p>
          </table:table-cell>
          <table:table-cell table:formula="of:=VLOOKUP([.I174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llectio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1892056365652" calcext:value-type="float">
            <text:p>0,002319</text:p>
          </table:table-cell>
          <table:table-cell table:formula="of:=VLOOKUP([.I175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licate cultural material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1892056365652" calcext:value-type="float">
            <text:p>0,002319</text:p>
          </table:table-cell>
          <table:table-cell table:formula="of:=VLOOKUP([.I176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ndigenous bone remai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1892056365652" calcext:value-type="float">
            <text:p>0,002319</text:p>
          </table:table-cell>
          <table:table-cell table:formula="of:=VLOOKUP([.I177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table isotop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1892056365652" calcext:value-type="float">
            <text:p>0,002319</text:p>
          </table:table-cell>
          <table:table-cell table:formula="of:=VLOOKUP([.I178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g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8809008673288" calcext:value-type="float">
            <text:p>0,002288</text:p>
          </table:table-cell>
          <table:table-cell table:formula="of:=VLOOKUP([.I179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life cour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8809008673288" calcext:value-type="float">
            <text:p>0,002288</text:p>
          </table:table-cell>
          <table:table-cell table:formula="of:=VLOOKUP([.I180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uisca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8809008673288" calcext:value-type="float">
            <text:p>0,002288</text:p>
          </table:table-cell>
          <table:table-cell table:formula="of:=VLOOKUP([.I181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soameric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8050859002524" calcext:value-type="float">
            <text:p>0,002281</text:p>
          </table:table-cell>
          <table:table-cell table:formula="of:=VLOOKUP([.I182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ntal wea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58713337202" calcext:value-type="float">
            <text:p>0,002266</text:p>
          </table:table-cell>
          <table:table-cell table:formula="of:=VLOOKUP([.I183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helicoidal pla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58713337202" calcext:value-type="float">
            <text:p>0,002266</text:p>
          </table:table-cell>
          <table:table-cell table:formula="of:=VLOOKUP([.I184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asticatory and extramasticatory u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58713337202" calcext:value-type="float">
            <text:p>0,002266</text:p>
          </table:table-cell>
          <table:table-cell table:formula="of:=VLOOKUP([.I185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iological anthropolog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24970738117" calcext:value-type="float">
            <text:p>0,002262</text:p>
          </table:table-cell>
          <table:table-cell table:formula="of:=VLOOKUP([.I186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embera kat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24970738117" calcext:value-type="float">
            <text:p>0,002262</text:p>
          </table:table-cell>
          <table:table-cell table:formula="of:=VLOOKUP([.I187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lnutri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24970738117" calcext:value-type="float">
            <text:p>0,002262</text:p>
          </table:table-cell>
          <table:table-cell table:formula="of:=VLOOKUP([.I188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alisis sexo etari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195518445451" calcext:value-type="float">
            <text:p>0,002262</text:p>
          </table:table-cell>
          <table:table-cell table:formula="of:=VLOOKUP([.I189];[$'com-palavras'.F$2:.G$52];2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uantificac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195518445451" calcext:value-type="float">
            <text:p>0,002262</text:p>
          </table:table-cell>
          <table:table-cell table:formula="of:=VLOOKUP([.I190];[$'com-palavras'.F$2:.G$52];2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odificacion crane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195518445451" calcext:value-type="float">
            <text:p>0,002262</text:p>
          </table:table-cell>
          <table:table-cell table:formula="of:=VLOOKUP([.I191];[$'com-palavras'.F$2:.G$52];2)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etodolog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034619869512" calcext:value-type="float">
            <text:p>0,002260</text:p>
          </table:table-cell>
          <table:table-cell table:formula="of:=VLOOKUP([.I192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ampa patagoni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034619869512" calcext:value-type="float">
            <text:p>0,002260</text:p>
          </table:table-cell>
          <table:table-cell table:formula="of:=VLOOKUP([.I193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x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6034619869512" calcext:value-type="float">
            <text:p>0,002260</text:p>
          </table:table-cell>
          <table:table-cell table:formula="of:=VLOOKUP([.I194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dorn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2328094684421" calcext:value-type="float">
            <text:p>0,002223</text:p>
          </table:table-cell>
          <table:table-cell table:formula="of:=VLOOKUP([.I195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lteracoes pos deposiciona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2328094684421" calcext:value-type="float">
            <text:p>0,002223</text:p>
          </table:table-cell>
          <table:table-cell table:formula="of:=VLOOKUP([.I196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epultament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2328094684421" calcext:value-type="float">
            <text:p>0,002223</text:p>
          </table:table-cell>
          <table:table-cell table:formula="of:=VLOOKUP([.I197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nfermedad periodont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858250598457" calcext:value-type="float">
            <text:p>0,002209</text:p>
          </table:table-cell>
          <table:table-cell table:formula="of:=VLOOKUP([.I198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igiene buc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858250598457" calcext:value-type="float">
            <text:p>0,002209</text:p>
          </table:table-cell>
          <table:table-cell table:formula="of:=VLOOKUP([.I199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ejidos periodontal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858250598457" calcext:value-type="float">
            <text:p>0,002209</text:p>
          </table:table-cell>
          <table:table-cell table:formula="of:=VLOOKUP([.I200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eramic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9297488906973" calcext:value-type="float">
            <text:p>0,002193</text:p>
          </table:table-cell>
          <table:table-cell table:formula="of:=VLOOKUP([.I201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erita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9297488906973" calcext:value-type="float">
            <text:p>0,002193</text:p>
          </table:table-cell>
          <table:table-cell table:formula="of:=VLOOKUP([.I202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reventive conserv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9297488906973" calcext:value-type="float">
            <text:p>0,002193</text:p>
          </table:table-cell>
          <table:table-cell table:formula="of:=VLOOKUP([.I203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rdob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8564742530044" calcext:value-type="float">
            <text:p>0,002186</text:p>
          </table:table-cell>
          <table:table-cell table:formula="of:=VLOOKUP([.I204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pidemiological transitio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8564742530044" calcext:value-type="float">
            <text:p>0,002186</text:p>
          </table:table-cell>
          <table:table-cell table:formula="of:=VLOOKUP([.I205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snutric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1950077039261" calcext:value-type="float">
            <text:p>0,002120</text:p>
          </table:table-cell>
          <table:table-cell table:formula="of:=VLOOKUP([.I206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eriurba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1950077039261" calcext:value-type="float">
            <text:p>0,002120</text:p>
          </table:table-cell>
          <table:table-cell table:formula="of:=VLOOKUP([.I207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resion arterial eleva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1950077039261" calcext:value-type="float">
            <text:p>0,002120</text:p>
          </table:table-cell>
          <table:table-cell table:formula="of:=VLOOKUP([.I208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urbanizac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1950077039261" calcext:value-type="float">
            <text:p>0,002120</text:p>
          </table:table-cell>
          <table:table-cell table:formula="of:=VLOOKUP([.I209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emia ferropeni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0];[$'com-palavras'.F$2:.G$52];2)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prendizaje so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1];[$'com-palavras'.F$2:.G$52];2)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ibliographic diagnos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2];[$'com-palavras'.F$2:.G$52];2)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henque 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3];[$'com-palavras'.F$2:.G$52];2)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ronolog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4];[$'com-palavras'.F$2:.G$52];2)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ntal abra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5];[$'com-palavras'.F$2:.G$52];2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esgaste dent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6];[$'com-palavras'.F$2:.G$52];2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pondiloartros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7];[$'com-palavras'.F$2:.G$52];2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erramient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8];[$'com-palavras'.F$2:.G$52];2)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ierr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19];[$'com-palavras'.F$2:.G$52];2)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mitac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0];[$'com-palavras'.F$2:.G$52];2)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 pamp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1];[$'com-palavras'.F$2:.G$52];2)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aloclusio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2];[$'com-palavras'.F$2:.G$52];2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stic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3];[$'com-palavras'.F$2:.G$52];2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odern synthes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4];[$'com-palavras'.F$2:.G$52];2)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orphomet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5];[$'com-palavras'.F$2:.G$52];2)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odulos de schmor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6];[$'com-palavras'.F$2:.G$52];2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umero minimo de individu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7];[$'com-palavras'.F$2:.G$52];2)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occlusion guid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8];[$'com-palavras'.F$2:.G$52];2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perdida dent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29];[$'com-palavras'.F$2:.G$52];2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primat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30];[$'com-palavras'.F$2:.G$52];2)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rocedimiento terapeuti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31];[$'com-palavras'.F$2:.G$52];2)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alud preventiv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32];[$'com-palavras'.F$2:.G$52];2)"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tress managemen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33];[$'com-palavras'.F$2:.G$52];2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ierra del fueg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34];[$'com-palavras'.F$2:.G$52];2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ipo fa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35];[$'com-palavras'.F$2:.G$52];2)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ypological analys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36];[$'com-palavras'.F$2:.G$52];2)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erteb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37];[$'com-palavras'.F$2:.G$52];2)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entro de argenti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0889856077258" calcext:value-type="float">
            <text:p>0,002509</text:p>
          </table:table-cell>
          <table:table-cell table:formula="of:=VLOOKUP([.I238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paleogeneti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50889856077258" calcext:value-type="float">
            <text:p>0,002509</text:p>
          </table:table-cell>
          <table:table-cell table:formula="of:=VLOOKUP([.I239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ebus sapaj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390549698295" calcext:value-type="float">
            <text:p>0,002484</text:p>
          </table:table-cell>
          <table:table-cell table:formula="of:=VLOOKUP([.I240];[$'com-palavras'.F$2:.G$52];2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imorfismo sexu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390549698295" calcext:value-type="float">
            <text:p>0,002484</text:p>
          </table:table-cell>
          <table:table-cell table:formula="of:=VLOOKUP([.I241];[$'com-palavras'.F$2:.G$52];2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asgos cranea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390549698295" calcext:value-type="float">
            <text:p>0,002484</text:p>
          </table:table-cell>
          <table:table-cell table:formula="of:=VLOOKUP([.I242];[$'com-palavras'.F$2:.G$52];2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mihitos de superficie 3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390549698295" calcext:value-type="float">
            <text:p>0,002484</text:p>
          </table:table-cell>
          <table:table-cell table:formula="of:=VLOOKUP([.I243];[$'com-palavras'.F$2:.G$52];2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stemati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390549698295" calcext:value-type="float">
            <text:p>0,002484</text:p>
          </table:table-cell>
          <table:table-cell table:formula="of:=VLOOKUP([.I244];[$'com-palavras'.F$2:.G$52];2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udamerica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48390549698295" calcext:value-type="float">
            <text:p>0,002484</text:p>
          </table:table-cell>
          <table:table-cell table:formula="of:=VLOOKUP([.I245];[$'com-palavras'.F$2:.G$52];2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rcadores de ancestralida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222962201758" calcext:value-type="float">
            <text:p>0,002372</text:p>
          </table:table-cell>
          <table:table-cell table:formula="of:=VLOOKUP([.I246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poblaciones venezolan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37222962201758" calcext:value-type="float">
            <text:p>0,002372</text:p>
          </table:table-cell>
          <table:table-cell table:formula="of:=VLOOKUP([.I247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maduracion os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615007800342" calcext:value-type="float">
            <text:p>0,002206</text:p>
          </table:table-cell>
          <table:table-cell table:formula="of:=VLOOKUP([.I248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etodos tw2 tw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615007800342" calcext:value-type="float">
            <text:p>0,002206</text:p>
          </table:table-cell>
          <table:table-cell table:formula="of:=VLOOKUP([.I249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oblacion indige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615007800342" calcext:value-type="float">
            <text:p>0,002206</text:p>
          </table:table-cell>
          <table:table-cell table:formula="of:=VLOOKUP([.I250];[$'com-palavras'.F$2:.G$52];2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dolescent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607884977077" calcext:value-type="float">
            <text:p>0,002206</text:p>
          </table:table-cell>
          <table:table-cell table:formula="of:=VLOOKUP([.I251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voluca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607884977077" calcext:value-type="float">
            <text:p>0,002206</text:p>
          </table:table-cell>
          <table:table-cell table:formula="of:=VLOOKUP([.I252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revalenci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20607884977077" calcext:value-type="float">
            <text:p>0,002206</text:p>
          </table:table-cell>
          <table:table-cell table:formula="of:=VLOOKUP([.I253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stimacion sexual molecula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101948748516" calcext:value-type="float">
            <text:p>0,002110</text:p>
          </table:table-cell>
          <table:table-cell table:formula="of:=VLOOKUP([.I254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stimacion sexual morfologic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101948748516" calcext:value-type="float">
            <text:p>0,002110</text:p>
          </table:table-cell>
          <table:table-cell table:formula="of:=VLOOKUP([.I255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tagonia cen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1101948748516" calcext:value-type="float">
            <text:p>0,002110</text:p>
          </table:table-cell>
          <table:table-cell table:formula="of:=VLOOKUP([.I256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dentific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7704789093705" calcext:value-type="float">
            <text:p>0,002077</text:p>
          </table:table-cell>
          <table:table-cell table:formula="of:=VLOOKUP([.I257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nterdisciplinary approa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7704789093705" calcext:value-type="float">
            <text:p>0,002077</text:p>
          </table:table-cell>
          <table:table-cell table:formula="of:=VLOOKUP([.I258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atholog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7704789093705" calcext:value-type="float">
            <text:p>0,002077</text:p>
          </table:table-cell>
          <table:table-cell table:formula="of:=VLOOKUP([.I259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ody mass inde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3303214710218" calcext:value-type="float">
            <text:p>0,002033</text:p>
          </table:table-cell>
          <table:table-cell table:formula="of:=VLOOKUP([.I260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eneral healt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3303214710218" calcext:value-type="float">
            <text:p>0,002033</text:p>
          </table:table-cell>
          <table:table-cell table:formula="of:=VLOOKUP([.I261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sotopos establ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3303214710218" calcext:value-type="float">
            <text:p>0,002033</text:p>
          </table:table-cell>
          <table:table-cell table:formula="of:=VLOOKUP([.I262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ovilida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3303214710218" calcext:value-type="float">
            <text:p>0,002033</text:p>
          </table:table-cell>
          <table:table-cell table:formula="of:=VLOOKUP([.I263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orte de mendo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3303214710218" calcext:value-type="float">
            <text:p>0,002033</text:p>
          </table:table-cell>
          <table:table-cell table:formula="of:=VLOOKUP([.I264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waist circumfer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03303214710218" calcext:value-type="float">
            <text:p>0,002033</text:p>
          </table:table-cell>
          <table:table-cell table:formula="of:=VLOOKUP([.I265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eformaciones artificiales del crane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7647649038023" calcext:value-type="float">
            <text:p>0,001976</text:p>
          </table:table-cell>
          <table:table-cell table:formula="of:=VLOOKUP([.I266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elta del para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7647649038023" calcext:value-type="float">
            <text:p>0,001976</text:p>
          </table:table-cell>
          <table:table-cell table:formula="of:=VLOOKUP([.I267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ramo inferior del rio urugua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7647649038023" calcext:value-type="float">
            <text:p>0,001976</text:p>
          </table:table-cell>
          <table:table-cell table:formula="of:=VLOOKUP([.I268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ultural practic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6291441459882" calcext:value-type="float">
            <text:p>0,001963</text:p>
          </table:table-cell>
          <table:table-cell table:formula="of:=VLOOKUP([.I269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mechanical stres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6291441459882" calcext:value-type="float">
            <text:p>0,001963</text:p>
          </table:table-cell>
          <table:table-cell table:formula="of:=VLOOKUP([.I270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ubsistence econom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6291441459882" calcext:value-type="float">
            <text:p>0,001963</text:p>
          </table:table-cell>
          <table:table-cell table:formula="of:=VLOOKUP([.I271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dul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5042286884535" calcext:value-type="float">
            <text:p>0,001950</text:p>
          </table:table-cell>
          <table:table-cell table:formula="of:=VLOOKUP([.I272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ircunferencia de cint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5042286884535" calcext:value-type="float">
            <text:p>0,001950</text:p>
          </table:table-cell>
          <table:table-cell table:formula="of:=VLOOKUP([.I273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ndice de masa corpo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5042286884535" calcext:value-type="float">
            <text:p>0,001950</text:p>
          </table:table-cell>
          <table:table-cell table:formula="of:=VLOOKUP([.I274];[$'com-palavras'.F$2:.G$52];2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racticas funerari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4171690577874" calcext:value-type="float">
            <text:p>0,001942</text:p>
          </table:table-cell>
          <table:table-cell table:formula="of:=VLOOKUP([.I275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ub adult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4171690577874" calcext:value-type="float">
            <text:p>0,001942</text:p>
          </table:table-cell>
          <table:table-cell table:formula="of:=VLOOKUP([.I276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valle de san francis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4171690577874" calcext:value-type="float">
            <text:p>0,001942</text:p>
          </table:table-cell>
          <table:table-cell table:formula="of:=VLOOKUP([.I277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stimacion del sex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3542888764054" calcext:value-type="float">
            <text:p>0,001935</text:p>
          </table:table-cell>
          <table:table-cell table:formula="of:=VLOOKUP([.I278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orfometr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3542888764054" calcext:value-type="float">
            <text:p>0,001935</text:p>
          </table:table-cell>
          <table:table-cell table:formula="of:=VLOOKUP([.I279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odontologia foren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3542888764054" calcext:value-type="float">
            <text:p>0,001935</text:p>
          </table:table-cell>
          <table:table-cell table:formula="of:=VLOOKUP([.I280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olon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602726458196" calcext:value-type="float">
            <text:p>0,001860</text:p>
          </table:table-cell>
          <table:table-cell table:formula="of:=VLOOKUP([.I281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oblaciones urban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602726458196" calcext:value-type="float">
            <text:p>0,001860</text:p>
          </table:table-cell>
          <table:table-cell table:formula="of:=VLOOKUP([.I282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ari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3072513545841" calcext:value-type="float">
            <text:p>0,001831</text:p>
          </table:table-cell>
          <table:table-cell table:formula="of:=VLOOKUP([.I283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eriapical les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3072513545841" calcext:value-type="float">
            <text:p>0,001831</text:p>
          </table:table-cell>
          <table:table-cell table:formula="of:=VLOOKUP([.I284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uenca del pla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2992148151032" calcext:value-type="float">
            <text:p>0,001830</text:p>
          </table:table-cell>
          <table:table-cell table:formula="of:=VLOOKUP([.I285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orticulto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2992148151032" calcext:value-type="float">
            <text:p>0,001830</text:p>
          </table:table-cell>
          <table:table-cell table:formula="of:=VLOOKUP([.I286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etodo hawkey y mer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78841204606959" calcext:value-type="float">
            <text:p>0,001788</text:p>
          </table:table-cell>
          <table:table-cell table:formula="of:=VLOOKUP([.I287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odelos lineales generalizad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78841204606959" calcext:value-type="float">
            <text:p>0,001788</text:p>
          </table:table-cell>
          <table:table-cell table:formula="of:=VLOOKUP([.I288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nalisis bioantropologi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78033512271679" calcext:value-type="float">
            <text:p>0,001780</text:p>
          </table:table-cell>
          <table:table-cell table:formula="of:=VLOOKUP([.I289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uenos ai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78033512271679" calcext:value-type="float">
            <text:p>0,001780</text:p>
          </table:table-cell>
          <table:table-cell table:formula="of:=VLOOKUP([.I290];[$'com-palavras'.F$2:.G$52];2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atagon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77651351336922" calcext:value-type="float">
            <text:p>0,001777</text:p>
          </table:table-cell>
          <table:table-cell table:formula="of:=VLOOKUP([.I291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roteomic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77651351336922" calcext:value-type="float">
            <text:p>0,001777</text:p>
          </table:table-cell>
          <table:table-cell table:formula="of:=VLOOKUP([.I292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ctividad de carrone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93];[$'com-palavras'.F$2:.G$52];2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rqueologia de resc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94];[$'com-palavras'.F$2:.G$52];2)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autor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95];[$'com-palavras'.F$2:.G$52];2)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ell viabil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96];[$'com-palavras'.F$2:.G$52];2)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haco aus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97];[$'com-palavras'.F$2:.G$52];2)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hemotherapeutic ag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98];[$'com-palavras'.F$2:.G$52];2)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dano en el ad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299];[$'com-palavras'.F$2:.G$52];2)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densidad mineral o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0];[$'com-palavras'.F$2:.G$52];2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ispersion de elementos anatomic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1];[$'com-palavras'.F$2:.G$52];2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dispersion huma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2];[$'com-palavras'.F$2:.G$52];2)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iversidad biolog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3];[$'com-palavras'.F$2:.G$52];2)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entierro secundar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4];[$'com-palavras'.F$2:.G$52];2)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strutura populacio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5];[$'com-palavras'.F$2:.G$52];2)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studo longitu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6];[$'com-palavras'.F$2:.G$52];2)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et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7];[$'com-palavras'.F$2:.G$52];2)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t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8];[$'com-palavras'.F$2:.G$52];2)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xceso de pe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09];[$'com-palavras'.F$2:.G$52];2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enomica poblacio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0];[$'com-palavras'.F$2:.G$52];2)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nfectious dise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1];[$'com-palavras'.F$2:.G$52];2)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investigacion bioantropolog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2];[$'com-palavras'.F$2:.G$52];2)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edicina de preci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3];[$'com-palavras'.F$2:.G$52];2)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icronucle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4];[$'com-palavras'.F$2:.G$52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micronutrien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5];[$'com-palavras'.F$2:.G$52];2)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icronutri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6];[$'com-palavras'.F$2:.G$52];2)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orfolog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7];[$'com-palavras'.F$2:.G$52];2)"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nivel socioeconomi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8];[$'com-palavras'.F$2:.G$52];2)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non adult paleopatholog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19];[$'com-palavras'.F$2:.G$52];2)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rmas etic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0];[$'com-palavras'.F$2:.G$52];2)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obsidad infant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1];[$'com-palavras'.F$2:.G$52];2)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osteoporos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2];[$'com-palavras'.F$2:.G$52];2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eriodos historic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3];[$'com-palavras'.F$2:.G$52];2)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periosteal new bone form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4];[$'com-palavras'.F$2:.G$52];2)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blacion argent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5];[$'com-palavras'.F$2:.G$52];2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poblaciones humanas contemporane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6];[$'com-palavras'.F$2:.G$52];2)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limorfismo de riesg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7];[$'com-palavras'.F$2:.G$52];2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publicaciones cientific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8];[$'com-palavras'.F$2:.G$52];2)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egresiones linea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29];[$'com-palavras'.F$2:.G$52];2)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regresiones logaritmic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30];[$'com-palavras'.F$2:.G$52];2)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sangre perifer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31];[$'com-palavras'.F$2:.G$52];2)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ulfato ferro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32];[$'com-palavras'.F$2:.G$52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afonomia foren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33];[$'com-palavras'.F$2:.G$52];2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endencia secul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34];[$'com-palavras'.F$2:.G$52];2)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trabecul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35];[$'com-palavras'.F$2:.G$52];2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ranslucidez den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36];[$'com-palavras'.F$2:.G$52];2)"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itamina 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279212620410443" calcext:value-type="float">
            <text:p>0,002792</text:p>
          </table:table-cell>
          <table:table-cell table:formula="of:=VLOOKUP([.I337];[$'com-palavras'.F$2:.G$52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dn antigu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6608947797087" calcext:value-type="float">
            <text:p>0,001966</text:p>
          </table:table-cell>
          <table:table-cell table:formula="of:=VLOOKUP([.I338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lago salitro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96608947797087" calcext:value-type="float">
            <text:p>0,001966</text:p>
          </table:table-cell>
          <table:table-cell table:formula="of:=VLOOKUP([.I339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cceso abier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4598143699783" calcext:value-type="float">
            <text:p>0,001846</text:p>
          </table:table-cell>
          <table:table-cell table:formula="of:=VLOOKUP([.I340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tropologia virtu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4598143699783" calcext:value-type="float">
            <text:p>0,001846</text:p>
          </table:table-cell>
          <table:table-cell table:formula="of:=VLOOKUP([.I341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atagonia aust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4598143699783" calcext:value-type="float">
            <text:p>0,001846</text:p>
          </table:table-cell>
          <table:table-cell table:formula="of:=VLOOKUP([.I342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oftware lib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4598143699783" calcext:value-type="float">
            <text:p>0,001846</text:p>
          </table:table-cell>
          <table:table-cell table:formula="of:=VLOOKUP([.I343];[$'com-palavras'.F$2:.G$52];2)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migracio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4355655599799" calcext:value-type="float">
            <text:p>0,001844</text:p>
          </table:table-cell>
          <table:table-cell table:formula="of:=VLOOKUP([.I344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migr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4355655599799" calcext:value-type="float">
            <text:p>0,001844</text:p>
          </table:table-cell>
          <table:table-cell table:formula="of:=VLOOKUP([.I345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outhern patago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4355655599799" calcext:value-type="float">
            <text:p>0,001844</text:p>
          </table:table-cell>
          <table:table-cell table:formula="of:=VLOOKUP([.I346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udamer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4355655599799" calcext:value-type="float">
            <text:p>0,001844</text:p>
          </table:table-cell>
          <table:table-cell table:formula="of:=VLOOKUP([.I347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grupamientos regional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1477113399666" calcext:value-type="float">
            <text:p>0,001815</text:p>
          </table:table-cell>
          <table:table-cell table:formula="of:=VLOOKUP([.I348];[$'com-palavras'.F$2:.G$52];2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istancia genet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1477113399666" calcext:value-type="float">
            <text:p>0,001815</text:p>
          </table:table-cell>
          <table:table-cell table:formula="of:=VLOOKUP([.I349];[$'com-palavras'.F$2:.G$52];2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1477113399666" calcext:value-type="float">
            <text:p>0,001815</text:p>
          </table:table-cell>
          <table:table-cell table:formula="of:=VLOOKUP([.I350];[$'com-palavras'.F$2:.G$52];2)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uman bod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81477113399666" calcext:value-type="float">
            <text:p>0,001815</text:p>
          </table:table-cell>
          <table:table-cell table:formula="of:=VLOOKUP([.I351];[$'com-palavras'.F$2:.G$52];2)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roeste de argent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72806640647741" calcext:value-type="float">
            <text:p>0,001728</text:p>
          </table:table-cell>
          <table:table-cell table:formula="of:=VLOOKUP([.I352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dn nucl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70042451412944" calcext:value-type="float">
            <text:p>0,001700</text:p>
          </table:table-cell>
          <table:table-cell table:formula="of:=VLOOKUP([.I353];[$'com-palavras'.F$2:.G$52];2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diposid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66016228416274" calcext:value-type="float">
            <text:p>0,001660</text:p>
          </table:table-cell>
          <table:table-cell table:formula="of:=VLOOKUP([.I354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altitu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66016228416274" calcext:value-type="float">
            <text:p>0,001660</text:p>
          </table:table-cell>
          <table:table-cell table:formula="of:=VLOOKUP([.I355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stimativa do intervalo post morte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56426255842671" calcext:value-type="float">
            <text:p>0,001564</text:p>
          </table:table-cell>
          <table:table-cell table:formula="of:=VLOOKUP([.I356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odelos experimenta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56426255842671" calcext:value-type="float">
            <text:p>0,001564</text:p>
          </table:table-cell>
          <table:table-cell table:formula="of:=VLOOKUP([.I357];[$'com-palavras'.F$2:.G$52];2)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mortal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643186549365" calcext:value-type="float">
            <text:p>0,001364</text:p>
          </table:table-cell>
          <table:table-cell table:formula="of:=VLOOKUP([.I358];[$'com-palavras'.F$2:.G$52];2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arcadores de estres musculoesquelet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0000</text:p>
          </table:table-cell>
          <table:table-cell office:value-type="float" office:value="0.00130554048657793" calcext:value-type="float">
            <text:p>0,001306</text:p>
          </table:table-cell>
          <table:table-cell table:formula="of:=VLOOKUP([.I359];[$'com-palavras'.F$2:.G$52];2)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obituar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0</text:p>
          </table:table-cell>
          <table:table-cell office:value-type="float" office:value="0.000418818930615664" calcext:value-type="float">
            <text:p>0,000419</text:p>
          </table:table-cell>
          <table:table-cell table:formula="of:=VLOOKUP([.I360];[$'com-palavras'.F$2:.G$52];2)"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com-autor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office:value-type="string" calcext:value-type="string">
            <text:p>Com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com-institucione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embro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office:value-type="string" calcext:value-type="string">
            <text:p>Com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com-palavra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embros</text:p>
          </table:table-cell>
          <table:table-cell office:value-type="string" calcext:value-type="string">
            <text:p>Com</text:p>
          </table:table-cell>
          <table:table-cell table:number-columns-repeated="3"/>
          <table:table-cell office:value-type="string" calcext:value-type="string">
            <text:p>Com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</table:table>
      <table:named-expressions/>
      <table:database-ranges>
        <table:database-range table:name="__Anonymous_Sheet_DB__0" table:target-range-address="autores.A1:autores.J811">
          <table:sort>
            <table:sort-by table:field-number="2" table:order="descending" table:data-type="automatic"/>
            <table:sort-by table:field-number="3" table:order="descending" table:data-type="automatic"/>
            <table:sort-by table:field-number="4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1" table:target-range-address="instituicoes.A1:instituicoes.I56">
          <table:sort>
            <table:sort-by table:field-number="3" table:order="descending" table:data-type="automatic"/>
            <table:sort-by table:field-number="4" table:order="descending" table:data-type="automatic"/>
            <table:sort-by table:field-number="5" table:order="descending" table:data-type="automatic"/>
            <table:sort-by table:field-number="6" table:order="descending" table:data-type="automatic"/>
          </table:sort>
        </table:database-range>
        <table:database-range table:name="__Anonymous_Sheet_DB__2" table:target-range-address="paises.A1:paises.I21">
          <table:sort>
            <table:sort-by table:field-number="3" table:order="descending" table:data-type="automatic"/>
            <table:sort-by table:field-number="4" table:order="descending" table:data-type="automatic"/>
            <table:sort-by table:field-number="5" table:order="descending" table:data-type="automatic"/>
            <table:sort-by table:field-number="6" table:order="descending" table:data-type="automatic"/>
          </table:sort>
        </table:database-range>
        <table:database-range table:name="__Anonymous_Sheet_DB__3" table:target-range-address="'palavras-chave'.A1:'palavras-chave'.I360">
          <table:sort>
            <table:sort-by table:field-number="3" table:order="descending" table:data-type="automatic"/>
            <table:sort-by table:field-number="4" table:order="descending" table:data-type="automatic"/>
            <table:sort-by table:field-number="5" table:order="descending" table:data-type="automatic"/>
            <table:sort-by table:field-number="6" table:order="descending" table:data-type="automatic"/>
          </table:sort>
        </table:database-range>
        <table:database-range table:name="__Anonymous_Sheet_DB__4" table:target-range-address="'com-autores'.F2:'com-autores'.G1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com-instituciones'.F1:'com-instituciones'.G21">
          <table:sort>
            <table:sort-by table:field-number="0" table:data-type="automatic"/>
          </table:sort>
        </table:database-range>
        <table:database-range table:name="__Anonymous_Sheet_DB__6" table:target-range-address="'com-palavras'.F1:'com-palavras'.G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09">
      <number:number number:decimal-places="6" number:min-decimal-places="6" number:min-integer-digits="1"/>
    </number:number-style>
    <number:number-style style:name="N108">
      <number:number number:decimal-places="15" number:min-decimal-places="15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22:33:32.848849686</meta:creation-date>
    <dc:date>2025-12-20T18:09:06.510854764</dc:date>
    <meta:editing-duration>PT47M42S</meta:editing-duration>
    <meta:editing-cycles>10</meta:editing-cycles>
    <meta:generator>LibreOffice/7.3.7.2$Linux_X86_64 LibreOffice_project/30$Build-2</meta:generator>
    <meta:document-statistic meta:table-count="7" meta:cell-count="11981" meta:object-count="0"/>
  </office:meta>
</office:document-meta>
</file>